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81.3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61"/>
    <style:style style:name="ce11" style:family="table-cell" style:parent-style-name="Default" style:data-style-name="N121"/>
    <style:style style:name="ce12" style:family="table-cell" style:parent-style-name="Default"/>
    <style:style style:name="ce13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ater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relaxation times [ps]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emperature [K]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OACF (l=1)</text:p>
          </table:table-cell>
          <table:table-cell office:value-type="string" calcext:value-type="string">
            <text:p>OACF (l=2)</text:p>
          </table:table-cell>
          <table:table-cell office:value-type="string" calcext:value-type="string">
            <text:p>HB Lifetime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.00</text:p>
          </table:table-cell>
          <table:table-cell office:value-type="float" office:value="15.1457594567" calcext:value-type="float">
            <text:p>15.15</text:p>
          </table:table-cell>
          <table:table-cell office:value-type="float" office:value="11.63018583166" calcext:value-type="float">
            <text:p>11.63</text:p>
          </table:table-cell>
          <table:table-cell office:value-type="float" office:value="3.31251738951958" calcext:value-type="float">
            <text:p>3.31</text:p>
          </table:table-cell>
          <table:table-cell office:value-type="float" office:value="8.87693300834475" calcext:value-type="float">
            <text:p>8.88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.00</text:p>
          </table:table-cell>
          <table:table-cell office:value-type="float" office:value="11.4043170145759" calcext:value-type="float">
            <text:p>11.40</text:p>
          </table:table-cell>
          <table:table-cell office:value-type="float" office:value="7.72442752809898" calcext:value-type="float">
            <text:p>7.72</text:p>
          </table:table-cell>
          <table:table-cell office:value-type="float" office:value="2.19645792535647" calcext:value-type="float">
            <text:p>2.20</text:p>
          </table:table-cell>
          <table:table-cell office:value-type="float" office:value="5.97716468590031" calcext:value-type="float">
            <text:p>5.98</text:p>
          </table:table-cell>
          <table:table-cell/>
          <table:table-cell table:style-name="ce3"/>
        </table:table-row>
        <table:table-row table:style-name="ro1">
          <table:table-cell office:value-type="float" office:value="290" calcext:value-type="float">
            <text:p>290.00</text:p>
          </table:table-cell>
          <table:table-cell office:value-type="float" office:value="8.68202881544123" calcext:value-type="float">
            <text:p>8.68</text:p>
          </table:table-cell>
          <table:table-cell office:value-type="float" office:value="5.45160379642512" calcext:value-type="float">
            <text:p>5.45</text:p>
          </table:table-cell>
          <table:table-cell office:value-type="float" office:value="1.53757155924775" calcext:value-type="float">
            <text:p>1.54</text:p>
          </table:table-cell>
          <table:table-cell office:value-type="float" office:value="4.20534484637041" calcext:value-type="float">
            <text:p>4.2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.00</text:p>
          </table:table-cell>
          <table:table-cell office:value-type="float" office:value="6.43286230903471" calcext:value-type="float">
            <text:p>6.43</text:p>
          </table:table-cell>
          <table:table-cell office:value-type="float" office:value="3.52703122092619" calcext:value-type="float">
            <text:p>3.53</text:p>
          </table:table-cell>
          <table:table-cell office:value-type="float" office:value="0.970695409709586" calcext:value-type="float">
            <text:p>0.97</text:p>
          </table:table-cell>
          <table:table-cell office:value-type="float" office:value="2.68879559677433" calcext:value-type="float">
            <text:p>2.6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.00</text:p>
          </table:table-cell>
          <table:table-cell office:value-type="float" office:value="4.57837700260824" calcext:value-type="float">
            <text:p>4.58</text:p>
          </table:table-cell>
          <table:table-cell office:value-type="float" office:value="2.13422909444758" calcext:value-type="float">
            <text:p>2.13</text:p>
          </table:table-cell>
          <table:table-cell office:value-type="float" office:value="0.592736141371161" calcext:value-type="float">
            <text:p>0.59</text:p>
          </table:table-cell>
          <table:table-cell office:value-type="float" office:value="1.62559549707316" calcext:value-type="float">
            <text:p>1.63</text:p>
          </table:table-cell>
          <table:table-cell table:number-columns-repeated="2"/>
        </table:table-row>
      </table:table>
      <table:table table:name="TEMPO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8" office:value-type="string" calcext:value-type="string" table:number-columns-spanned="5" table:number-rows-spanned="1">
            <text:p>relaxation times [ps]</text:p>
          </table:table-cell>
          <table:covered-table-cell table:number-columns-repeated="4"/>
          <table:table-cell table:style-name="ce8" office:value-type="string" calcext:value-type="string" table:number-columns-spanned="2" table:number-rows-spanned="1">
            <text:p>ODNP Measurements</text:p>
          </table:table-cell>
          <table:covered-table-cell/>
        </table:table-row>
        <table:table-row table:style-name="ro1">
          <table:table-cell office:value-type="string" calcext:value-type="string">
            <text:p>Temperature [K]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OACF (l=1)</text:p>
          </table:table-cell>
          <table:table-cell office:value-type="string" calcext:value-type="string">
            <text:p>OACF (l=2)</text:p>
          </table:table-cell>
          <table:table-cell office:value-type="string" calcext:value-type="string">
            <text:p>HB Lifetime</text:p>
          </table:table-cell>
          <table:table-cell office:value-type="string" calcext:value-type="string">
            <text:p>ODNP</text:p>
          </table:table-cell>
          <table:table-cell office:value-type="string" calcext:value-type="string">
            <text:p>coupling factor</text:p>
          </table:table-cell>
          <table:table-cell office:value-type="string" calcext:value-type="string">
            <text:p>k_sigma [1/s]</text:p>
          </table:table-cell>
        </table:table-row>
        <table:table-row table:style-name="ro1">
          <table:table-cell table:style-name="ce1" office:value-type="float" office:value="265" calcext:value-type="float">
            <text:p>265.00</text:p>
          </table:table-cell>
          <table:table-cell table:style-name="ce1" office:value-type="float" office:value="20.008431320017" calcext:value-type="float">
            <text:p>20.01</text:p>
          </table:table-cell>
          <table:table-cell table:style-name="ce1" office:value-type="float" office:value="16.4841071413194" calcext:value-type="float">
            <text:p>16.48</text:p>
          </table:table-cell>
          <table:table-cell table:style-name="ce1" office:value-type="float" office:value="4.70904671366553" calcext:value-type="float">
            <text:p>4.71</text:p>
          </table:table-cell>
          <table:table-cell table:style-name="ce1" office:value-type="float" office:value="13.5533382464362" calcext:value-type="float">
            <text:p>13.55</text:p>
          </table:table-cell>
          <table:table-cell table:style-name="ce1" office:value-type="float" office:value="22.549975251221" calcext:value-type="float">
            <text:p>22.55</text:p>
          </table:table-cell>
          <table:table-cell table:style-name="ce1" office:value-type="float" office:value="0.22101997123757" calcext:value-type="float">
            <text:p>0.22</text:p>
          </table:table-cell>
          <table:table-cell table:style-name="ce1" office:value-type="float" office:value="17.5463525563841" calcext:value-type="float">
            <text:p>17.55</text:p>
          </table:table-cell>
        </table:table-row>
        <table:table-row table:style-name="ro1">
          <table:table-cell table:style-name="ce1" office:value-type="float" office:value="275" calcext:value-type="float">
            <text:p>275.00</text:p>
          </table:table-cell>
          <table:table-cell table:style-name="ce1" office:value-type="float" office:value="15.1041793087787" calcext:value-type="float">
            <text:p>15.10</text:p>
          </table:table-cell>
          <table:table-cell table:style-name="ce1" office:value-type="float" office:value="11.2143270928158" calcext:value-type="float">
            <text:p>11.21</text:p>
          </table:table-cell>
          <table:table-cell table:style-name="ce1" office:value-type="float" office:value="3.17632696917413" calcext:value-type="float">
            <text:p>3.18</text:p>
          </table:table-cell>
          <table:table-cell table:style-name="ce1" office:value-type="float" office:value="9.25697215264032" calcext:value-type="float">
            <text:p>9.26</text:p>
          </table:table-cell>
          <table:table-cell table:style-name="ce1" office:value-type="float" office:value="13.7277806960241" calcext:value-type="float">
            <text:p>13.73</text:p>
          </table:table-cell>
          <table:table-cell table:style-name="ce1" office:value-type="float" office:value="0.282418471231023" calcext:value-type="float">
            <text:p>0.28</text:p>
          </table:table-cell>
          <table:table-cell table:style-name="ce1" office:value-type="float" office:value="27.5829605484779" calcext:value-type="float">
            <text:p>27.58</text:p>
          </table:table-cell>
        </table:table-row>
        <table:table-row table:style-name="ro1">
          <table:table-cell table:style-name="ce1" office:value-type="float" office:value="290" calcext:value-type="float">
            <text:p>290.00</text:p>
          </table:table-cell>
          <table:table-cell table:style-name="ce1" office:value-type="float" office:value="10.8162491651491" calcext:value-type="float">
            <text:p>10.82</text:p>
          </table:table-cell>
          <table:table-cell table:style-name="ce1" office:value-type="float" office:value="7.16657583956298" calcext:value-type="float">
            <text:p>7.17</text:p>
          </table:table-cell>
          <table:table-cell table:style-name="ce1" office:value-type="float" office:value="2.01941328269978" calcext:value-type="float">
            <text:p>2.02</text:p>
          </table:table-cell>
          <table:table-cell table:style-name="ce1" office:value-type="float" office:value="5.95285488216166" calcext:value-type="float">
            <text:p>5.95</text:p>
          </table:table-cell>
          <table:table-cell table:style-name="ce1" office:value-type="float" office:value="9.73713427814858" calcext:value-type="float">
            <text:p>9.74</text:p>
          </table:table-cell>
          <table:table-cell table:style-name="ce1" office:value-type="float" office:value="0.332588189457034" calcext:value-type="float">
            <text:p>0.33</text:p>
          </table:table-cell>
          <table:table-cell table:style-name="ce1" office:value-type="float" office:value="29.0063185351168" calcext:value-type="float">
            <text:p>29.01</text:p>
          </table:table-cell>
        </table:table-row>
        <table:table-row table:style-name="ro1">
          <table:table-cell table:style-name="ce1" office:value-type="float" office:value="310" calcext:value-type="float">
            <text:p>310.00</text:p>
          </table:table-cell>
          <table:table-cell table:style-name="ce1" office:value-type="float" office:value="7.7267834381878" calcext:value-type="float">
            <text:p>7.73</text:p>
          </table:table-cell>
          <table:table-cell table:style-name="ce1" office:value-type="float" office:value="4.36448233789993" calcext:value-type="float">
            <text:p>4.36</text:p>
          </table:table-cell>
          <table:table-cell table:style-name="ce1" office:value-type="float" office:value="1.20685625256712" calcext:value-type="float">
            <text:p>1.21</text:p>
          </table:table-cell>
          <table:table-cell table:style-name="ce1" office:value-type="float" office:value="3.60907829332746" calcext:value-type="float">
            <text:p>3.61</text:p>
          </table:table-cell>
          <table:table-cell table:style-name="ce1" office:value-type="float" office:value="5.83058207667689" calcext:value-type="float">
            <text:p>5.83</text:p>
          </table:table-cell>
          <table:table-cell table:style-name="ce1" office:value-type="float" office:value="0.387648223387811" calcext:value-type="float">
            <text:p>0.39</text:p>
          </table:table-cell>
          <table:table-cell table:style-name="ce1" office:value-type="float" office:value="23.2990758725096" calcext:value-type="float">
            <text:p>23.30</text:p>
          </table:table-cell>
        </table:table-row>
        <table:table-row table:style-name="ro1">
          <table:table-cell table:style-name="ce1" office:value-type="float" office:value="340" calcext:value-type="float">
            <text:p>340.00</text:p>
          </table:table-cell>
          <table:table-cell table:style-name="ce1" office:value-type="float" office:value="5.13460956636301" calcext:value-type="float">
            <text:p>5.13</text:p>
          </table:table-cell>
          <table:table-cell table:style-name="ce1" office:value-type="float" office:value="2.5993208466217" calcext:value-type="float">
            <text:p>2.60</text:p>
          </table:table-cell>
          <table:table-cell table:style-name="ce1" office:value-type="float" office:value="0.719214180707611" calcext:value-type="float">
            <text:p>0.72</text:p>
          </table:table-cell>
          <table:table-cell table:style-name="ce1" office:value-type="float" office:value="2.11104199862387" calcext:value-type="float">
            <text:p>2.11</text:p>
          </table:table-cell>
          <table:table-cell table:style-name="ce1" office:value-type="float" office:value="3.25516163546268" calcext:value-type="float">
            <text:p>3.26</text:p>
          </table:table-cell>
          <table:table-cell table:style-name="ce1" office:value-type="float" office:value="0.427257119476627" calcext:value-type="float">
            <text:p>0.43</text:p>
          </table:table-cell>
          <table:table-cell table:style-name="ce1" office:value-type="float" office:value="28.5850431962956" calcext:value-type="float">
            <text:p>28.59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 table:number-rows-repeated="4"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6"/>
        </table:table-row>
      </table:table>
      <table:table table:name="PEO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5" table:number-rows-spanned="1">
            <text:p>relaxation times [ps]</text:p>
          </table:table-cell>
          <table:covered-table-cell table:number-columns-repeated="4" table:style-name="ce1"/>
          <table:table-cell table:style-name="ce2" office:value-type="string" calcext:value-type="string" table:number-columns-spanned="2" table:number-rows-spanned="1">
            <text:p>ODNP Measurements</text:p>
          </table:table-cell>
          <table:covered-table-cell table:style-name="ce1"/>
          <table:table-cell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Temperature [K]</text:p>
          </table:table-cell>
          <table:table-cell table:style-name="ce1" office:value-type="string" calcext:value-type="string">
            <text:p>Survival</text:p>
          </table:table-cell>
          <table:table-cell table:style-name="ce1" office:value-type="string" calcext:value-type="string">
            <text:p>OACF (l=1)</text:p>
          </table:table-cell>
          <table:table-cell table:style-name="ce1" office:value-type="string" calcext:value-type="string">
            <text:p>OACF (l=2)</text:p>
          </table:table-cell>
          <table:table-cell table:style-name="ce1" office:value-type="string" calcext:value-type="string">
            <text:p>HB Lifetime</text:p>
          </table:table-cell>
          <table:table-cell table:style-name="ce1" office:value-type="string" calcext:value-type="string">
            <text:p>ODNP</text:p>
          </table:table-cell>
          <table:table-cell table:style-name="ce1" office:value-type="string" calcext:value-type="string">
            <text:p>coupling factor</text:p>
          </table:table-cell>
          <table:table-cell table:style-name="ce1" office:value-type="string" calcext:value-type="string">
            <text:p>k_sigma [1/s]</text:p>
          </table:table-cell>
          <table:table-cell table:style-name="ce1" office:value-type="string" calcext:value-type="string">
            <text:p>Ree [nm]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65" calcext:value-type="float">
            <text:p>265.00</text:p>
          </table:table-cell>
          <table:table-cell table:style-name="ce1" office:value-type="float" office:value="22.986112472615" calcext:value-type="float">
            <text:p>22.99</text:p>
          </table:table-cell>
          <table:table-cell table:style-name="ce1" office:value-type="float" office:value="17.2494280735543" calcext:value-type="float">
            <text:p>17.25</text:p>
          </table:table-cell>
          <table:table-cell table:style-name="ce1" office:value-type="float" office:value="4.91262220576419" calcext:value-type="float">
            <text:p>4.91</text:p>
          </table:table-cell>
          <table:table-cell table:style-name="ce1" office:value-type="float" office:value="14.1399831532519" calcext:value-type="float">
            <text:p>14.14</text:p>
          </table:table-cell>
          <table:table-cell table:style-name="ce1" office:value-type="float" office:value="20.6546206033675" calcext:value-type="float">
            <text:p>20.65</text:p>
          </table:table-cell>
          <table:table-cell table:style-name="ce1" office:value-type="float" office:value="0.194130373559234" calcext:value-type="float">
            <text:p>0.19</text:p>
          </table:table-cell>
          <table:table-cell table:style-name="ce1" office:value-type="float" office:value="28.0708659333125" calcext:value-type="float">
            <text:p>28.07</text:p>
          </table:table-cell>
          <table:table-cell table:style-name="ce1" office:value-type="float" office:value="2.679099389539" calcext:value-type="float">
            <text:p>2.68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75" calcext:value-type="float">
            <text:p>275.00</text:p>
          </table:table-cell>
          <table:table-cell table:style-name="ce1" office:value-type="float" office:value="18.2205948157461" calcext:value-type="float">
            <text:p>18.22</text:p>
          </table:table-cell>
          <table:table-cell table:style-name="ce1" office:value-type="float" office:value="12.6449102669287" calcext:value-type="float">
            <text:p>12.64</text:p>
          </table:table-cell>
          <table:table-cell table:style-name="ce1" office:value-type="float" office:value="3.60090062622145" calcext:value-type="float">
            <text:p>3.60</text:p>
          </table:table-cell>
          <table:table-cell table:style-name="ce1" office:value-type="float" office:value="10.5548040569269" calcext:value-type="float">
            <text:p>10.55</text:p>
          </table:table-cell>
          <table:table-cell table:style-name="ce1" office:value-type="float" office:value="16.3022613891699" calcext:value-type="float">
            <text:p>16.30</text:p>
          </table:table-cell>
          <table:table-cell table:style-name="ce1" office:value-type="float" office:value="0.244500406180364" calcext:value-type="float">
            <text:p>0.24</text:p>
          </table:table-cell>
          <table:table-cell table:style-name="ce1" office:value-type="float" office:value="25.3503305993852" calcext:value-type="float">
            <text:p>25.35</text:p>
          </table:table-cell>
          <table:table-cell table:style-name="ce1" office:value-type="float" office:value="2.723034142626" calcext:value-type="float">
            <text:p>2.72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90" calcext:value-type="float">
            <text:p>290.00</text:p>
          </table:table-cell>
          <table:table-cell table:style-name="ce1" office:value-type="float" office:value="12.876446322403" calcext:value-type="float">
            <text:p>12.88</text:p>
          </table:table-cell>
          <table:table-cell table:style-name="ce1" office:value-type="float" office:value="8.12481637911929" calcext:value-type="float">
            <text:p>8.12</text:p>
          </table:table-cell>
          <table:table-cell table:style-name="ce1" office:value-type="float" office:value="2.23937531695089" calcext:value-type="float">
            <text:p>2.24</text:p>
          </table:table-cell>
          <table:table-cell table:style-name="ce1" office:value-type="float" office:value="6.67353630334885" calcext:value-type="float">
            <text:p>6.67</text:p>
          </table:table-cell>
          <table:table-cell table:style-name="ce1" office:value-type="float" office:value="10.8834180797163" calcext:value-type="float">
            <text:p>10.88</text:p>
          </table:table-cell>
          <table:table-cell table:style-name="ce1" office:value-type="float" office:value="0.309138990852548" calcext:value-type="float">
            <text:p>0.31</text:p>
          </table:table-cell>
          <table:table-cell table:style-name="ce1" office:value-type="float" office:value="27.4200754129084" calcext:value-type="float">
            <text:p>27.42</text:p>
          </table:table-cell>
          <table:table-cell table:style-name="ce1" office:value-type="float" office:value="2.70524293546" calcext:value-type="float">
            <text:p>2.71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310" calcext:value-type="float">
            <text:p>310.00</text:p>
          </table:table-cell>
          <table:table-cell table:style-name="ce1" office:value-type="float" office:value="8.75707380697448" calcext:value-type="float">
            <text:p>8.76</text:p>
          </table:table-cell>
          <table:table-cell table:style-name="ce1" office:value-type="float" office:value="4.96782746401164" calcext:value-type="float">
            <text:p>4.97</text:p>
          </table:table-cell>
          <table:table-cell table:style-name="ce1" office:value-type="float" office:value="1.33911982049137" calcext:value-type="float">
            <text:p>1.34</text:p>
          </table:table-cell>
          <table:table-cell table:style-name="ce1" office:value-type="float" office:value="3.95008774695853" calcext:value-type="float">
            <text:p>3.95</text:p>
          </table:table-cell>
          <table:table-cell table:style-name="ce1" office:value-type="float" office:value="7.20783501509341" calcext:value-type="float">
            <text:p>7.21</text:p>
          </table:table-cell>
          <table:table-cell table:style-name="ce1" office:value-type="float" office:value="0.339993776170344" calcext:value-type="float">
            <text:p>0.34</text:p>
          </table:table-cell>
          <table:table-cell table:style-name="ce1" office:value-type="float" office:value="20.1638764075932" calcext:value-type="float">
            <text:p>20.16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340" calcext:value-type="float">
            <text:p>340.00</text:p>
          </table:table-cell>
          <table:table-cell table:style-name="ce1" office:value-type="float" office:value="6.32340450266656" calcext:value-type="float">
            <text:p>6.32</text:p>
          </table:table-cell>
          <table:table-cell table:style-name="ce1" office:value-type="float" office:value="3.60694103923765" calcext:value-type="float">
            <text:p>3.61</text:p>
          </table:table-cell>
          <table:table-cell table:style-name="ce1" office:value-type="float" office:value="0.932080012438285" calcext:value-type="float">
            <text:p>0.93</text:p>
          </table:table-cell>
          <table:table-cell table:style-name="ce1" office:value-type="float" office:value="2.94158898003852" calcext:value-type="float">
            <text:p>2.94</text:p>
          </table:table-cell>
          <table:table-cell table:style-name="ce1" office:value-type="float" office:value="4.86976266021531" calcext:value-type="float">
            <text:p>4.87</text:p>
          </table:table-cell>
          <table:table-cell table:style-name="ce1" office:value-type="float" office:value="0.346617024384059" calcext:value-type="float">
            <text:p>0.35</text:p>
          </table:table-cell>
          <table:table-cell table:style-name="ce1" office:value-type="float" office:value="24.3316459914516" calcext:value-type="float">
            <text:p>24.33</text:p>
          </table:table-cell>
          <table:table-cell table:style-name="ce1"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office:value-type="float" office:value="2.51265100457" calcext:value-type="float">
            <text:p>2.51265100457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.91684339171" calcext:value-type="float">
            <text:p>2.9168433917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.45944237816" calcext:value-type="float">
            <text:p>2.4594423781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.73638438707" calcext:value-type="float">
            <text:p>2.73638438707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.70603434733" calcext:value-type="float">
            <text:p>2.7060343473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.76406624755" calcext:value-type="float">
            <text:p>2.7640662475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.62336429345" calcext:value-type="float">
            <text:p>2.6233642934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3.00509895899" calcext:value-type="float">
            <text:p>3.0050989589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.71419112016" calcext:value-type="float">
            <text:p>2.7141911201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.79226529727" calcext:value-type="float">
            <text:p>2.79226529727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AVERAGE([.G13:.G22])" office:value-type="float" office:value="2.723034142626" calcext:value-type="float">
            <text:p>2.723034142626</text:p>
          </table:table-cell>
          <table:table-cell table:number-columns-repeated="1017"/>
        </table:table-row>
      </table:table>
      <table:table table:name="SvP1" table:style-name="ta1">
        <table:shapes>
          <draw:frame draw:z-index="0" draw:style-name="gr1" draw:text-style-name="P1" svg:width="453.51pt" svg:height="255.09pt" svg:x="130.85pt" svg:y="15.62pt">
            <draw:object draw:notify-on-update-of-ranges="SvP1.A2:SvP1.A16 SvP1.B2:SvP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urvival</text:p>
          </table:table-cell>
          <table:table-cell table:style-name="Default" office:value-type="string" calcext:value-type="string">
            <text:p>P1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float" office:value="15.1457594567" calcext:value-type="float">
            <text:p>1.51E+01</text:p>
          </table:table-cell>
          <table:table-cell office:value-type="float" office:value="11.63018583166" calcext:value-type="float">
            <text:p>1.16E+01</text:p>
          </table:table-cell>
          <table:table-cell table:number-columns-repeated="3"/>
        </table:table-row>
        <table:table-row table:style-name="ro1">
          <table:table-cell table:style-name="ce5" office:value-type="float" office:value="11.4043170145759" calcext:value-type="float">
            <text:p>1.14E+01</text:p>
          </table:table-cell>
          <table:table-cell office:value-type="float" office:value="7.72442752809898" calcext:value-type="float">
            <text:p>7.72E+00</text:p>
          </table:table-cell>
          <table:table-cell table:number-columns-repeated="3"/>
        </table:table-row>
        <table:table-row table:style-name="ro1">
          <table:table-cell table:style-name="ce5" office:value-type="float" office:value="8.68202881544123" calcext:value-type="float">
            <text:p>8.68E+00</text:p>
          </table:table-cell>
          <table:table-cell office:value-type="float" office:value="5.45160379642512" calcext:value-type="float">
            <text:p>5.45E+00</text:p>
          </table:table-cell>
          <table:table-cell table:number-columns-repeated="3"/>
        </table:table-row>
        <table:table-row table:style-name="ro1">
          <table:table-cell table:style-name="ce5" office:value-type="float" office:value="6.43286230903471" calcext:value-type="float">
            <text:p>6.43E+00</text:p>
          </table:table-cell>
          <table:table-cell office:value-type="float" office:value="3.52703122092619" calcext:value-type="float">
            <text:p>3.53E+00</text:p>
          </table:table-cell>
          <table:table-cell table:number-columns-repeated="3"/>
        </table:table-row>
        <table:table-row table:style-name="ro1">
          <table:table-cell table:style-name="ce5" office:value-type="float" office:value="4.57837700260824" calcext:value-type="float">
            <text:p>4.58E+00</text:p>
          </table:table-cell>
          <table:table-cell office:value-type="float" office:value="2.13422909444758" calcext:value-type="float">
            <text:p>2.13E+00</text:p>
          </table:table-cell>
          <table:table-cell table:number-columns-repeated="3"/>
        </table:table-row>
        <table:table-row table:style-name="ro1">
          <table:table-cell table:style-name="ce5" office:value-type="float" office:value="20.008431320017" calcext:value-type="float">
            <text:p>2.00E+01</text:p>
          </table:table-cell>
          <table:table-cell office:value-type="float" office:value="16.4841071413194" calcext:value-type="float">
            <text:p>1.65E+01</text:p>
          </table:table-cell>
          <table:table-cell table:number-columns-repeated="3"/>
        </table:table-row>
        <table:table-row table:style-name="ro1">
          <table:table-cell table:style-name="ce5" office:value-type="float" office:value="15.1041793087787" calcext:value-type="float">
            <text:p>1.51E+01</text:p>
          </table:table-cell>
          <table:table-cell office:value-type="float" office:value="11.2143270928158" calcext:value-type="float">
            <text:p>1.12E+01</text:p>
          </table:table-cell>
          <table:table-cell table:number-columns-repeated="3"/>
        </table:table-row>
        <table:table-row table:style-name="ro1">
          <table:table-cell table:style-name="ce5" office:value-type="float" office:value="10.8162491651491" calcext:value-type="float">
            <text:p>1.08E+01</text:p>
          </table:table-cell>
          <table:table-cell office:value-type="float" office:value="7.16657583956298" calcext:value-type="float">
            <text:p>7.17E+00</text:p>
          </table:table-cell>
          <table:table-cell table:number-columns-repeated="3"/>
        </table:table-row>
        <table:table-row table:style-name="ro1">
          <table:table-cell table:style-name="ce5" office:value-type="float" office:value="7.7267834381878" calcext:value-type="float">
            <text:p>7.73E+00</text:p>
          </table:table-cell>
          <table:table-cell office:value-type="float" office:value="4.36448233789993" calcext:value-type="float">
            <text:p>4.36E+00</text:p>
          </table:table-cell>
          <table:table-cell table:number-columns-repeated="3"/>
        </table:table-row>
        <table:table-row table:style-name="ro1">
          <table:table-cell table:style-name="ce5" office:value-type="float" office:value="5.13460956636301" calcext:value-type="float">
            <text:p>5.13E+00</text:p>
          </table:table-cell>
          <table:table-cell office:value-type="float" office:value="2.5993208466217" calcext:value-type="float">
            <text:p>2.60E+00</text:p>
          </table:table-cell>
          <table:table-cell table:number-columns-repeated="3"/>
        </table:table-row>
        <table:table-row table:style-name="ro1">
          <table:table-cell table:style-name="ce5" office:value-type="float" office:value="22.986112472615" calcext:value-type="float">
            <text:p>2.30E+01</text:p>
          </table:table-cell>
          <table:table-cell office:value-type="float" office:value="17.2494280735543" calcext:value-type="float">
            <text:p>1.72E+01</text:p>
          </table:table-cell>
          <table:table-cell table:number-columns-repeated="3"/>
        </table:table-row>
        <table:table-row table:style-name="ro1">
          <table:table-cell table:style-name="ce5" office:value-type="float" office:value="18.2205948157461" calcext:value-type="float">
            <text:p>1.82E+01</text:p>
          </table:table-cell>
          <table:table-cell office:value-type="float" office:value="12.6449102669287" calcext:value-type="float">
            <text:p>1.26E+01</text:p>
          </table:table-cell>
          <table:table-cell table:number-columns-repeated="3"/>
        </table:table-row>
        <table:table-row table:style-name="ro1">
          <table:table-cell table:style-name="ce5" office:value-type="float" office:value="12.876446322403" calcext:value-type="float">
            <text:p>1.29E+01</text:p>
          </table:table-cell>
          <table:table-cell office:value-type="float" office:value="8.12481637911929" calcext:value-type="float">
            <text:p>8.12E+00</text:p>
          </table:table-cell>
          <table:table-cell table:number-columns-repeated="3"/>
        </table:table-row>
        <table:table-row table:style-name="ro1">
          <table:table-cell table:style-name="ce5" office:value-type="float" office:value="8.75707380697448" calcext:value-type="float">
            <text:p>8.76E+00</text:p>
          </table:table-cell>
          <table:table-cell office:value-type="float" office:value="4.96782746401164" calcext:value-type="float">
            <text:p>4.97E+00</text:p>
          </table:table-cell>
          <table:table-cell table:number-columns-repeated="3"/>
        </table:table-row>
        <table:table-row table:style-name="ro1">
          <table:table-cell table:style-name="ce5" office:value-type="float" office:value="6.32340450266656" calcext:value-type="float">
            <text:p>6.32E+00</text:p>
          </table:table-cell>
          <table:table-cell office:value-type="float" office:value="3.60694103923765" calcext:value-type="float">
            <text:p>3.61E+00</text:p>
          </table:table-cell>
          <table:table-cell table:number-columns-repeated="3"/>
        </table:table-row>
        <table:table-row table:style-name="ro1" table:number-rows-repeated="15">
          <table:table-cell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ce5"/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R^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 table:number-rows-repeated="5">
          <table:table-cell table:number-columns-repeated="3"/>
          <table:table-cell table:style-name="ce5"/>
          <table:table-cell/>
        </table:table-row>
        <table:table-row table:style-name="ro1">
          <table:table-cell table:number-columns-repeated="3"/>
          <table:table-cell table:style-name="ce5"/>
          <table:table-cell/>
        </table:table-row>
      </table:table>
      <table:table table:name="SvP2" table:style-name="ta1">
        <table:shapes>
          <draw:frame draw:z-index="0" draw:style-name="gr1" draw:text-style-name="P1" svg:width="453.51pt" svg:height="255.09pt" svg:x="130.85pt" svg:y="15.62pt">
            <draw:object draw:notify-on-update-of-ranges="SvP2.A2:SvP2.A16 SvP2.B2:SvP2.B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2" table:default-cell-style-name="ce5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Survival</text:p>
          </table:table-cell>
          <table:table-cell table:style-name="Default" office:value-type="string" calcext:value-type="string">
            <text:p>P2</text:p>
          </table:table-cell>
          <table:table-cell table:number-columns-repeated="2"/>
        </table:table-row>
        <table:table-row table:style-name="ro1">
          <table:table-cell office:value-type="float" office:value="15.1457594567" calcext:value-type="float">
            <text:p>1.51E+01</text:p>
          </table:table-cell>
          <table:table-cell office:value-type="float" office:value="3.31251738951958" calcext:value-type="float">
            <text:p>3.31E+00</text:p>
          </table:table-cell>
          <table:table-cell table:number-columns-repeated="2"/>
        </table:table-row>
        <table:table-row table:style-name="ro1">
          <table:table-cell office:value-type="float" office:value="11.4043170145759" calcext:value-type="float">
            <text:p>1.14E+01</text:p>
          </table:table-cell>
          <table:table-cell office:value-type="float" office:value="2.19645792535647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8.68202881544123" calcext:value-type="float">
            <text:p>8.68E+00</text:p>
          </table:table-cell>
          <table:table-cell office:value-type="float" office:value="1.53757155924775" calcext:value-type="float">
            <text:p>1.54E+00</text:p>
          </table:table-cell>
          <table:table-cell table:number-columns-repeated="2"/>
        </table:table-row>
        <table:table-row table:style-name="ro1">
          <table:table-cell office:value-type="float" office:value="6.43286230903471" calcext:value-type="float">
            <text:p>6.43E+00</text:p>
          </table:table-cell>
          <table:table-cell office:value-type="float" office:value="0.970695409709586" calcext:value-type="float">
            <text:p>9.71E-01</text:p>
          </table:table-cell>
          <table:table-cell table:number-columns-repeated="2"/>
        </table:table-row>
        <table:table-row table:style-name="ro1">
          <table:table-cell office:value-type="float" office:value="4.57837700260824" calcext:value-type="float">
            <text:p>4.58E+00</text:p>
          </table:table-cell>
          <table:table-cell office:value-type="float" office:value="0.592736141371161" calcext:value-type="float">
            <text:p>5.93E-01</text:p>
          </table:table-cell>
          <table:table-cell table:number-columns-repeated="2"/>
        </table:table-row>
        <table:table-row table:style-name="ro1">
          <table:table-cell office:value-type="float" office:value="20.008431320017" calcext:value-type="float">
            <text:p>2.00E+01</text:p>
          </table:table-cell>
          <table:table-cell office:value-type="float" office:value="4.70904671366553" calcext:value-type="float">
            <text:p>4.71E+00</text:p>
          </table:table-cell>
          <table:table-cell table:number-columns-repeated="2"/>
        </table:table-row>
        <table:table-row table:style-name="ro1">
          <table:table-cell office:value-type="float" office:value="15.1041793087787" calcext:value-type="float">
            <text:p>1.51E+01</text:p>
          </table:table-cell>
          <table:table-cell office:value-type="float" office:value="3.17632696917413" calcext:value-type="float">
            <text:p>3.18E+00</text:p>
          </table:table-cell>
          <table:table-cell table:number-columns-repeated="2"/>
        </table:table-row>
        <table:table-row table:style-name="ro1">
          <table:table-cell office:value-type="float" office:value="10.8162491651491" calcext:value-type="float">
            <text:p>1.08E+01</text:p>
          </table:table-cell>
          <table:table-cell office:value-type="float" office:value="2.01941328269978" calcext:value-type="float">
            <text:p>2.02E+00</text:p>
          </table:table-cell>
          <table:table-cell table:number-columns-repeated="2"/>
        </table:table-row>
        <table:table-row table:style-name="ro1">
          <table:table-cell office:value-type="float" office:value="7.7267834381878" calcext:value-type="float">
            <text:p>7.73E+00</text:p>
          </table:table-cell>
          <table:table-cell office:value-type="float" office:value="1.20685625256712" calcext:value-type="float">
            <text:p>1.21E+00</text:p>
          </table:table-cell>
          <table:table-cell table:number-columns-repeated="2"/>
        </table:table-row>
        <table:table-row table:style-name="ro1">
          <table:table-cell office:value-type="float" office:value="5.13460956636301" calcext:value-type="float">
            <text:p>5.13E+00</text:p>
          </table:table-cell>
          <table:table-cell office:value-type="float" office:value="0.719214180707611" calcext:value-type="float">
            <text:p>7.19E-01</text:p>
          </table:table-cell>
          <table:table-cell table:number-columns-repeated="2"/>
        </table:table-row>
        <table:table-row table:style-name="ro1">
          <table:table-cell office:value-type="float" office:value="22.986112472615" calcext:value-type="float">
            <text:p>2.30E+01</text:p>
          </table:table-cell>
          <table:table-cell office:value-type="float" office:value="4.91262220576419" calcext:value-type="float">
            <text:p>4.91E+00</text:p>
          </table:table-cell>
          <table:table-cell table:number-columns-repeated="2"/>
        </table:table-row>
        <table:table-row table:style-name="ro1">
          <table:table-cell office:value-type="float" office:value="18.2205948157461" calcext:value-type="float">
            <text:p>1.82E+01</text:p>
          </table:table-cell>
          <table:table-cell office:value-type="float" office:value="3.60090062622145" calcext:value-type="float">
            <text:p>3.60E+00</text:p>
          </table:table-cell>
          <table:table-cell table:number-columns-repeated="2"/>
        </table:table-row>
        <table:table-row table:style-name="ro1">
          <table:table-cell office:value-type="float" office:value="12.876446322403" calcext:value-type="float">
            <text:p>1.29E+01</text:p>
          </table:table-cell>
          <table:table-cell office:value-type="float" office:value="2.23937531695089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8.75707380697448" calcext:value-type="float">
            <text:p>8.76E+00</text:p>
          </table:table-cell>
          <table:table-cell office:value-type="float" office:value="1.33911982049137" calcext:value-type="float">
            <text:p>1.34E+00</text:p>
          </table:table-cell>
          <table:table-cell table:number-columns-repeated="2"/>
        </table:table-row>
        <table:table-row table:style-name="ro1">
          <table:table-cell office:value-type="float" office:value="6.32340450266656" calcext:value-type="float">
            <text:p>6.32E+00</text:p>
          </table:table-cell>
          <table:table-cell office:value-type="float" office:value="0.932080012438285" calcext:value-type="float">
            <text:p>9.32E-01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float" office:value="0.996" calcext:value-type="float">
            <text:p>0.996</text:p>
          </table:table-cell>
        </table:table-row>
      </table:table>
      <table:table table:name="SvHB" table:style-name="ta1">
        <table:shapes>
          <draw:frame draw:z-index="0" draw:style-name="gr1" draw:text-style-name="P1" svg:width="453.51pt" svg:height="255.09pt" svg:x="130.85pt" svg:y="143.63pt">
            <draw:object draw:notify-on-update-of-ranges="SvHB.A12:SvHB.A16 SvHB.B12:SvHB.B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2" table:default-cell-style-name="ce5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Survival</text:p>
          </table:table-cell>
          <table:table-cell table:style-name="Default" office:value-type="string" calcext:value-type="string">
            <text:p>HB</text:p>
          </table:table-cell>
          <table:table-cell table:number-columns-repeated="2"/>
        </table:table-row>
        <table:table-row table:style-name="ro1">
          <table:table-cell office:value-type="float" office:value="15.1457594567" calcext:value-type="float">
            <text:p>1.51E+01</text:p>
          </table:table-cell>
          <table:table-cell office:value-type="float" office:value="8.87693300834475" calcext:value-type="float">
            <text:p>8.88E+00</text:p>
          </table:table-cell>
          <table:table-cell table:number-columns-repeated="2"/>
        </table:table-row>
        <table:table-row table:style-name="ro1">
          <table:table-cell office:value-type="float" office:value="11.4043170145759" calcext:value-type="float">
            <text:p>1.14E+01</text:p>
          </table:table-cell>
          <table:table-cell office:value-type="float" office:value="5.97716468590031" calcext:value-type="float">
            <text:p>5.98E+00</text:p>
          </table:table-cell>
          <table:table-cell table:number-columns-repeated="2"/>
        </table:table-row>
        <table:table-row table:style-name="ro1">
          <table:table-cell office:value-type="float" office:value="8.68202881544123" calcext:value-type="float">
            <text:p>8.68E+00</text:p>
          </table:table-cell>
          <table:table-cell office:value-type="float" office:value="4.20534484637041" calcext:value-type="float">
            <text:p>4.21E+00</text:p>
          </table:table-cell>
          <table:table-cell table:number-columns-repeated="2"/>
        </table:table-row>
        <table:table-row table:style-name="ro1">
          <table:table-cell office:value-type="float" office:value="6.43286230903471" calcext:value-type="float">
            <text:p>6.43E+00</text:p>
          </table:table-cell>
          <table:table-cell office:value-type="float" office:value="2.68879559677433" calcext:value-type="float">
            <text:p>2.69E+00</text:p>
          </table:table-cell>
          <table:table-cell table:number-columns-repeated="2"/>
        </table:table-row>
        <table:table-row table:style-name="ro1">
          <table:table-cell office:value-type="float" office:value="4.57837700260824" calcext:value-type="float">
            <text:p>4.58E+00</text:p>
          </table:table-cell>
          <table:table-cell office:value-type="float" office:value="1.62559549707316" calcext:value-type="float">
            <text:p>1.63E+00</text:p>
          </table:table-cell>
          <table:table-cell table:number-columns-repeated="2"/>
        </table:table-row>
        <table:table-row table:style-name="ro1">
          <table:table-cell office:value-type="float" office:value="20.008431320017" calcext:value-type="float">
            <text:p>2.00E+01</text:p>
          </table:table-cell>
          <table:table-cell office:value-type="float" office:value="13.5533382464362" calcext:value-type="float">
            <text:p>1.36E+01</text:p>
          </table:table-cell>
          <table:table-cell table:number-columns-repeated="2"/>
        </table:table-row>
        <table:table-row table:style-name="ro1">
          <table:table-cell office:value-type="float" office:value="15.1041793087787" calcext:value-type="float">
            <text:p>1.51E+01</text:p>
          </table:table-cell>
          <table:table-cell office:value-type="float" office:value="9.25697215264032" calcext:value-type="float">
            <text:p>9.26E+00</text:p>
          </table:table-cell>
          <table:table-cell table:number-columns-repeated="2"/>
        </table:table-row>
        <table:table-row table:style-name="ro1">
          <table:table-cell office:value-type="float" office:value="10.8162491651491" calcext:value-type="float">
            <text:p>1.08E+01</text:p>
          </table:table-cell>
          <table:table-cell office:value-type="float" office:value="5.95285488216166" calcext:value-type="float">
            <text:p>5.95E+00</text:p>
          </table:table-cell>
          <table:table-cell table:number-columns-repeated="2"/>
        </table:table-row>
        <table:table-row table:style-name="ro1">
          <table:table-cell office:value-type="float" office:value="7.7267834381878" calcext:value-type="float">
            <text:p>7.73E+00</text:p>
          </table:table-cell>
          <table:table-cell office:value-type="float" office:value="3.60907829332746" calcext:value-type="float">
            <text:p>3.61E+00</text:p>
          </table:table-cell>
          <table:table-cell table:number-columns-repeated="2"/>
        </table:table-row>
        <table:table-row table:style-name="ro1">
          <table:table-cell office:value-type="float" office:value="5.13460956636301" calcext:value-type="float">
            <text:p>5.13E+00</text:p>
          </table:table-cell>
          <table:table-cell office:value-type="float" office:value="2.11104199862387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22.986112472615" calcext:value-type="float">
            <text:p>2.30E+01</text:p>
          </table:table-cell>
          <table:table-cell office:value-type="float" office:value="14.1399831532519" calcext:value-type="float">
            <text:p>1.41E+01</text:p>
          </table:table-cell>
          <table:table-cell table:number-columns-repeated="2"/>
        </table:table-row>
        <table:table-row table:style-name="ro1">
          <table:table-cell office:value-type="float" office:value="18.2205948157461" calcext:value-type="float">
            <text:p>1.82E+01</text:p>
          </table:table-cell>
          <table:table-cell office:value-type="float" office:value="10.5548040569269" calcext:value-type="float">
            <text:p>1.06E+01</text:p>
          </table:table-cell>
          <table:table-cell table:number-columns-repeated="2"/>
        </table:table-row>
        <table:table-row table:style-name="ro1">
          <table:table-cell office:value-type="float" office:value="12.876446322403" calcext:value-type="float">
            <text:p>1.29E+01</text:p>
          </table:table-cell>
          <table:table-cell office:value-type="float" office:value="6.67353630334885" calcext:value-type="float">
            <text:p>6.67E+00</text:p>
          </table:table-cell>
          <table:table-cell table:number-columns-repeated="2"/>
        </table:table-row>
        <table:table-row table:style-name="ro1">
          <table:table-cell office:value-type="float" office:value="8.75707380697448" calcext:value-type="float">
            <text:p>8.76E+00</text:p>
          </table:table-cell>
          <table:table-cell office:value-type="float" office:value="3.95008774695853" calcext:value-type="float">
            <text:p>3.95E+00</text:p>
          </table:table-cell>
          <table:table-cell table:number-columns-repeated="2"/>
        </table:table-row>
        <table:table-row table:style-name="ro1">
          <table:table-cell office:value-type="float" office:value="6.32340450266656" calcext:value-type="float">
            <text:p>6.32E+00</text:p>
          </table:table-cell>
          <table:table-cell office:value-type="float" office:value="2.94158898003852" calcext:value-type="float">
            <text:p>2.94E+00</text:p>
          </table:table-cell>
          <table:table-cell table:number-columns-repeated="2"/>
        </table:table-row>
        <table:table-row table:style-name="ro1" table:number-rows-repeated="1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float" office:value="0.987445" calcext:value-type="float">
            <text:p>0.987445</text:p>
          </table:table-cell>
        </table:table-row>
      </table:table>
      <table:table table:name="SvODNP" table:style-name="ta1">
        <table:shapes>
          <draw:frame draw:z-index="0" draw:style-name="gr1" draw:text-style-name="P1" svg:width="453.51pt" svg:height="255.09pt" svg:x="130.85pt" svg:y="520.58pt">
            <draw:object draw:notify-on-update-of-ranges="SvODNP.A42:SvODNP.A46 SvODNP.B42:SvODNP.B4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130.85pt" svg:y="169.23pt">
            <draw:object draw:notify-on-update-of-ranges="SvODNP.A14:SvODNP.A23 SvODNP.B14:SvODNP.B2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453.51pt" svg:height="255.09pt" svg:x="130.85pt" svg:y="463.63pt">
            <draw:object draw:notify-on-update-of-ranges="SvODNP.A37:SvODNP.A46 SvODNP.B37:SvODNP.B4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urvival</text:p>
          </table:table-cell>
          <table:table-cell office:value-type="string" calcext:value-type="string">
            <text:p>ODNP</text:p>
          </table:table-cell>
          <table:table-cell table:number-columns-repeated="3"/>
        </table:table-row>
        <table:table-row table:style-name="ro1">
          <table:table-cell table:style-name="ce5" office:value-type="float" office:value="20.008431320017" calcext:value-type="float">
            <text:p>2.00E+01</text:p>
          </table:table-cell>
          <table:table-cell table:style-name="ce5" office:value-type="float" office:value="22.549975251221" calcext:value-type="float">
            <text:p>2.25E+01</text:p>
          </table:table-cell>
          <table:table-cell table:number-columns-repeated="3"/>
        </table:table-row>
        <table:table-row table:style-name="ro1">
          <table:table-cell table:style-name="ce5" office:value-type="float" office:value="15.1041793087787" calcext:value-type="float">
            <text:p>1.51E+01</text:p>
          </table:table-cell>
          <table:table-cell table:style-name="ce5" office:value-type="float" office:value="13.7277806960241" calcext:value-type="float">
            <text:p>1.37E+01</text:p>
          </table:table-cell>
          <table:table-cell table:number-columns-repeated="3"/>
        </table:table-row>
        <table:table-row table:style-name="ro1">
          <table:table-cell table:style-name="ce5" office:value-type="float" office:value="10.8162491651491" calcext:value-type="float">
            <text:p>1.08E+01</text:p>
          </table:table-cell>
          <table:table-cell table:style-name="ce5" office:value-type="float" office:value="9.73713427814858" calcext:value-type="float">
            <text:p>9.74E+00</text:p>
          </table:table-cell>
          <table:table-cell table:number-columns-repeated="3"/>
        </table:table-row>
        <table:table-row table:style-name="ro1">
          <table:table-cell table:style-name="ce5" office:value-type="float" office:value="7.7267834381878" calcext:value-type="float">
            <text:p>7.73E+00</text:p>
          </table:table-cell>
          <table:table-cell table:style-name="ce5" office:value-type="float" office:value="5.83058207667689" calcext:value-type="float">
            <text:p>5.83E+00</text:p>
          </table:table-cell>
          <table:table-cell table:number-columns-repeated="3"/>
        </table:table-row>
        <table:table-row table:style-name="ro1">
          <table:table-cell table:style-name="ce5" office:value-type="float" office:value="5.13460956636301" calcext:value-type="float">
            <text:p>5.13E+00</text:p>
          </table:table-cell>
          <table:table-cell table:style-name="ce5" office:value-type="float" office:value="3.25516163546268" calcext:value-type="float">
            <text:p>3.26E+00</text:p>
          </table:table-cell>
          <table:table-cell table:number-columns-repeated="3"/>
        </table:table-row>
        <table:table-row table:style-name="ro1">
          <table:table-cell table:style-name="ce5" office:value-type="float" office:value="22.986112472615" calcext:value-type="float">
            <text:p>2.30E+01</text:p>
          </table:table-cell>
          <table:table-cell table:style-name="ce5" office:value-type="float" office:value="20.6546206033675" calcext:value-type="float">
            <text:p>2.07E+01</text:p>
          </table:table-cell>
          <table:table-cell table:number-columns-repeated="3"/>
        </table:table-row>
        <table:table-row table:style-name="ro1">
          <table:table-cell table:style-name="ce5" office:value-type="float" office:value="18.2205948157461" calcext:value-type="float">
            <text:p>1.82E+01</text:p>
          </table:table-cell>
          <table:table-cell table:style-name="ce5" office:value-type="float" office:value="16.3022613891699" calcext:value-type="float">
            <text:p>1.63E+01</text:p>
          </table:table-cell>
          <table:table-cell table:number-columns-repeated="3"/>
        </table:table-row>
        <table:table-row table:style-name="ro1">
          <table:table-cell table:style-name="ce5" office:value-type="float" office:value="12.876446322403" calcext:value-type="float">
            <text:p>1.29E+01</text:p>
          </table:table-cell>
          <table:table-cell table:style-name="ce5" office:value-type="float" office:value="10.8834180797163" calcext:value-type="float">
            <text:p>1.09E+01</text:p>
          </table:table-cell>
          <table:table-cell table:number-columns-repeated="3"/>
        </table:table-row>
        <table:table-row table:style-name="ro1">
          <table:table-cell table:style-name="ce5" office:value-type="float" office:value="8.75707380697448" calcext:value-type="float">
            <text:p>8.76E+00</text:p>
          </table:table-cell>
          <table:table-cell table:style-name="ce5" office:value-type="float" office:value="7.20783501509341" calcext:value-type="float">
            <text:p>7.21E+00</text:p>
          </table:table-cell>
          <table:table-cell table:number-columns-repeated="3"/>
        </table:table-row>
        <table:table-row table:style-name="ro1">
          <table:table-cell table:style-name="ce5" office:value-type="float" office:value="6.32340450266656" calcext:value-type="float">
            <text:p>6.32E+00</text:p>
          </table:table-cell>
          <table:table-cell table:style-name="ce5" office:value-type="float" office:value="4.86976266021531" calcext:value-type="float">
            <text:p>4.87E+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rvival</text:p>
          </table:table-cell>
          <table:table-cell office:value-type="string" calcext:value-type="string">
            <text:p>xi</text:p>
          </table:table-cell>
          <table:table-cell table:number-columns-repeated="3"/>
        </table:table-row>
        <table:table-row table:style-name="ro1">
          <table:table-cell table:style-name="ce5" office:value-type="float" office:value="20.008431320017" calcext:value-type="float">
            <text:p>2.00E+01</text:p>
          </table:table-cell>
          <table:table-cell table:style-name="ce5" office:value-type="float" office:value="0.22101997123757" calcext:value-type="float">
            <text:p>2.21E-01</text:p>
          </table:table-cell>
          <table:table-cell table:number-columns-repeated="3"/>
        </table:table-row>
        <table:table-row table:style-name="ro1">
          <table:table-cell table:style-name="ce5" office:value-type="float" office:value="15.1041793087787" calcext:value-type="float">
            <text:p>1.51E+01</text:p>
          </table:table-cell>
          <table:table-cell table:style-name="ce5" office:value-type="float" office:value="0.282418471231023" calcext:value-type="float">
            <text:p>2.82E-01</text:p>
          </table:table-cell>
          <table:table-cell table:number-columns-repeated="3"/>
        </table:table-row>
        <table:table-row table:style-name="ro1">
          <table:table-cell table:style-name="ce5" office:value-type="float" office:value="10.8162491651491" calcext:value-type="float">
            <text:p>1.08E+01</text:p>
          </table:table-cell>
          <table:table-cell table:style-name="ce5" office:value-type="float" office:value="0.332588189457034" calcext:value-type="float">
            <text:p>3.33E-01</text:p>
          </table:table-cell>
          <table:table-cell table:number-columns-repeated="3"/>
        </table:table-row>
        <table:table-row table:style-name="ro1">
          <table:table-cell table:style-name="ce5" office:value-type="float" office:value="7.7267834381878" calcext:value-type="float">
            <text:p>7.73E+00</text:p>
          </table:table-cell>
          <table:table-cell table:style-name="ce5" office:value-type="float" office:value="0.387648223387811" calcext:value-type="float">
            <text:p>3.88E-01</text:p>
          </table:table-cell>
          <table:table-cell table:number-columns-repeated="3"/>
        </table:table-row>
        <table:table-row table:style-name="ro1">
          <table:table-cell table:style-name="ce5" office:value-type="float" office:value="5.13460956636301" calcext:value-type="float">
            <text:p>5.13E+00</text:p>
          </table:table-cell>
          <table:table-cell table:style-name="ce5" office:value-type="float" office:value="0.427257119476627" calcext:value-type="float">
            <text:p>4.27E-01</text:p>
          </table:table-cell>
          <table:table-cell table:number-columns-repeated="3"/>
        </table:table-row>
        <table:table-row table:style-name="ro1">
          <table:table-cell table:style-name="ce5" office:value-type="float" office:value="22.986112472615" calcext:value-type="float">
            <text:p>2.30E+01</text:p>
          </table:table-cell>
          <table:table-cell table:style-name="ce5" office:value-type="float" office:value="0.194130373559234" calcext:value-type="float">
            <text:p>1.94E-01</text:p>
          </table:table-cell>
          <table:table-cell table:number-columns-repeated="3"/>
        </table:table-row>
        <table:table-row table:style-name="ro1">
          <table:table-cell table:style-name="ce5" office:value-type="float" office:value="18.2205948157461" calcext:value-type="float">
            <text:p>1.82E+01</text:p>
          </table:table-cell>
          <table:table-cell table:style-name="ce5" office:value-type="float" office:value="0.244500406180364" calcext:value-type="float">
            <text:p>2.45E-01</text:p>
          </table:table-cell>
          <table:table-cell table:number-columns-repeated="3"/>
        </table:table-row>
        <table:table-row table:style-name="ro1">
          <table:table-cell table:style-name="ce5" office:value-type="float" office:value="12.876446322403" calcext:value-type="float">
            <text:p>1.29E+01</text:p>
          </table:table-cell>
          <table:table-cell table:style-name="ce5" office:value-type="float" office:value="0.309138990852548" calcext:value-type="float">
            <text:p>3.09E-01</text:p>
          </table:table-cell>
          <table:table-cell table:number-columns-repeated="3"/>
        </table:table-row>
        <table:table-row table:style-name="ro1">
          <table:table-cell table:style-name="ce5" office:value-type="float" office:value="8.75707380697448" calcext:value-type="float">
            <text:p>8.76E+00</text:p>
          </table:table-cell>
          <table:table-cell table:style-name="ce5" office:value-type="float" office:value="0.339993776170344" calcext:value-type="float">
            <text:p>3.40E-01</text:p>
          </table:table-cell>
          <table:table-cell table:number-columns-repeated="3"/>
        </table:table-row>
        <table:table-row table:style-name="ro1">
          <table:table-cell table:style-name="ce5" office:value-type="float" office:value="6.32340450266656" calcext:value-type="float">
            <text:p>6.32E+00</text:p>
          </table:table-cell>
          <table:table-cell table:style-name="ce5" office:value-type="float" office:value="0.346617024384059" calcext:value-type="float">
            <text:p>3.47E-01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027414" calcext:value-type="float">
            <text:p>0.027414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office:value-type="float" office:value="0.939839" calcext:value-type="float">
            <text:p>0.939839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 office:value-type="string" calcext:value-type="string">
            <text:p>k_sigma</text:p>
          </table:table-cell>
          <table:table-cell table:number-columns-repeated="3"/>
        </table:table-row>
        <table:table-row table:style-name="ro1">
          <table:table-cell table:style-name="ce5" office:value-type="float" office:value="20.008431320017" calcext:value-type="float">
            <text:p>2.00E+01</text:p>
          </table:table-cell>
          <table:table-cell table:style-name="ce5" office:value-type="float" office:value="17.5463525563841" calcext:value-type="float">
            <text:p>1.75E+01</text:p>
          </table:table-cell>
          <table:table-cell table:number-columns-repeated="3"/>
        </table:table-row>
        <table:table-row table:style-name="ro1">
          <table:table-cell table:style-name="ce5" office:value-type="float" office:value="15.1041793087787" calcext:value-type="float">
            <text:p>1.51E+01</text:p>
          </table:table-cell>
          <table:table-cell table:style-name="ce5" office:value-type="float" office:value="27.5829605484779" calcext:value-type="float">
            <text:p>2.76E+01</text:p>
          </table:table-cell>
          <table:table-cell table:number-columns-repeated="3"/>
        </table:table-row>
        <table:table-row table:style-name="ro1">
          <table:table-cell table:style-name="ce5" office:value-type="float" office:value="10.8162491651491" calcext:value-type="float">
            <text:p>1.08E+01</text:p>
          </table:table-cell>
          <table:table-cell table:style-name="ce5" office:value-type="float" office:value="29.0063185351168" calcext:value-type="float">
            <text:p>2.90E+01</text:p>
          </table:table-cell>
          <table:table-cell table:number-columns-repeated="3"/>
        </table:table-row>
        <table:table-row table:style-name="ro1">
          <table:table-cell table:style-name="ce5" office:value-type="float" office:value="7.7267834381878" calcext:value-type="float">
            <text:p>7.73E+00</text:p>
          </table:table-cell>
          <table:table-cell table:style-name="ce5" office:value-type="float" office:value="23.2990758725096" calcext:value-type="float">
            <text:p>2.33E+01</text:p>
          </table:table-cell>
          <table:table-cell table:number-columns-repeated="3"/>
        </table:table-row>
        <table:table-row table:style-name="ro1">
          <table:table-cell table:style-name="ce5" office:value-type="float" office:value="5.13460956636301" calcext:value-type="float">
            <text:p>5.13E+00</text:p>
          </table:table-cell>
          <table:table-cell table:style-name="ce5" office:value-type="float" office:value="28.5850431962956" calcext:value-type="float">
            <text:p>2.86E+01</text:p>
          </table:table-cell>
          <table:table-cell table:number-columns-repeated="3"/>
        </table:table-row>
        <table:table-row table:style-name="ro1">
          <table:table-cell table:style-name="ce5" office:value-type="float" office:value="22.986112472615" calcext:value-type="float">
            <text:p>2.30E+01</text:p>
          </table:table-cell>
          <table:table-cell table:style-name="ce5" office:value-type="float" office:value="28.0708659333125" calcext:value-type="float">
            <text:p>2.81E+01</text:p>
          </table:table-cell>
          <table:table-cell table:number-columns-repeated="3"/>
        </table:table-row>
        <table:table-row table:style-name="ro1">
          <table:table-cell table:style-name="ce5" office:value-type="float" office:value="18.2205948157461" calcext:value-type="float">
            <text:p>1.82E+01</text:p>
          </table:table-cell>
          <table:table-cell table:style-name="ce5" office:value-type="float" office:value="25.3503305993852" calcext:value-type="float">
            <text:p>2.54E+01</text:p>
          </table:table-cell>
          <table:table-cell table:number-columns-repeated="3"/>
        </table:table-row>
        <table:table-row table:style-name="ro1">
          <table:table-cell table:style-name="ce5" office:value-type="float" office:value="12.876446322403" calcext:value-type="float">
            <text:p>1.29E+01</text:p>
          </table:table-cell>
          <table:table-cell table:style-name="ce5" office:value-type="float" office:value="27.4200754129084" calcext:value-type="float">
            <text:p>2.74E+01</text:p>
          </table:table-cell>
          <table:table-cell table:number-columns-repeated="3"/>
        </table:table-row>
        <table:table-row table:style-name="ro1">
          <table:table-cell table:style-name="ce5" office:value-type="float" office:value="8.75707380697448" calcext:value-type="float">
            <text:p>8.76E+00</text:p>
          </table:table-cell>
          <table:table-cell table:style-name="ce5" office:value-type="float" office:value="20.1638764075932" calcext:value-type="float">
            <text:p>2.02E+01</text:p>
          </table:table-cell>
          <table:table-cell table:number-columns-repeated="3"/>
        </table:table-row>
        <table:table-row table:style-name="ro1">
          <table:table-cell table:style-name="ce5" office:value-type="float" office:value="6.32340450266656" calcext:value-type="float">
            <text:p>6.32E+00</text:p>
          </table:table-cell>
          <table:table-cell table:style-name="ce5" office:value-type="float" office:value="24.3316459914516" calcext:value-type="float">
            <text:p>2.43E+01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3"/>
          <table:table-cell office:value-type="float" office:value="0.939839" calcext:value-type="float">
            <text:p>0.9398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669" calcext:value-type="float">
            <text:p>0.000669</text:p>
          </table:table-cell>
          <table:table-cell/>
        </table:table-row>
      </table:table>
      <table:table table:name="P1vP2" table:style-name="ta1">
        <table:shapes>
          <draw:frame draw:z-index="0" draw:style-name="gr1" draw:text-style-name="P1" svg:width="453.51pt" svg:height="255.09pt" svg:x="130.85pt" svg:y="143.63pt">
            <draw:object draw:notify-on-update-of-ranges="P1vP2.A12:P1vP2.A16 P1vP2.B12:P1vP2.B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/>
        </table:table-row>
        <table:table-row table:style-name="ro1">
          <table:table-cell table:style-name="ce5" office:value-type="float" office:value="11.63018583166" calcext:value-type="float">
            <text:p>1.16E+01</text:p>
          </table:table-cell>
          <table:table-cell office:value-type="float" office:value="3.31251738951958" calcext:value-type="float">
            <text:p>3.31E+00</text:p>
          </table:table-cell>
          <table:table-cell/>
        </table:table-row>
        <table:table-row table:style-name="ro1">
          <table:table-cell table:style-name="ce5" office:value-type="float" office:value="7.72442752809898" calcext:value-type="float">
            <text:p>7.72E+00</text:p>
          </table:table-cell>
          <table:table-cell office:value-type="float" office:value="2.19645792535647" calcext:value-type="float">
            <text:p>2.20E+00</text:p>
          </table:table-cell>
          <table:table-cell/>
        </table:table-row>
        <table:table-row table:style-name="ro1">
          <table:table-cell table:style-name="ce5" office:value-type="float" office:value="5.45160379642512" calcext:value-type="float">
            <text:p>5.45E+00</text:p>
          </table:table-cell>
          <table:table-cell office:value-type="float" office:value="1.53757155924775" calcext:value-type="float">
            <text:p>1.54E+00</text:p>
          </table:table-cell>
          <table:table-cell/>
        </table:table-row>
        <table:table-row table:style-name="ro1">
          <table:table-cell table:style-name="ce5" office:value-type="float" office:value="3.52703122092619" calcext:value-type="float">
            <text:p>3.53E+00</text:p>
          </table:table-cell>
          <table:table-cell office:value-type="float" office:value="0.970695409709586" calcext:value-type="float">
            <text:p>9.71E-01</text:p>
          </table:table-cell>
          <table:table-cell/>
        </table:table-row>
        <table:table-row table:style-name="ro1">
          <table:table-cell table:style-name="ce5" office:value-type="float" office:value="2.13422909444758" calcext:value-type="float">
            <text:p>2.13E+00</text:p>
          </table:table-cell>
          <table:table-cell office:value-type="float" office:value="0.592736141371161" calcext:value-type="float">
            <text:p>5.93E-01</text:p>
          </table:table-cell>
          <table:table-cell/>
        </table:table-row>
        <table:table-row table:style-name="ro1">
          <table:table-cell table:style-name="ce5" office:value-type="float" office:value="16.4841071413194" calcext:value-type="float">
            <text:p>1.65E+01</text:p>
          </table:table-cell>
          <table:table-cell office:value-type="float" office:value="4.70904671366553" calcext:value-type="float">
            <text:p>4.71E+00</text:p>
          </table:table-cell>
          <table:table-cell/>
        </table:table-row>
        <table:table-row table:style-name="ro1">
          <table:table-cell table:style-name="ce5" office:value-type="float" office:value="11.2143270928158" calcext:value-type="float">
            <text:p>1.12E+01</text:p>
          </table:table-cell>
          <table:table-cell office:value-type="float" office:value="3.17632696917413" calcext:value-type="float">
            <text:p>3.18E+00</text:p>
          </table:table-cell>
          <table:table-cell/>
        </table:table-row>
        <table:table-row table:style-name="ro1">
          <table:table-cell table:style-name="ce5" office:value-type="float" office:value="7.16657583956298" calcext:value-type="float">
            <text:p>7.17E+00</text:p>
          </table:table-cell>
          <table:table-cell office:value-type="float" office:value="2.01941328269978" calcext:value-type="float">
            <text:p>2.02E+00</text:p>
          </table:table-cell>
          <table:table-cell/>
        </table:table-row>
        <table:table-row table:style-name="ro1">
          <table:table-cell table:style-name="ce5" office:value-type="float" office:value="4.36448233789993" calcext:value-type="float">
            <text:p>4.36E+00</text:p>
          </table:table-cell>
          <table:table-cell office:value-type="float" office:value="1.20685625256712" calcext:value-type="float">
            <text:p>1.21E+00</text:p>
          </table:table-cell>
          <table:table-cell/>
        </table:table-row>
        <table:table-row table:style-name="ro1">
          <table:table-cell table:style-name="ce5" office:value-type="float" office:value="2.5993208466217" calcext:value-type="float">
            <text:p>2.60E+00</text:p>
          </table:table-cell>
          <table:table-cell office:value-type="float" office:value="0.719214180707611" calcext:value-type="float">
            <text:p>7.19E-01</text:p>
          </table:table-cell>
          <table:table-cell/>
        </table:table-row>
        <table:table-row table:style-name="ro1">
          <table:table-cell table:style-name="ce5" office:value-type="float" office:value="17.2494280735543" calcext:value-type="float">
            <text:p>1.72E+01</text:p>
          </table:table-cell>
          <table:table-cell office:value-type="float" office:value="4.91262220576419" calcext:value-type="float">
            <text:p>4.91E+00</text:p>
          </table:table-cell>
          <table:table-cell/>
        </table:table-row>
        <table:table-row table:style-name="ro1">
          <table:table-cell table:style-name="ce5" office:value-type="float" office:value="12.6449102669287" calcext:value-type="float">
            <text:p>1.26E+01</text:p>
          </table:table-cell>
          <table:table-cell office:value-type="float" office:value="3.60090062622145" calcext:value-type="float">
            <text:p>3.60E+00</text:p>
          </table:table-cell>
          <table:table-cell/>
        </table:table-row>
        <table:table-row table:style-name="ro1">
          <table:table-cell table:style-name="ce5" office:value-type="float" office:value="8.12481637911929" calcext:value-type="float">
            <text:p>8.12E+00</text:p>
          </table:table-cell>
          <table:table-cell office:value-type="float" office:value="2.23937531695089" calcext:value-type="float">
            <text:p>2.24E+00</text:p>
          </table:table-cell>
          <table:table-cell/>
        </table:table-row>
        <table:table-row table:style-name="ro1">
          <table:table-cell table:style-name="ce5" office:value-type="float" office:value="4.96782746401164" calcext:value-type="float">
            <text:p>4.97E+00</text:p>
          </table:table-cell>
          <table:table-cell office:value-type="float" office:value="1.33911982049137" calcext:value-type="float">
            <text:p>1.34E+00</text:p>
          </table:table-cell>
          <table:table-cell/>
        </table:table-row>
        <table:table-row table:style-name="ro1">
          <table:table-cell table:style-name="ce5" office:value-type="float" office:value="3.60694103923765" calcext:value-type="float">
            <text:p>3.61E+00</text:p>
          </table:table-cell>
          <table:table-cell office:value-type="float" office:value="0.932080012438285" calcext:value-type="float">
            <text:p>9.32E-01</text:p>
          </table:table-cell>
          <table:table-cell/>
        </table:table-row>
        <table:table-row table:style-name="ro1" table:number-rows-repeated="10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office:value-type="float" office:value="0.99965" calcext:value-type="float">
            <text:p>0.99965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1vHB" table:style-name="ta1">
        <table:shapes>
          <draw:frame draw:z-index="0" draw:style-name="gr1" draw:text-style-name="P1" svg:width="453.51pt" svg:height="255.09pt" svg:x="130.85pt" svg:y="143.63pt">
            <draw:object draw:notify-on-update-of-ranges="P1vHB.A12:P1vHB.A16 P1vHB.B12:P1vHB.B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2" table:default-cell-style-name="ce5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HB</text:p>
          </table:table-cell>
          <table:table-cell table:number-columns-repeated="2"/>
        </table:table-row>
        <table:table-row table:style-name="ro1">
          <table:table-cell office:value-type="float" office:value="11.63018583166" calcext:value-type="float">
            <text:p>1.16E+01</text:p>
          </table:table-cell>
          <table:table-cell office:value-type="float" office:value="8.87693300834475" calcext:value-type="float">
            <text:p>8.88E+00</text:p>
          </table:table-cell>
          <table:table-cell table:number-columns-repeated="2"/>
        </table:table-row>
        <table:table-row table:style-name="ro1">
          <table:table-cell office:value-type="float" office:value="7.72442752809898" calcext:value-type="float">
            <text:p>7.72E+00</text:p>
          </table:table-cell>
          <table:table-cell office:value-type="float" office:value="5.97716468590031" calcext:value-type="float">
            <text:p>5.98E+00</text:p>
          </table:table-cell>
          <table:table-cell table:number-columns-repeated="2"/>
        </table:table-row>
        <table:table-row table:style-name="ro1">
          <table:table-cell office:value-type="float" office:value="5.45160379642512" calcext:value-type="float">
            <text:p>5.45E+00</text:p>
          </table:table-cell>
          <table:table-cell office:value-type="float" office:value="4.20534484637041" calcext:value-type="float">
            <text:p>4.21E+00</text:p>
          </table:table-cell>
          <table:table-cell table:number-columns-repeated="2"/>
        </table:table-row>
        <table:table-row table:style-name="ro1">
          <table:table-cell office:value-type="float" office:value="3.52703122092619" calcext:value-type="float">
            <text:p>3.53E+00</text:p>
          </table:table-cell>
          <table:table-cell office:value-type="float" office:value="2.68879559677433" calcext:value-type="float">
            <text:p>2.69E+00</text:p>
          </table:table-cell>
          <table:table-cell table:number-columns-repeated="2"/>
        </table:table-row>
        <table:table-row table:style-name="ro1">
          <table:table-cell office:value-type="float" office:value="2.13422909444758" calcext:value-type="float">
            <text:p>2.13E+00</text:p>
          </table:table-cell>
          <table:table-cell office:value-type="float" office:value="1.62559549707316" calcext:value-type="float">
            <text:p>1.63E+00</text:p>
          </table:table-cell>
          <table:table-cell table:number-columns-repeated="2"/>
        </table:table-row>
        <table:table-row table:style-name="ro1">
          <table:table-cell office:value-type="float" office:value="16.4841071413194" calcext:value-type="float">
            <text:p>1.65E+01</text:p>
          </table:table-cell>
          <table:table-cell office:value-type="float" office:value="13.5533382464362" calcext:value-type="float">
            <text:p>1.36E+01</text:p>
          </table:table-cell>
          <table:table-cell table:number-columns-repeated="2"/>
        </table:table-row>
        <table:table-row table:style-name="ro1">
          <table:table-cell office:value-type="float" office:value="11.2143270928158" calcext:value-type="float">
            <text:p>1.12E+01</text:p>
          </table:table-cell>
          <table:table-cell office:value-type="float" office:value="9.25697215264032" calcext:value-type="float">
            <text:p>9.26E+00</text:p>
          </table:table-cell>
          <table:table-cell table:number-columns-repeated="2"/>
        </table:table-row>
        <table:table-row table:style-name="ro1">
          <table:table-cell office:value-type="float" office:value="7.16657583956298" calcext:value-type="float">
            <text:p>7.17E+00</text:p>
          </table:table-cell>
          <table:table-cell office:value-type="float" office:value="5.95285488216166" calcext:value-type="float">
            <text:p>5.95E+00</text:p>
          </table:table-cell>
          <table:table-cell table:number-columns-repeated="2"/>
        </table:table-row>
        <table:table-row table:style-name="ro1">
          <table:table-cell office:value-type="float" office:value="4.36448233789993" calcext:value-type="float">
            <text:p>4.36E+00</text:p>
          </table:table-cell>
          <table:table-cell office:value-type="float" office:value="3.60907829332746" calcext:value-type="float">
            <text:p>3.61E+00</text:p>
          </table:table-cell>
          <table:table-cell table:number-columns-repeated="2"/>
        </table:table-row>
        <table:table-row table:style-name="ro1">
          <table:table-cell office:value-type="float" office:value="2.5993208466217" calcext:value-type="float">
            <text:p>2.60E+00</text:p>
          </table:table-cell>
          <table:table-cell office:value-type="float" office:value="2.11104199862387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7.2494280735543" calcext:value-type="float">
            <text:p>1.72E+01</text:p>
          </table:table-cell>
          <table:table-cell office:value-type="float" office:value="14.1399831532519" calcext:value-type="float">
            <text:p>1.41E+01</text:p>
          </table:table-cell>
          <table:table-cell table:number-columns-repeated="2"/>
        </table:table-row>
        <table:table-row table:style-name="ro1">
          <table:table-cell office:value-type="float" office:value="12.6449102669287" calcext:value-type="float">
            <text:p>1.26E+01</text:p>
          </table:table-cell>
          <table:table-cell office:value-type="float" office:value="10.5548040569269" calcext:value-type="float">
            <text:p>1.06E+01</text:p>
          </table:table-cell>
          <table:table-cell table:number-columns-repeated="2"/>
        </table:table-row>
        <table:table-row table:style-name="ro1">
          <table:table-cell office:value-type="float" office:value="8.12481637911929" calcext:value-type="float">
            <text:p>8.12E+00</text:p>
          </table:table-cell>
          <table:table-cell office:value-type="float" office:value="6.67353630334885" calcext:value-type="float">
            <text:p>6.67E+00</text:p>
          </table:table-cell>
          <table:table-cell table:number-columns-repeated="2"/>
        </table:table-row>
        <table:table-row table:style-name="ro1">
          <table:table-cell office:value-type="float" office:value="4.96782746401164" calcext:value-type="float">
            <text:p>4.97E+00</text:p>
          </table:table-cell>
          <table:table-cell office:value-type="float" office:value="3.95008774695853" calcext:value-type="float">
            <text:p>3.95E+00</text:p>
          </table:table-cell>
          <table:table-cell table:number-columns-repeated="2"/>
        </table:table-row>
        <table:table-row table:style-name="ro1">
          <table:table-cell office:value-type="float" office:value="3.60694103923765" calcext:value-type="float">
            <text:p>3.61E+00</text:p>
          </table:table-cell>
          <table:table-cell office:value-type="float" office:value="2.94158898003852" calcext:value-type="float">
            <text:p>2.94E+00</text:p>
          </table:table-cell>
          <table:table-cell table:number-columns-repeated="2"/>
        </table:table-row>
        <table:table-row table:style-name="ro1" table:number-rows-repeated="1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float" office:value="0.99919" calcext:value-type="float">
            <text:p>0.99919</text:p>
          </table:table-cell>
        </table:table-row>
      </table:table>
      <table:table table:name="P1vODNP" table:style-name="ta1">
        <table:shapes>
          <draw:frame draw:z-index="0" draw:style-name="gr1" draw:text-style-name="P1" svg:width="453.51pt" svg:height="255.09pt" svg:x="130.85pt" svg:y="527.61pt">
            <draw:object draw:notify-on-update-of-ranges="P1vODNP.A42:P1vODNP.A46 P1vODNP.B42:P1vODNP.B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130.85pt" svg:y="463.63pt">
            <draw:object draw:notify-on-update-of-ranges="P1vODNP.A37:P1vODNP.A46 P1vODNP.B37:P1vODNP.B4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DNP</text:p>
          </table:table-cell>
          <table:table-cell table:number-columns-repeated="2"/>
        </table:table-row>
        <table:table-row table:style-name="ro1">
          <table:table-cell table:style-name="ce5" office:value-type="float" office:value="16.4841071413194" calcext:value-type="float">
            <text:p>1.65E+01</text:p>
          </table:table-cell>
          <table:table-cell table:style-name="ce5" office:value-type="float" office:value="22.549975251221" calcext:value-type="float">
            <text:p>2.25E+01</text:p>
          </table:table-cell>
          <table:table-cell table:number-columns-repeated="2"/>
        </table:table-row>
        <table:table-row table:style-name="ro1">
          <table:table-cell table:style-name="ce5" office:value-type="float" office:value="11.2143270928158" calcext:value-type="float">
            <text:p>1.12E+01</text:p>
          </table:table-cell>
          <table:table-cell table:style-name="ce5" office:value-type="float" office:value="13.7277806960241" calcext:value-type="float">
            <text:p>1.37E+01</text:p>
          </table:table-cell>
          <table:table-cell table:number-columns-repeated="2"/>
        </table:table-row>
        <table:table-row table:style-name="ro1">
          <table:table-cell table:style-name="ce5" office:value-type="float" office:value="7.16657583956298" calcext:value-type="float">
            <text:p>7.17E+00</text:p>
          </table:table-cell>
          <table:table-cell table:style-name="ce5" office:value-type="float" office:value="9.73713427814858" calcext:value-type="float">
            <text:p>9.74E+00</text:p>
          </table:table-cell>
          <table:table-cell table:number-columns-repeated="2"/>
        </table:table-row>
        <table:table-row table:style-name="ro1">
          <table:table-cell table:style-name="ce5" office:value-type="float" office:value="4.36448233789993" calcext:value-type="float">
            <text:p>4.36E+00</text:p>
          </table:table-cell>
          <table:table-cell table:style-name="ce5" office:value-type="float" office:value="5.83058207667689" calcext:value-type="float">
            <text:p>5.83E+00</text:p>
          </table:table-cell>
          <table:table-cell table:number-columns-repeated="2"/>
        </table:table-row>
        <table:table-row table:style-name="ro1">
          <table:table-cell table:style-name="ce5" office:value-type="float" office:value="2.5993208466217" calcext:value-type="float">
            <text:p>2.60E+00</text:p>
          </table:table-cell>
          <table:table-cell table:style-name="ce5" office:value-type="float" office:value="3.25516163546268" calcext:value-type="float">
            <text:p>3.26E+00</text:p>
          </table:table-cell>
          <table:table-cell table:number-columns-repeated="2"/>
        </table:table-row>
        <table:table-row table:style-name="ro1">
          <table:table-cell table:style-name="ce5" office:value-type="float" office:value="17.2494280735543" calcext:value-type="float">
            <text:p>1.72E+01</text:p>
          </table:table-cell>
          <table:table-cell table:style-name="ce5" office:value-type="float" office:value="20.6546206033675" calcext:value-type="float">
            <text:p>2.07E+01</text:p>
          </table:table-cell>
          <table:table-cell table:number-columns-repeated="2"/>
        </table:table-row>
        <table:table-row table:style-name="ro1">
          <table:table-cell table:style-name="ce5" office:value-type="float" office:value="12.6449102669287" calcext:value-type="float">
            <text:p>1.26E+01</text:p>
          </table:table-cell>
          <table:table-cell table:style-name="ce5" office:value-type="float" office:value="16.3022613891699" calcext:value-type="float">
            <text:p>1.63E+01</text:p>
          </table:table-cell>
          <table:table-cell table:number-columns-repeated="2"/>
        </table:table-row>
        <table:table-row table:style-name="ro1">
          <table:table-cell table:style-name="ce5" office:value-type="float" office:value="8.12481637911929" calcext:value-type="float">
            <text:p>8.12E+00</text:p>
          </table:table-cell>
          <table:table-cell table:style-name="ce5" office:value-type="float" office:value="10.8834180797163" calcext:value-type="float">
            <text:p>1.09E+01</text:p>
          </table:table-cell>
          <table:table-cell table:number-columns-repeated="2"/>
        </table:table-row>
        <table:table-row table:style-name="ro1">
          <table:table-cell table:style-name="ce5" office:value-type="float" office:value="4.96782746401164" calcext:value-type="float">
            <text:p>4.97E+00</text:p>
          </table:table-cell>
          <table:table-cell table:style-name="ce5" office:value-type="float" office:value="7.20783501509341" calcext:value-type="float">
            <text:p>7.21E+00</text:p>
          </table:table-cell>
          <table:table-cell table:number-columns-repeated="2"/>
        </table:table-row>
        <table:table-row table:style-name="ro1">
          <table:table-cell table:style-name="ce5" office:value-type="float" office:value="3.60694103923765" calcext:value-type="float">
            <text:p>3.61E+00</text:p>
          </table:table-cell>
          <table:table-cell table:style-name="ce5" office:value-type="float" office:value="4.86976266021531" calcext:value-type="float">
            <text:p>4.87E+00</text:p>
          </table:table-cell>
          <table:table-cell table:number-columns-repeated="2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xi</text:p>
          </table:table-cell>
          <table:table-cell table:number-columns-repeated="2"/>
        </table:table-row>
        <table:table-row table:style-name="ro1">
          <table:table-cell table:style-name="ce5" office:value-type="float" office:value="16.4841071413194" calcext:value-type="float">
            <text:p>1.65E+01</text:p>
          </table:table-cell>
          <table:table-cell table:style-name="ce5" office:value-type="float" office:value="0.22101997123757" calcext:value-type="float">
            <text:p>2.21E-01</text:p>
          </table:table-cell>
          <table:table-cell table:number-columns-repeated="2"/>
        </table:table-row>
        <table:table-row table:style-name="ro1">
          <table:table-cell table:style-name="ce5" office:value-type="float" office:value="11.2143270928158" calcext:value-type="float">
            <text:p>1.12E+01</text:p>
          </table:table-cell>
          <table:table-cell table:style-name="ce5" office:value-type="float" office:value="0.282418471231023" calcext:value-type="float">
            <text:p>2.82E-01</text:p>
          </table:table-cell>
          <table:table-cell table:number-columns-repeated="2"/>
        </table:table-row>
        <table:table-row table:style-name="ro1">
          <table:table-cell table:style-name="ce5" office:value-type="float" office:value="7.16657583956298" calcext:value-type="float">
            <text:p>7.17E+00</text:p>
          </table:table-cell>
          <table:table-cell table:style-name="ce5" office:value-type="float" office:value="0.332588189457034" calcext:value-type="float">
            <text:p>3.33E-01</text:p>
          </table:table-cell>
          <table:table-cell table:number-columns-repeated="2"/>
        </table:table-row>
        <table:table-row table:style-name="ro1">
          <table:table-cell table:style-name="ce5" office:value-type="float" office:value="4.36448233789993" calcext:value-type="float">
            <text:p>4.36E+00</text:p>
          </table:table-cell>
          <table:table-cell table:style-name="ce5" office:value-type="float" office:value="0.387648223387811" calcext:value-type="float">
            <text:p>3.88E-01</text:p>
          </table:table-cell>
          <table:table-cell table:number-columns-repeated="2"/>
        </table:table-row>
        <table:table-row table:style-name="ro1">
          <table:table-cell table:style-name="ce5" office:value-type="float" office:value="2.5993208466217" calcext:value-type="float">
            <text:p>2.60E+00</text:p>
          </table:table-cell>
          <table:table-cell table:style-name="ce5" office:value-type="float" office:value="0.427257119476627" calcext:value-type="float">
            <text:p>4.27E-01</text:p>
          </table:table-cell>
          <table:table-cell table:number-columns-repeated="2"/>
        </table:table-row>
        <table:table-row table:style-name="ro1">
          <table:table-cell table:style-name="ce5" office:value-type="float" office:value="17.2494280735543" calcext:value-type="float">
            <text:p>1.72E+01</text:p>
          </table:table-cell>
          <table:table-cell table:style-name="ce5" office:value-type="float" office:value="0.194130373559234" calcext:value-type="float">
            <text:p>1.94E-01</text:p>
          </table:table-cell>
          <table:table-cell table:number-columns-repeated="2"/>
        </table:table-row>
        <table:table-row table:style-name="ro1">
          <table:table-cell table:style-name="ce5" office:value-type="float" office:value="12.6449102669287" calcext:value-type="float">
            <text:p>1.26E+01</text:p>
          </table:table-cell>
          <table:table-cell table:style-name="ce5" office:value-type="float" office:value="0.244500406180364" calcext:value-type="float">
            <text:p>2.45E-01</text:p>
          </table:table-cell>
          <table:table-cell table:number-columns-repeated="2"/>
        </table:table-row>
        <table:table-row table:style-name="ro1">
          <table:table-cell table:style-name="ce5" office:value-type="float" office:value="8.12481637911929" calcext:value-type="float">
            <text:p>8.12E+00</text:p>
          </table:table-cell>
          <table:table-cell table:style-name="ce5" office:value-type="float" office:value="0.309138990852548" calcext:value-type="float">
            <text:p>3.09E-01</text:p>
          </table:table-cell>
          <table:table-cell table:number-columns-repeated="2"/>
        </table:table-row>
        <table:table-row table:style-name="ro1">
          <table:table-cell table:style-name="ce5" office:value-type="float" office:value="4.96782746401164" calcext:value-type="float">
            <text:p>4.97E+00</text:p>
          </table:table-cell>
          <table:table-cell table:style-name="ce5" office:value-type="float" office:value="0.339993776170344" calcext:value-type="float">
            <text:p>3.40E-01</text:p>
          </table:table-cell>
          <table:table-cell table:number-columns-repeated="2"/>
        </table:table-row>
        <table:table-row table:style-name="ro1">
          <table:table-cell table:style-name="ce5" office:value-type="float" office:value="3.60694103923765" calcext:value-type="float">
            <text:p>3.61E+00</text:p>
          </table:table-cell>
          <table:table-cell table:style-name="ce5" office:value-type="float" office:value="0.346617024384059" calcext:value-type="float">
            <text:p>3.47E-0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k_sigma</text:p>
          </table:table-cell>
          <table:table-cell table:number-columns-repeated="2"/>
        </table:table-row>
        <table:table-row table:style-name="ro1">
          <table:table-cell table:style-name="ce5" office:value-type="float" office:value="16.4841071413194" calcext:value-type="float">
            <text:p>1.65E+01</text:p>
          </table:table-cell>
          <table:table-cell table:style-name="ce5" office:value-type="float" office:value="17.5463525563841" calcext:value-type="float">
            <text:p>1.75E+01</text:p>
          </table:table-cell>
          <table:table-cell table:number-columns-repeated="2"/>
        </table:table-row>
        <table:table-row table:style-name="ro1">
          <table:table-cell table:style-name="ce5" office:value-type="float" office:value="11.2143270928158" calcext:value-type="float">
            <text:p>1.12E+01</text:p>
          </table:table-cell>
          <table:table-cell table:style-name="ce5" office:value-type="float" office:value="27.5829605484779" calcext:value-type="float">
            <text:p>2.76E+01</text:p>
          </table:table-cell>
          <table:table-cell table:number-columns-repeated="2"/>
        </table:table-row>
        <table:table-row table:style-name="ro1">
          <table:table-cell table:style-name="ce5" office:value-type="float" office:value="7.16657583956298" calcext:value-type="float">
            <text:p>7.17E+00</text:p>
          </table:table-cell>
          <table:table-cell table:style-name="ce5" office:value-type="float" office:value="29.0063185351168" calcext:value-type="float">
            <text:p>2.90E+01</text:p>
          </table:table-cell>
          <table:table-cell table:number-columns-repeated="2"/>
        </table:table-row>
        <table:table-row table:style-name="ro1">
          <table:table-cell table:style-name="ce5" office:value-type="float" office:value="4.36448233789993" calcext:value-type="float">
            <text:p>4.36E+00</text:p>
          </table:table-cell>
          <table:table-cell table:style-name="ce5" office:value-type="float" office:value="23.2990758725096" calcext:value-type="float">
            <text:p>2.33E+01</text:p>
          </table:table-cell>
          <table:table-cell table:number-columns-repeated="2"/>
        </table:table-row>
        <table:table-row table:style-name="ro1">
          <table:table-cell table:style-name="ce5" office:value-type="float" office:value="2.5993208466217" calcext:value-type="float">
            <text:p>2.60E+00</text:p>
          </table:table-cell>
          <table:table-cell table:style-name="ce5" office:value-type="float" office:value="28.5850431962956" calcext:value-type="float">
            <text:p>2.86E+01</text:p>
          </table:table-cell>
          <table:table-cell table:number-columns-repeated="2"/>
        </table:table-row>
        <table:table-row table:style-name="ro1">
          <table:table-cell table:style-name="ce5" office:value-type="float" office:value="17.2494280735543" calcext:value-type="float">
            <text:p>1.72E+01</text:p>
          </table:table-cell>
          <table:table-cell table:style-name="ce5" office:value-type="float" office:value="28.0708659333125" calcext:value-type="float">
            <text:p>2.81E+01</text:p>
          </table:table-cell>
          <table:table-cell table:number-columns-repeated="2"/>
        </table:table-row>
        <table:table-row table:style-name="ro1">
          <table:table-cell table:style-name="ce5" office:value-type="float" office:value="12.6449102669287" calcext:value-type="float">
            <text:p>1.26E+01</text:p>
          </table:table-cell>
          <table:table-cell table:style-name="ce5" office:value-type="float" office:value="25.3503305993852" calcext:value-type="float">
            <text:p>2.54E+01</text:p>
          </table:table-cell>
          <table:table-cell table:number-columns-repeated="2"/>
        </table:table-row>
        <table:table-row table:style-name="ro1">
          <table:table-cell table:style-name="ce5" office:value-type="float" office:value="8.12481637911929" calcext:value-type="float">
            <text:p>8.12E+00</text:p>
          </table:table-cell>
          <table:table-cell table:style-name="ce5" office:value-type="float" office:value="27.4200754129084" calcext:value-type="float">
            <text:p>2.74E+01</text:p>
          </table:table-cell>
          <table:table-cell table:number-columns-repeated="2"/>
        </table:table-row>
        <table:table-row table:style-name="ro1">
          <table:table-cell table:style-name="ce5" office:value-type="float" office:value="4.96782746401164" calcext:value-type="float">
            <text:p>4.97E+00</text:p>
          </table:table-cell>
          <table:table-cell table:style-name="ce5" office:value-type="float" office:value="20.1638764075932" calcext:value-type="float">
            <text:p>2.02E+01</text:p>
          </table:table-cell>
          <table:table-cell table:number-columns-repeated="2"/>
        </table:table-row>
        <table:table-row table:style-name="ro1">
          <table:table-cell table:style-name="ce5" office:value-type="float" office:value="3.60694103923765" calcext:value-type="float">
            <text:p>3.61E+00</text:p>
          </table:table-cell>
          <table:table-cell table:style-name="ce5" office:value-type="float" office:value="24.3316459914516" calcext:value-type="float">
            <text:p>2.43E+01</text:p>
          </table:table-cell>
          <table:table-cell table:number-columns-repeated="2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number-columns-repeated="3"/>
          <table:table-cell office:value-type="float" office:value="0.92734" calcext:value-type="float">
            <text:p>0.92734</text:p>
          </table:table-cell>
        </table:table-row>
        <table:table-row table:style-name="ro1">
          <table:table-cell table:number-columns-repeated="3"/>
          <table:table-cell office:value-type="float" office:value="0.018" calcext:value-type="float">
            <text:p>0.018</text:p>
          </table:table-cell>
        </table:table-row>
      </table:table>
      <table:table table:name="P2vHB" table:style-name="ta1">
        <table:shapes>
          <draw:frame draw:z-index="0" draw:style-name="gr1" draw:text-style-name="P1" svg:width="453.51pt" svg:height="255.09pt" svg:x="130.85pt" svg:y="143.63pt">
            <draw:object draw:notify-on-update-of-ranges="P2vHB.A12:P2vHB.A16 P2vHB.B12:P2vHB.B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HB</text:p>
          </table:table-cell>
          <table:table-cell table:number-columns-repeated="2"/>
        </table:table-row>
        <table:table-row table:style-name="ro1">
          <table:table-cell table:style-name="ce5" office:value-type="float" office:value="3.31251738951958" calcext:value-type="float">
            <text:p>3.31E+00</text:p>
          </table:table-cell>
          <table:table-cell table:style-name="ce5" office:value-type="float" office:value="8.87693300834475" calcext:value-type="float">
            <text:p>8.88E+00</text:p>
          </table:table-cell>
          <table:table-cell table:number-columns-repeated="2"/>
        </table:table-row>
        <table:table-row table:style-name="ro1">
          <table:table-cell table:style-name="ce5" office:value-type="float" office:value="2.19645792535647" calcext:value-type="float">
            <text:p>2.20E+00</text:p>
          </table:table-cell>
          <table:table-cell table:style-name="ce5" office:value-type="float" office:value="5.97716468590031" calcext:value-type="float">
            <text:p>5.98E+00</text:p>
          </table:table-cell>
          <table:table-cell table:number-columns-repeated="2"/>
        </table:table-row>
        <table:table-row table:style-name="ro1">
          <table:table-cell table:style-name="ce5" office:value-type="float" office:value="1.53757155924775" calcext:value-type="float">
            <text:p>1.54E+00</text:p>
          </table:table-cell>
          <table:table-cell table:style-name="ce5" office:value-type="float" office:value="4.20534484637041" calcext:value-type="float">
            <text:p>4.21E+00</text:p>
          </table:table-cell>
          <table:table-cell table:number-columns-repeated="2"/>
        </table:table-row>
        <table:table-row table:style-name="ro1">
          <table:table-cell table:style-name="ce5" office:value-type="float" office:value="0.970695409709586" calcext:value-type="float">
            <text:p>9.71E-01</text:p>
          </table:table-cell>
          <table:table-cell table:style-name="ce5" office:value-type="float" office:value="2.68879559677433" calcext:value-type="float">
            <text:p>2.69E+00</text:p>
          </table:table-cell>
          <table:table-cell table:number-columns-repeated="2"/>
        </table:table-row>
        <table:table-row table:style-name="ro1">
          <table:table-cell table:style-name="ce5" office:value-type="float" office:value="0.592736141371161" calcext:value-type="float">
            <text:p>5.93E-01</text:p>
          </table:table-cell>
          <table:table-cell table:style-name="ce5" office:value-type="float" office:value="1.62559549707316" calcext:value-type="float">
            <text:p>1.63E+00</text:p>
          </table:table-cell>
          <table:table-cell table:number-columns-repeated="2"/>
        </table:table-row>
        <table:table-row table:style-name="ro1">
          <table:table-cell table:style-name="ce5" office:value-type="float" office:value="4.70904671366553" calcext:value-type="float">
            <text:p>4.71E+00</text:p>
          </table:table-cell>
          <table:table-cell table:style-name="ce5" office:value-type="float" office:value="13.5533382464362" calcext:value-type="float">
            <text:p>1.36E+01</text:p>
          </table:table-cell>
          <table:table-cell table:number-columns-repeated="2"/>
        </table:table-row>
        <table:table-row table:style-name="ro1">
          <table:table-cell table:style-name="ce5" office:value-type="float" office:value="3.17632696917413" calcext:value-type="float">
            <text:p>3.18E+00</text:p>
          </table:table-cell>
          <table:table-cell table:style-name="ce5" office:value-type="float" office:value="9.25697215264032" calcext:value-type="float">
            <text:p>9.26E+00</text:p>
          </table:table-cell>
          <table:table-cell table:number-columns-repeated="2"/>
        </table:table-row>
        <table:table-row table:style-name="ro1">
          <table:table-cell table:style-name="ce5" office:value-type="float" office:value="2.01941328269978" calcext:value-type="float">
            <text:p>2.02E+00</text:p>
          </table:table-cell>
          <table:table-cell table:style-name="ce5" office:value-type="float" office:value="5.95285488216166" calcext:value-type="float">
            <text:p>5.95E+00</text:p>
          </table:table-cell>
          <table:table-cell table:number-columns-repeated="2"/>
        </table:table-row>
        <table:table-row table:style-name="ro1">
          <table:table-cell table:style-name="ce5" office:value-type="float" office:value="1.20685625256712" calcext:value-type="float">
            <text:p>1.21E+00</text:p>
          </table:table-cell>
          <table:table-cell table:style-name="ce5" office:value-type="float" office:value="3.60907829332746" calcext:value-type="float">
            <text:p>3.61E+00</text:p>
          </table:table-cell>
          <table:table-cell table:number-columns-repeated="2"/>
        </table:table-row>
        <table:table-row table:style-name="ro1">
          <table:table-cell table:style-name="ce5" office:value-type="float" office:value="0.719214180707611" calcext:value-type="float">
            <text:p>7.19E-01</text:p>
          </table:table-cell>
          <table:table-cell table:style-name="ce5" office:value-type="float" office:value="2.11104199862387" calcext:value-type="float">
            <text:p>2.11E+00</text:p>
          </table:table-cell>
          <table:table-cell table:number-columns-repeated="2"/>
        </table:table-row>
        <table:table-row table:style-name="ro1">
          <table:table-cell table:style-name="ce5" office:value-type="float" office:value="4.91262220576419" calcext:value-type="float">
            <text:p>4.91E+00</text:p>
          </table:table-cell>
          <table:table-cell table:style-name="ce5" office:value-type="float" office:value="14.1399831532519" calcext:value-type="float">
            <text:p>1.41E+01</text:p>
          </table:table-cell>
          <table:table-cell table:number-columns-repeated="2"/>
        </table:table-row>
        <table:table-row table:style-name="ro1">
          <table:table-cell table:style-name="ce5" office:value-type="float" office:value="3.60090062622145" calcext:value-type="float">
            <text:p>3.60E+00</text:p>
          </table:table-cell>
          <table:table-cell table:style-name="ce5" office:value-type="float" office:value="10.5548040569269" calcext:value-type="float">
            <text:p>1.06E+01</text:p>
          </table:table-cell>
          <table:table-cell table:number-columns-repeated="2"/>
        </table:table-row>
        <table:table-row table:style-name="ro1">
          <table:table-cell table:style-name="ce5" office:value-type="float" office:value="2.23937531695089" calcext:value-type="float">
            <text:p>2.24E+00</text:p>
          </table:table-cell>
          <table:table-cell table:style-name="ce5" office:value-type="float" office:value="6.67353630334885" calcext:value-type="float">
            <text:p>6.67E+00</text:p>
          </table:table-cell>
          <table:table-cell table:number-columns-repeated="2"/>
        </table:table-row>
        <table:table-row table:style-name="ro1">
          <table:table-cell table:style-name="ce5" office:value-type="float" office:value="1.33911982049137" calcext:value-type="float">
            <text:p>1.34E+00</text:p>
          </table:table-cell>
          <table:table-cell table:style-name="ce5" office:value-type="float" office:value="3.95008774695853" calcext:value-type="float">
            <text:p>3.95E+00</text:p>
          </table:table-cell>
          <table:table-cell table:number-columns-repeated="2"/>
        </table:table-row>
        <table:table-row table:style-name="ro1">
          <table:table-cell table:style-name="ce5" office:value-type="float" office:value="0.932080012438285" calcext:value-type="float">
            <text:p>9.32E-01</text:p>
          </table:table-cell>
          <table:table-cell table:style-name="ce5" office:value-type="float" office:value="2.94158898003852" calcext:value-type="float">
            <text:p>2.94E+00</text:p>
          </table:table-cell>
          <table:table-cell table:number-columns-repeated="2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3"/>
          <table:table-cell office:value-type="float" office:value="0.99641" calcext:value-type="float">
            <text:p>0.99641</text:p>
          </table:table-cell>
        </table:table-row>
      </table:table>
      <table:table table:name="P2vODNP" table:style-name="ta1">
        <table:shapes>
          <draw:frame draw:z-index="0" draw:style-name="gr1" draw:text-style-name="P1" svg:width="453.51pt" svg:height="255.09pt" svg:x="130.85pt" svg:y="597.43pt">
            <draw:object draw:notify-on-update-of-ranges="P2vODNP.A55:P2vODNP.A59 P2vODNP.B55:P2vODNP.B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51pt" svg:height="255.09pt" svg:x="130.85pt" svg:y="597.43pt">
            <draw:object draw:notify-on-update-of-ranges="P2vODNP.A50:P2vODNP.A59 P2vODNP.B50:P2vODNP.B5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ODNP</text:p>
          </table:table-cell>
          <table:table-cell table:number-columns-repeated="8"/>
        </table:table-row>
        <table:table-row table:style-name="ro1">
          <table:table-cell table:style-name="ce5" office:value-type="float" office:value="4.70904671366553" calcext:value-type="float">
            <text:p>4.71E+00</text:p>
          </table:table-cell>
          <table:table-cell table:style-name="ce5" office:value-type="float" office:value="22.549975251221" calcext:value-type="float">
            <text:p>2.25E+01</text:p>
          </table:table-cell>
          <table:table-cell table:number-columns-repeated="8"/>
        </table:table-row>
        <table:table-row table:style-name="ro1">
          <table:table-cell table:style-name="ce5" office:value-type="float" office:value="3.17632696917413" calcext:value-type="float">
            <text:p>3.18E+00</text:p>
          </table:table-cell>
          <table:table-cell table:style-name="ce5" office:value-type="float" office:value="13.7277806960241" calcext:value-type="float">
            <text:p>1.37E+01</text:p>
          </table:table-cell>
          <table:table-cell table:number-columns-repeated="8"/>
        </table:table-row>
        <table:table-row table:style-name="ro1">
          <table:table-cell table:style-name="ce5" office:value-type="float" office:value="2.01941328269978" calcext:value-type="float">
            <text:p>2.02E+00</text:p>
          </table:table-cell>
          <table:table-cell table:style-name="ce5" office:value-type="float" office:value="9.73713427814858" calcext:value-type="float">
            <text:p>9.74E+00</text:p>
          </table:table-cell>
          <table:table-cell table:number-columns-repeated="8"/>
        </table:table-row>
        <table:table-row table:style-name="ro1">
          <table:table-cell table:style-name="ce5" office:value-type="float" office:value="1.20685625256712" calcext:value-type="float">
            <text:p>1.21E+00</text:p>
          </table:table-cell>
          <table:table-cell table:style-name="ce5" office:value-type="float" office:value="5.83058207667689" calcext:value-type="float">
            <text:p>5.83E+00</text:p>
          </table:table-cell>
          <table:table-cell table:number-columns-repeated="8"/>
        </table:table-row>
        <table:table-row table:style-name="ro1">
          <table:table-cell table:style-name="ce5" office:value-type="float" office:value="0.719214180707611" calcext:value-type="float">
            <text:p>7.19E-01</text:p>
          </table:table-cell>
          <table:table-cell table:style-name="ce5" office:value-type="float" office:value="3.25516163546268" calcext:value-type="float">
            <text:p>3.26E+00</text:p>
          </table:table-cell>
          <table:table-cell table:number-columns-repeated="8"/>
        </table:table-row>
        <table:table-row table:style-name="ro1">
          <table:table-cell table:style-name="ce5" office:value-type="float" office:value="4.91262220576419" calcext:value-type="float">
            <text:p>4.91E+00</text:p>
          </table:table-cell>
          <table:table-cell table:style-name="ce5" office:value-type="float" office:value="20.6546206033675" calcext:value-type="float">
            <text:p>2.07E+01</text:p>
          </table:table-cell>
          <table:table-cell table:number-columns-repeated="8"/>
        </table:table-row>
        <table:table-row table:style-name="ro1">
          <table:table-cell table:style-name="ce5" office:value-type="float" office:value="3.60090062622145" calcext:value-type="float">
            <text:p>3.60E+00</text:p>
          </table:table-cell>
          <table:table-cell table:style-name="ce5" office:value-type="float" office:value="16.3022613891699" calcext:value-type="float">
            <text:p>1.63E+01</text:p>
          </table:table-cell>
          <table:table-cell table:number-columns-repeated="8"/>
        </table:table-row>
        <table:table-row table:style-name="ro1">
          <table:table-cell table:style-name="ce5" office:value-type="float" office:value="2.23937531695089" calcext:value-type="float">
            <text:p>2.24E+00</text:p>
          </table:table-cell>
          <table:table-cell table:style-name="ce5" office:value-type="float" office:value="10.8834180797163" calcext:value-type="float">
            <text:p>1.09E+01</text:p>
          </table:table-cell>
          <table:table-cell table:number-columns-repeated="8"/>
        </table:table-row>
        <table:table-row table:style-name="ro1">
          <table:table-cell table:style-name="ce5" office:value-type="float" office:value="1.33911982049137" calcext:value-type="float">
            <text:p>1.34E+00</text:p>
          </table:table-cell>
          <table:table-cell table:style-name="ce5" office:value-type="float" office:value="7.20783501509341" calcext:value-type="float">
            <text:p>7.21E+00</text:p>
          </table:table-cell>
          <table:table-cell table:number-columns-repeated="8"/>
        </table:table-row>
        <table:table-row table:style-name="ro1">
          <table:table-cell table:style-name="ce5" office:value-type="float" office:value="0.932080012438285" calcext:value-type="float">
            <text:p>9.32E-01</text:p>
          </table:table-cell>
          <table:table-cell table:style-name="ce5" office:value-type="float" office:value="4.86976266021531" calcext:value-type="float">
            <text:p>4.87E+00</text:p>
          </table:table-cell>
          <table:table-cell table:number-columns-repeated="8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9"/>
          <table:table-cell office:value-type="float" office:value="0.9182435" calcext:value-type="float">
            <text:p>0.9182435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float" office:value="0.98618" calcext:value-type="float">
            <text:p>0.986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xi</text:p>
          </table:table-cell>
          <table:table-cell table:number-columns-repeated="8"/>
        </table:table-row>
        <table:table-row table:style-name="ro1">
          <table:table-cell table:style-name="ce5" office:value-type="float" office:value="4.70904671366553" calcext:value-type="float">
            <text:p>4.71E+00</text:p>
          </table:table-cell>
          <table:table-cell table:style-name="ce5" office:value-type="float" office:value="0.22101997123757" calcext:value-type="float">
            <text:p>2.21E-01</text:p>
          </table:table-cell>
          <table:table-cell table:number-columns-repeated="8"/>
        </table:table-row>
        <table:table-row table:style-name="ro1">
          <table:table-cell table:style-name="ce5" office:value-type="float" office:value="3.17632696917413" calcext:value-type="float">
            <text:p>3.18E+00</text:p>
          </table:table-cell>
          <table:table-cell table:style-name="ce5" office:value-type="float" office:value="0.282418471231023" calcext:value-type="float">
            <text:p>2.82E-01</text:p>
          </table:table-cell>
          <table:table-cell table:number-columns-repeated="8"/>
        </table:table-row>
        <table:table-row table:style-name="ro1">
          <table:table-cell table:style-name="ce5" office:value-type="float" office:value="2.01941328269978" calcext:value-type="float">
            <text:p>2.02E+00</text:p>
          </table:table-cell>
          <table:table-cell table:style-name="ce5" office:value-type="float" office:value="0.332588189457034" calcext:value-type="float">
            <text:p>3.33E-01</text:p>
          </table:table-cell>
          <table:table-cell table:number-columns-repeated="8"/>
        </table:table-row>
        <table:table-row table:style-name="ro1">
          <table:table-cell table:style-name="ce5" office:value-type="float" office:value="1.20685625256712" calcext:value-type="float">
            <text:p>1.21E+00</text:p>
          </table:table-cell>
          <table:table-cell table:style-name="ce5" office:value-type="float" office:value="0.387648223387811" calcext:value-type="float">
            <text:p>3.88E-01</text:p>
          </table:table-cell>
          <table:table-cell table:number-columns-repeated="8"/>
        </table:table-row>
        <table:table-row table:style-name="ro1">
          <table:table-cell table:style-name="ce5" office:value-type="float" office:value="0.719214180707611" calcext:value-type="float">
            <text:p>7.19E-01</text:p>
          </table:table-cell>
          <table:table-cell table:style-name="ce5" office:value-type="float" office:value="0.427257119476627" calcext:value-type="float">
            <text:p>4.27E-01</text:p>
          </table:table-cell>
          <table:table-cell table:number-columns-repeated="8"/>
        </table:table-row>
        <table:table-row table:style-name="ro1">
          <table:table-cell table:style-name="ce5" office:value-type="float" office:value="4.91262220576419" calcext:value-type="float">
            <text:p>4.91E+00</text:p>
          </table:table-cell>
          <table:table-cell table:style-name="ce5" office:value-type="float" office:value="0.194130373559234" calcext:value-type="float">
            <text:p>1.94E-01</text:p>
          </table:table-cell>
          <table:table-cell table:number-columns-repeated="8"/>
        </table:table-row>
        <table:table-row table:style-name="ro1">
          <table:table-cell table:style-name="ce5" office:value-type="float" office:value="3.60090062622145" calcext:value-type="float">
            <text:p>3.60E+00</text:p>
          </table:table-cell>
          <table:table-cell table:style-name="ce5" office:value-type="float" office:value="0.244500406180364" calcext:value-type="float">
            <text:p>2.45E-01</text:p>
          </table:table-cell>
          <table:table-cell table:number-columns-repeated="8"/>
        </table:table-row>
        <table:table-row table:style-name="ro1">
          <table:table-cell table:style-name="ce5" office:value-type="float" office:value="2.23937531695089" calcext:value-type="float">
            <text:p>2.24E+00</text:p>
          </table:table-cell>
          <table:table-cell table:style-name="ce5" office:value-type="float" office:value="0.309138990852548" calcext:value-type="float">
            <text:p>3.09E-01</text:p>
          </table:table-cell>
          <table:table-cell table:number-columns-repeated="8"/>
        </table:table-row>
        <table:table-row table:style-name="ro1">
          <table:table-cell table:style-name="ce5" office:value-type="float" office:value="1.33911982049137" calcext:value-type="float">
            <text:p>1.34E+00</text:p>
          </table:table-cell>
          <table:table-cell table:style-name="ce5" office:value-type="float" office:value="0.339993776170344" calcext:value-type="float">
            <text:p>3.40E-01</text:p>
          </table:table-cell>
          <table:table-cell table:number-columns-repeated="8"/>
        </table:table-row>
        <table:table-row table:style-name="ro1">
          <table:table-cell table:style-name="ce5" office:value-type="float" office:value="0.932080012438285" calcext:value-type="float">
            <text:p>9.32E-01</text:p>
          </table:table-cell>
          <table:table-cell table:style-name="ce5" office:value-type="float" office:value="0.346617024384059" calcext:value-type="float">
            <text:p>3.47E-01</text:p>
          </table:table-cell>
          <table:table-cell table:number-columns-repeated="8"/>
        </table:table-row>
        <table:table-row table:style-name="ro1" table:number-rows-repeated="12">
          <table:table-cell table:number-columns-repeated="10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k_sigma</text:p>
          </table:table-cell>
          <table:table-cell table:number-columns-repeated="8"/>
        </table:table-row>
        <table:table-row table:style-name="ro1">
          <table:table-cell table:style-name="ce5" office:value-type="float" office:value="4.70904671366553" calcext:value-type="float">
            <text:p>4.71E+00</text:p>
          </table:table-cell>
          <table:table-cell table:style-name="ce5" office:value-type="float" office:value="17.5463525563841" calcext:value-type="float">
            <text:p>1.75E+01</text:p>
          </table:table-cell>
          <table:table-cell table:number-columns-repeated="8"/>
        </table:table-row>
        <table:table-row table:style-name="ro1">
          <table:table-cell table:style-name="ce5" office:value-type="float" office:value="3.17632696917413" calcext:value-type="float">
            <text:p>3.18E+00</text:p>
          </table:table-cell>
          <table:table-cell table:style-name="ce5" office:value-type="float" office:value="27.5829605484779" calcext:value-type="float">
            <text:p>2.76E+01</text:p>
          </table:table-cell>
          <table:table-cell table:number-columns-repeated="8"/>
        </table:table-row>
        <table:table-row table:style-name="ro1">
          <table:table-cell table:style-name="ce5" office:value-type="float" office:value="2.01941328269978" calcext:value-type="float">
            <text:p>2.02E+00</text:p>
          </table:table-cell>
          <table:table-cell table:style-name="ce5" office:value-type="float" office:value="29.0063185351168" calcext:value-type="float">
            <text:p>2.90E+01</text:p>
          </table:table-cell>
          <table:table-cell table:number-columns-repeated="8"/>
        </table:table-row>
        <table:table-row table:style-name="ro1">
          <table:table-cell table:style-name="ce5" office:value-type="float" office:value="1.20685625256712" calcext:value-type="float">
            <text:p>1.21E+00</text:p>
          </table:table-cell>
          <table:table-cell table:style-name="ce5" office:value-type="float" office:value="23.2990758725096" calcext:value-type="float">
            <text:p>2.33E+01</text:p>
          </table:table-cell>
          <table:table-cell table:number-columns-repeated="8"/>
        </table:table-row>
        <table:table-row table:style-name="ro1">
          <table:table-cell table:style-name="ce5" office:value-type="float" office:value="0.719214180707611" calcext:value-type="float">
            <text:p>7.19E-01</text:p>
          </table:table-cell>
          <table:table-cell table:style-name="ce5" office:value-type="float" office:value="28.5850431962956" calcext:value-type="float">
            <text:p>2.86E+01</text:p>
          </table:table-cell>
          <table:table-cell table:number-columns-repeated="8"/>
        </table:table-row>
        <table:table-row table:style-name="ro1">
          <table:table-cell table:style-name="ce5" office:value-type="float" office:value="4.91262220576419" calcext:value-type="float">
            <text:p>4.91E+00</text:p>
          </table:table-cell>
          <table:table-cell table:style-name="ce5" office:value-type="float" office:value="28.0708659333125" calcext:value-type="float">
            <text:p>2.81E+01</text:p>
          </table:table-cell>
          <table:table-cell table:number-columns-repeated="8"/>
        </table:table-row>
        <table:table-row table:style-name="ro1">
          <table:table-cell table:style-name="ce5" office:value-type="float" office:value="3.60090062622145" calcext:value-type="float">
            <text:p>3.60E+00</text:p>
          </table:table-cell>
          <table:table-cell table:style-name="ce5" office:value-type="float" office:value="25.3503305993852" calcext:value-type="float">
            <text:p>2.54E+01</text:p>
          </table:table-cell>
          <table:table-cell table:number-columns-repeated="8"/>
        </table:table-row>
        <table:table-row table:style-name="ro1">
          <table:table-cell table:style-name="ce5" office:value-type="float" office:value="2.23937531695089" calcext:value-type="float">
            <text:p>2.24E+00</text:p>
          </table:table-cell>
          <table:table-cell table:style-name="ce5" office:value-type="float" office:value="27.4200754129084" calcext:value-type="float">
            <text:p>2.74E+01</text:p>
          </table:table-cell>
          <table:table-cell table:number-columns-repeated="8"/>
        </table:table-row>
        <table:table-row table:style-name="ro1">
          <table:table-cell table:style-name="ce5" office:value-type="float" office:value="1.33911982049137" calcext:value-type="float">
            <text:p>1.34E+00</text:p>
          </table:table-cell>
          <table:table-cell table:style-name="ce5" office:value-type="float" office:value="20.1638764075932" calcext:value-type="float">
            <text:p>2.02E+01</text:p>
          </table:table-cell>
          <table:table-cell table:number-columns-repeated="8"/>
        </table:table-row>
        <table:table-row table:style-name="ro1">
          <table:table-cell table:style-name="ce5" office:value-type="float" office:value="0.932080012438285" calcext:value-type="float">
            <text:p>9.32E-01</text:p>
          </table:table-cell>
          <table:table-cell table:style-name="ce5" office:value-type="float" office:value="24.3316459914516" calcext:value-type="float">
            <text:p>2.43E+01</text:p>
          </table:table-cell>
          <table:table-cell table:number-columns-repeated="8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4"/>
          <table:table-cell office:value-type="float" office:value="0.919759" calcext:value-type="float">
            <text:p>0.9197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17189" calcext:value-type="float">
            <text:p>0.017189</text:p>
          </table:table-cell>
          <table:table-cell table:number-columns-repeated="5"/>
        </table:table-row>
      </table:table>
      <table:table table:name="HBvODNP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HB</text:p>
          </table:table-cell>
          <table:table-cell office:value-type="string" calcext:value-type="string">
            <text:p>ODNP</text:p>
          </table:table-cell>
          <table:table-cell table:number-columns-repeated="4"/>
        </table:table-row>
        <table:table-row table:style-name="ro1">
          <table:table-cell table:style-name="ce5" office:value-type="float" office:value="13.5533382464362" calcext:value-type="float">
            <text:p>1.36E+01</text:p>
          </table:table-cell>
          <table:table-cell table:style-name="ce5" office:value-type="float" office:value="22.549975251221" calcext:value-type="float">
            <text:p>2.25E+01</text:p>
          </table:table-cell>
          <table:table-cell table:number-columns-repeated="4"/>
        </table:table-row>
        <table:table-row table:style-name="ro1">
          <table:table-cell table:style-name="ce5" office:value-type="float" office:value="9.25697215264032" calcext:value-type="float">
            <text:p>9.26E+00</text:p>
          </table:table-cell>
          <table:table-cell table:style-name="ce5" office:value-type="float" office:value="13.7277806960241" calcext:value-type="float">
            <text:p>1.37E+01</text:p>
          </table:table-cell>
          <table:table-cell table:number-columns-repeated="4"/>
        </table:table-row>
        <table:table-row table:style-name="ro1">
          <table:table-cell table:style-name="ce5" office:value-type="float" office:value="5.95285488216166" calcext:value-type="float">
            <text:p>5.95E+00</text:p>
          </table:table-cell>
          <table:table-cell table:style-name="ce5" office:value-type="float" office:value="9.73713427814858" calcext:value-type="float">
            <text:p>9.74E+00</text:p>
          </table:table-cell>
          <table:table-cell table:number-columns-repeated="4"/>
        </table:table-row>
        <table:table-row table:style-name="ro1">
          <table:table-cell table:style-name="ce5" office:value-type="float" office:value="3.60907829332746" calcext:value-type="float">
            <text:p>3.61E+00</text:p>
          </table:table-cell>
          <table:table-cell table:style-name="ce5" office:value-type="float" office:value="5.83058207667689" calcext:value-type="float">
            <text:p>5.83E+00</text:p>
          </table:table-cell>
          <table:table-cell table:number-columns-repeated="4"/>
        </table:table-row>
        <table:table-row table:style-name="ro1">
          <table:table-cell table:style-name="ce5" office:value-type="float" office:value="2.11104199862387" calcext:value-type="float">
            <text:p>2.11E+00</text:p>
          </table:table-cell>
          <table:table-cell table:style-name="ce5" office:value-type="float" office:value="3.25516163546268" calcext:value-type="float">
            <text:p>3.26E+00</text:p>
          </table:table-cell>
          <table:table-cell table:number-columns-repeated="4"/>
        </table:table-row>
        <table:table-row table:style-name="ro1">
          <table:table-cell table:style-name="ce5" office:value-type="float" office:value="14.1399831532519" calcext:value-type="float">
            <text:p>1.41E+01</text:p>
          </table:table-cell>
          <table:table-cell table:style-name="ce5" office:value-type="float" office:value="20.6546206033675" calcext:value-type="float">
            <text:p>2.07E+01</text:p>
          </table:table-cell>
          <table:table-cell table:number-columns-repeated="4"/>
        </table:table-row>
        <table:table-row table:style-name="ro1">
          <table:table-cell table:style-name="ce5" office:value-type="float" office:value="10.5548040569269" calcext:value-type="float">
            <text:p>1.06E+01</text:p>
          </table:table-cell>
          <table:table-cell table:style-name="ce5" office:value-type="float" office:value="16.3022613891699" calcext:value-type="float">
            <text:p>1.63E+01</text:p>
          </table:table-cell>
          <table:table-cell table:number-columns-repeated="4"/>
        </table:table-row>
        <table:table-row table:style-name="ro1">
          <table:table-cell table:style-name="ce5" office:value-type="float" office:value="6.67353630334885" calcext:value-type="float">
            <text:p>6.67E+00</text:p>
          </table:table-cell>
          <table:table-cell table:style-name="ce5" office:value-type="float" office:value="10.8834180797163" calcext:value-type="float">
            <text:p>1.09E+01</text:p>
          </table:table-cell>
          <table:table-cell table:number-columns-repeated="4"/>
        </table:table-row>
        <table:table-row table:style-name="ro1">
          <table:table-cell table:style-name="ce5" office:value-type="float" office:value="3.95008774695853" calcext:value-type="float">
            <text:p>3.95E+00</text:p>
          </table:table-cell>
          <table:table-cell table:style-name="ce5" office:value-type="float" office:value="7.20783501509341" calcext:value-type="float">
            <text:p>7.21E+00</text:p>
          </table:table-cell>
          <table:table-cell table:number-columns-repeated="4"/>
        </table:table-row>
        <table:table-row table:style-name="ro1">
          <table:table-cell table:style-name="ce5" office:value-type="float" office:value="2.94158898003852" calcext:value-type="float">
            <text:p>2.94E+00</text:p>
          </table:table-cell>
          <table:table-cell table:style-name="ce5" office:value-type="float" office:value="4.86976266021531" calcext:value-type="float">
            <text:p>4.87E+00</text:p>
          </table:table-cell>
          <table:table-cell table:number-columns-repeated="4"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float" office:value="0.04715318" calcext:value-type="float">
            <text:p>0.04715318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>
          <table:table-cell table:number-columns-repeated="5"/>
          <table:table-cell office:value-type="float" office:value="0.98641" calcext:value-type="float">
            <text:p>0.98641</text:p>
          </table:table-cell>
        </table:table-row>
        <table:table-row table:style-name="ro1">
          <table:table-cell office:value-type="string" calcext:value-type="string">
            <text:p>HB</text:p>
          </table:table-cell>
          <table:table-cell office:value-type="string" calcext:value-type="string">
            <text:p>xi</text:p>
          </table:table-cell>
          <table:table-cell table:number-columns-repeated="4"/>
        </table:table-row>
        <table:table-row table:style-name="ro1">
          <table:table-cell table:style-name="ce5" office:value-type="float" office:value="13.5533382464362" calcext:value-type="float">
            <text:p>1.36E+01</text:p>
          </table:table-cell>
          <table:table-cell table:style-name="ce5" office:value-type="float" office:value="0.22101997123757" calcext:value-type="float">
            <text:p>2.21E-01</text:p>
          </table:table-cell>
          <table:table-cell table:number-columns-repeated="4"/>
        </table:table-row>
        <table:table-row table:style-name="ro1">
          <table:table-cell table:style-name="ce5" office:value-type="float" office:value="9.25697215264032" calcext:value-type="float">
            <text:p>9.26E+00</text:p>
          </table:table-cell>
          <table:table-cell table:style-name="ce5" office:value-type="float" office:value="0.282418471231023" calcext:value-type="float">
            <text:p>2.82E-01</text:p>
          </table:table-cell>
          <table:table-cell table:number-columns-repeated="4"/>
        </table:table-row>
        <table:table-row table:style-name="ro1">
          <table:table-cell table:style-name="ce5" office:value-type="float" office:value="5.95285488216166" calcext:value-type="float">
            <text:p>5.95E+00</text:p>
          </table:table-cell>
          <table:table-cell table:style-name="ce5" office:value-type="float" office:value="0.332588189457034" calcext:value-type="float">
            <text:p>3.33E-01</text:p>
          </table:table-cell>
          <table:table-cell table:number-columns-repeated="4"/>
        </table:table-row>
        <table:table-row table:style-name="ro1">
          <table:table-cell table:style-name="ce5" office:value-type="float" office:value="3.60907829332746" calcext:value-type="float">
            <text:p>3.61E+00</text:p>
          </table:table-cell>
          <table:table-cell table:style-name="ce5" office:value-type="float" office:value="0.387648223387811" calcext:value-type="float">
            <text:p>3.88E-01</text:p>
          </table:table-cell>
          <table:table-cell table:number-columns-repeated="4"/>
        </table:table-row>
        <table:table-row table:style-name="ro1">
          <table:table-cell table:style-name="ce5" office:value-type="float" office:value="2.11104199862387" calcext:value-type="float">
            <text:p>2.11E+00</text:p>
          </table:table-cell>
          <table:table-cell table:style-name="ce5" office:value-type="float" office:value="0.427257119476627" calcext:value-type="float">
            <text:p>4.27E-01</text:p>
          </table:table-cell>
          <table:table-cell table:number-columns-repeated="4"/>
        </table:table-row>
        <table:table-row table:style-name="ro1">
          <table:table-cell table:style-name="ce5" office:value-type="float" office:value="14.1399831532519" calcext:value-type="float">
            <text:p>1.41E+01</text:p>
          </table:table-cell>
          <table:table-cell table:style-name="ce5" office:value-type="float" office:value="0.194130373559234" calcext:value-type="float">
            <text:p>1.94E-01</text:p>
          </table:table-cell>
          <table:table-cell table:number-columns-repeated="4"/>
        </table:table-row>
        <table:table-row table:style-name="ro1">
          <table:table-cell table:style-name="ce5" office:value-type="float" office:value="10.5548040569269" calcext:value-type="float">
            <text:p>1.06E+01</text:p>
          </table:table-cell>
          <table:table-cell table:style-name="ce5" office:value-type="float" office:value="0.244500406180364" calcext:value-type="float">
            <text:p>2.45E-01</text:p>
          </table:table-cell>
          <table:table-cell table:number-columns-repeated="4"/>
        </table:table-row>
        <table:table-row table:style-name="ro1">
          <table:table-cell table:style-name="ce5" office:value-type="float" office:value="6.67353630334885" calcext:value-type="float">
            <text:p>6.67E+00</text:p>
          </table:table-cell>
          <table:table-cell table:style-name="ce5" office:value-type="float" office:value="0.309138990852548" calcext:value-type="float">
            <text:p>3.09E-01</text:p>
          </table:table-cell>
          <table:table-cell table:number-columns-repeated="4"/>
        </table:table-row>
        <table:table-row table:style-name="ro1">
          <table:table-cell table:style-name="ce5" office:value-type="float" office:value="3.95008774695853" calcext:value-type="float">
            <text:p>3.95E+00</text:p>
          </table:table-cell>
          <table:table-cell table:style-name="ce5" office:value-type="float" office:value="0.339993776170344" calcext:value-type="float">
            <text:p>3.40E-01</text:p>
          </table:table-cell>
          <table:table-cell table:number-columns-repeated="4"/>
        </table:table-row>
        <table:table-row table:style-name="ro1">
          <table:table-cell table:style-name="ce5" office:value-type="float" office:value="2.94158898003852" calcext:value-type="float">
            <text:p>2.94E+00</text:p>
          </table:table-cell>
          <table:table-cell table:style-name="ce5" office:value-type="float" office:value="0.346617024384059" calcext:value-type="float">
            <text:p>3.47E-01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HB</text:p>
          </table:table-cell>
          <table:table-cell office:value-type="string" calcext:value-type="string">
            <text:p>k_sigma</text:p>
          </table:table-cell>
          <table:table-cell table:number-columns-repeated="4"/>
        </table:table-row>
        <table:table-row table:style-name="ro1">
          <table:table-cell table:style-name="ce5" office:value-type="float" office:value="13.5533382464362" calcext:value-type="float">
            <text:p>1.36E+01</text:p>
          </table:table-cell>
          <table:table-cell table:style-name="ce5" office:value-type="float" office:value="17.5463525563841" calcext:value-type="float">
            <text:p>1.75E+01</text:p>
          </table:table-cell>
          <table:table-cell table:number-columns-repeated="4"/>
        </table:table-row>
        <table:table-row table:style-name="ro1">
          <table:table-cell table:style-name="ce5" office:value-type="float" office:value="9.25697215264032" calcext:value-type="float">
            <text:p>9.26E+00</text:p>
          </table:table-cell>
          <table:table-cell table:style-name="ce5" office:value-type="float" office:value="27.5829605484779" calcext:value-type="float">
            <text:p>2.76E+01</text:p>
          </table:table-cell>
          <table:table-cell table:number-columns-repeated="4"/>
        </table:table-row>
        <table:table-row table:style-name="ro1">
          <table:table-cell table:style-name="ce5" office:value-type="float" office:value="5.95285488216166" calcext:value-type="float">
            <text:p>5.95E+00</text:p>
          </table:table-cell>
          <table:table-cell table:style-name="ce5" office:value-type="float" office:value="29.0063185351168" calcext:value-type="float">
            <text:p>2.90E+01</text:p>
          </table:table-cell>
          <table:table-cell table:number-columns-repeated="4"/>
        </table:table-row>
        <table:table-row table:style-name="ro1">
          <table:table-cell table:style-name="ce5" office:value-type="float" office:value="3.60907829332746" calcext:value-type="float">
            <text:p>3.61E+00</text:p>
          </table:table-cell>
          <table:table-cell table:style-name="ce5" office:value-type="float" office:value="23.2990758725096" calcext:value-type="float">
            <text:p>2.33E+01</text:p>
          </table:table-cell>
          <table:table-cell table:number-columns-repeated="4"/>
        </table:table-row>
        <table:table-row table:style-name="ro1">
          <table:table-cell table:style-name="ce5" office:value-type="float" office:value="2.11104199862387" calcext:value-type="float">
            <text:p>2.11E+00</text:p>
          </table:table-cell>
          <table:table-cell table:style-name="ce5" office:value-type="float" office:value="28.5850431962956" calcext:value-type="float">
            <text:p>2.86E+01</text:p>
          </table:table-cell>
          <table:table-cell table:number-columns-repeated="4"/>
        </table:table-row>
        <table:table-row table:style-name="ro1">
          <table:table-cell table:style-name="ce5" office:value-type="float" office:value="14.1399831532519" calcext:value-type="float">
            <text:p>1.41E+01</text:p>
          </table:table-cell>
          <table:table-cell table:style-name="ce5" office:value-type="float" office:value="28.0708659333125" calcext:value-type="float">
            <text:p>2.81E+01</text:p>
          </table:table-cell>
          <table:table-cell table:number-columns-repeated="4"/>
        </table:table-row>
        <table:table-row table:style-name="ro1">
          <table:table-cell table:style-name="ce5" office:value-type="float" office:value="10.5548040569269" calcext:value-type="float">
            <text:p>1.06E+01</text:p>
          </table:table-cell>
          <table:table-cell table:style-name="ce5" office:value-type="float" office:value="25.3503305993852" calcext:value-type="float">
            <text:p>2.54E+01</text:p>
          </table:table-cell>
          <table:table-cell table:number-columns-repeated="4"/>
        </table:table-row>
        <table:table-row table:style-name="ro1">
          <table:table-cell table:style-name="ce5" office:value-type="float" office:value="6.67353630334885" calcext:value-type="float">
            <text:p>6.67E+00</text:p>
          </table:table-cell>
          <table:table-cell table:style-name="ce5" office:value-type="float" office:value="27.4200754129084" calcext:value-type="float">
            <text:p>2.74E+01</text:p>
          </table:table-cell>
          <table:table-cell table:number-columns-repeated="4"/>
        </table:table-row>
        <table:table-row table:style-name="ro1">
          <table:table-cell table:style-name="ce5" office:value-type="float" office:value="3.95008774695853" calcext:value-type="float">
            <text:p>3.95E+00</text:p>
          </table:table-cell>
          <table:table-cell table:style-name="ce5" office:value-type="float" office:value="20.1638764075932" calcext:value-type="float">
            <text:p>2.02E+01</text:p>
          </table:table-cell>
          <table:table-cell table:number-columns-repeated="4"/>
        </table:table-row>
        <table:table-row table:style-name="ro1">
          <table:table-cell table:style-name="ce5" office:value-type="float" office:value="2.94158898003852" calcext:value-type="float">
            <text:p>2.94E+00</text:p>
          </table:table-cell>
          <table:table-cell table:style-name="ce5" office:value-type="float" office:value="24.3316459914516" calcext:value-type="float">
            <text:p>2.43E+01</text:p>
          </table:table-cell>
          <table:table-cell table:number-columns-repeated="4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4"/>
          <table:table-cell office:value-type="float" office:value="0.926199" calcext:value-type="float">
            <text:p>0.9261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164888" calcext:value-type="float">
            <text:p>0.0164888</text:p>
          </table:table-cell>
          <table:table-cell/>
        </table:table-row>
      </table:table>
      <table:table table:name="heatmap" table:style-name="ta1">
        <table:table-column table:style-name="co2" table:number-columns-repeated="8" table:default-cell-style-name="Default"/>
        <table:table-row table:style-name="ro1">
          <table:table-cell table:style-name="ce8" office:value-type="string" calcext:value-type="string" table:number-columns-spanned="8" table:number-rows-spanned="1">
            <text:p>Combined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Surviva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ODNP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k_sigma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 table:style-name="ce11" office:value-type="float" office:value="1" calcext:value-type="float">
            <text:p>1.000</text:p>
          </table:table-cell>
          <table:table-cell table:style-name="ce11" office:value-type="float" office:value="0.98588" calcext:value-type="float">
            <text:p>0.986</text:p>
          </table:table-cell>
          <table:table-cell table:style-name="ce11" table:formula="of:=0.98388" office:value-type="float" office:value="0.98388" calcext:value-type="float">
            <text:p>0.984</text:p>
          </table:table-cell>
          <table:table-cell table:style-name="ce11" office:value-type="float" office:value="0.987445" calcext:value-type="float">
            <text:p>0.987</text:p>
          </table:table-cell>
          <table:table-cell table:style-name="ce11" office:value-type="float" office:value="0.96" calcext:value-type="float">
            <text:p>0.960</text:p>
          </table:table-cell>
          <table:table-cell table:style-name="ce11" office:value-type="float" office:value="0.939839" calcext:value-type="float">
            <text:p>0.940</text:p>
          </table:table-cell>
          <table:table-cell table:style-name="ce11" office:value-type="float" office:value="0.000669" calcext:value-type="float">
            <text:p>0.00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style-name="ce11" office:value-type="float" office:value="0.98588" calcext:value-type="float">
            <text:p>0.986</text:p>
          </table:table-cell>
          <table:table-cell table:number-columns-repeated="2" table:style-name="ce11" office:value-type="float" office:value="1" calcext:value-type="float">
            <text:p>1.000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float" office:value="0.9867" calcext:value-type="float">
            <text:p>0.987</text:p>
          </table:table-cell>
          <table:table-cell table:style-name="ce11" office:value-type="float" office:value="0.92734" calcext:value-type="float">
            <text:p>0.927</text:p>
          </table:table-cell>
          <table:table-cell table:style-name="ce11"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style-name="ce11" table:formula="of:=0.98388" office:value-type="float" office:value="0.98388" calcext:value-type="float">
            <text:p>0.984</text:p>
          </table:table-cell>
          <table:table-cell table:number-columns-repeated="2" table:style-name="ce11" office:value-type="float" office:value="1" calcext:value-type="float">
            <text:p>1.000</text:p>
          </table:table-cell>
          <table:table-cell table:style-name="ce11" office:value-type="float" office:value="0.996" calcext:value-type="float">
            <text:p>0.996</text:p>
          </table:table-cell>
          <table:table-cell table:style-name="ce11" office:value-type="float" office:value="0.98618" calcext:value-type="float">
            <text:p>0.986</text:p>
          </table:table-cell>
          <table:table-cell table:style-name="ce11" office:value-type="float" office:value="0.919759" calcext:value-type="float">
            <text:p>0.920</text:p>
          </table:table-cell>
          <table:table-cell table:style-name="ce11" office:value-type="float" office:value="0.017189" calcext:value-type="float">
            <text:p>0.017</text:p>
          </table:table-cell>
        </table:table-row>
        <table:table-row table:style-name="ro1">
          <table:table-cell office:value-type="string" calcext:value-type="string">
            <text:p>HB</text:p>
          </table:table-cell>
          <table:table-cell table:style-name="ce11" office:value-type="float" office:value="0.987445" calcext:value-type="float">
            <text:p>0.987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float" office:value="0.996" calcext:value-type="float">
            <text:p>0.996</text:p>
          </table:table-cell>
          <table:table-cell table:style-name="ce11" office:value-type="float" office:value="1" calcext:value-type="float">
            <text:p>1.000</text:p>
          </table:table-cell>
          <table:table-cell table:style-name="ce11" office:value-type="float" office:value="0.98641" calcext:value-type="float">
            <text:p>0.986</text:p>
          </table:table-cell>
          <table:table-cell table:style-name="ce11" office:value-type="float" office:value="0.926199" calcext:value-type="float">
            <text:p>0.926</text:p>
          </table:table-cell>
          <table:table-cell table:style-name="ce11" office:value-type="float" office:value="0.0164888" calcext:value-type="float">
            <text:p>0.016</text:p>
          </table:table-cell>
        </table:table-row>
        <table:table-row table:style-name="ro1">
          <table:table-cell office:value-type="string" calcext:value-type="string">
            <text:p>ODNP</text:p>
          </table:table-cell>
          <table:table-cell table:style-name="ce11" office:value-type="float" office:value="0.96" calcext:value-type="float">
            <text:p>0.960</text:p>
          </table:table-cell>
          <table:table-cell table:style-name="ce11" office:value-type="float" office:value="0.9867" calcext:value-type="float">
            <text:p>0.987</text:p>
          </table:table-cell>
          <table:table-cell table:style-name="ce11" office:value-type="float" office:value="0.98618" calcext:value-type="float">
            <text:p>0.986</text:p>
          </table:table-cell>
          <table:table-cell table:style-name="ce11" office:value-type="float" office:value="0.98641" calcext:value-type="float">
            <text:p>0.986</text:p>
          </table:table-cell>
          <table:table-cell table:style-name="ce11" office:value-type="float" office:value="1" calcext:value-type="float">
            <text:p>1.000</text:p>
          </table:table-cell>
          <table:table-cell table:style-name="ce11" office:value-type="float" office:value="0.9182435" calcext:value-type="float">
            <text:p>0.918</text:p>
          </table:table-cell>
          <table:table-cell table:style-name="ce11" office:value-type="float" office:value="0.04715318" calcext:value-type="float">
            <text:p>0.047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table:style-name="ce11" office:value-type="float" office:value="0.939839" calcext:value-type="float">
            <text:p>0.940</text:p>
          </table:table-cell>
          <table:table-cell table:style-name="ce11" office:value-type="float" office:value="0.92734" calcext:value-type="float">
            <text:p>0.927</text:p>
          </table:table-cell>
          <table:table-cell table:style-name="ce11" office:value-type="float" office:value="0.919759" calcext:value-type="float">
            <text:p>0.920</text:p>
          </table:table-cell>
          <table:table-cell table:style-name="ce11" office:value-type="float" office:value="0.926199" calcext:value-type="float">
            <text:p>0.926</text:p>
          </table:table-cell>
          <table:table-cell table:style-name="ce11" office:value-type="float" office:value="0.9182435" calcext:value-type="float">
            <text:p>0.918</text:p>
          </table:table-cell>
          <table:table-cell table:style-name="ce11" office:value-type="float" office:value="1" calcext:value-type="float">
            <text:p>1.000</text:p>
          </table:table-cell>
          <table:table-cell table:style-name="ce11" office:value-type="float" office:value="0.027414" calcext:value-type="float">
            <text:p>0.027</text:p>
          </table:table-cell>
        </table:table-row>
        <table:table-row table:style-name="ro1">
          <table:table-cell office:value-type="string" calcext:value-type="string">
            <text:p>k_sigma</text:p>
          </table:table-cell>
          <table:table-cell table:style-name="ce11" office:value-type="float" office:value="0.007" calcext:value-type="float">
            <text:p>0.007</text:p>
          </table:table-cell>
          <table:table-cell table:style-name="ce11" office:value-type="float" office:value="0.018" calcext:value-type="float">
            <text:p>0.018</text:p>
          </table:table-cell>
          <table:table-cell table:style-name="ce11" office:value-type="float" office:value="0.017189" calcext:value-type="float">
            <text:p>0.017</text:p>
          </table:table-cell>
          <table:table-cell table:style-name="ce11" office:value-type="float" office:value="0.0164888" calcext:value-type="float">
            <text:p>0.016</text:p>
          </table:table-cell>
          <table:table-cell table:style-name="ce11" office:value-type="float" office:value="0.04715318" calcext:value-type="float">
            <text:p>0.047</text:p>
          </table:table-cell>
          <table:table-cell table:style-name="ce11" office:value-type="float" office:value="0.027414" calcext:value-type="float">
            <text:p>0.027</text:p>
          </table:table-cell>
          <table:table-cell table:style-name="ce11" office:value-type="float" office:value="1" calcext:value-type="float">
            <text:p>1.00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8" office:value-type="string" calcext:value-type="string" table:number-columns-spanned="5" table:number-rows-spanned="1">
            <text:p>Water</text:p>
          </table:table-cell>
          <table:covered-table-cell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viva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viv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6" calcext:value-type="float">
            <text:p>0.996</text:p>
          </table:table-cell>
          <table:table-cell office:value-type="float" office:value="0.997" calcext:value-type="float">
            <text:p>0.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996" calcext:value-type="float">
            <text:p>0.9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8" office:value-type="string" calcext:value-type="string" table:number-columns-spanned="8" table:number-rows-spanned="1">
            <text:p>4-OH-TEMPO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Surviva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ODNP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k_sigma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.995" calcext:value-type="float">
            <text:p>0.995</text:p>
          </table:table-cell>
          <table:table-cell table:style-name="ce12" office:value-type="float" office:value="0.996" calcext:value-type="float">
            <text:p>0.996</text:p>
          </table:table-cell>
          <table:table-cell table:style-name="ce12" office:value-type="float" office:value="0.983" calcext:value-type="float">
            <text:p>0.983</text:p>
          </table:table-cell>
          <table:table-cell table:style-name="ce12" office:value-type="float" office:value="0.994" calcext:value-type="float">
            <text:p>0.994</text:p>
          </table:table-cell>
          <table:table-cell table:style-name="ce12"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style-name="ce12" office:value-type="float" office:value="0.995" calcext:value-type="float">
            <text:p>0.995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.992" calcext:value-type="float">
            <text:p>0.992</text:p>
          </table:table-cell>
          <table:table-cell table:style-name="ce12" office:value-type="float" office:value="0.981" calcext:value-type="float">
            <text:p>0.981</text:p>
          </table:table-cell>
          <table:table-cell table:style-name="ce12" office:value-type="float" office:value="0.441" calcext:value-type="float">
            <text:p>0.44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style-name="ce12" office:value-type="float" office:value="0.995" calcext:value-type="float">
            <text:p>0.995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.993" calcext:value-type="float">
            <text:p>0.993</text:p>
          </table:table-cell>
          <table:table-cell table:style-name="ce12" office:value-type="float" office:value="0.979" calcext:value-type="float">
            <text:p>0.979</text:p>
          </table:table-cell>
          <table:table-cell table:style-name="ce12" office:value-type="float" office:value="0.442" calcext:value-type="float">
            <text:p>0.442</text:p>
          </table:table-cell>
        </table:table-row>
        <table:table-row table:style-name="ro1">
          <table:table-cell office:value-type="string" calcext:value-type="string">
            <text:p>HB</text:p>
          </table:table-cell>
          <table:table-cell table:style-name="ce12" office:value-type="float" office:value="0.996" calcext:value-type="float">
            <text:p>0.99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.992" calcext:value-type="float">
            <text:p>0.992</text:p>
          </table:table-cell>
          <table:table-cell table:style-name="ce12" office:value-type="float" office:value="0.983" calcext:value-type="float">
            <text:p>0.983</text:p>
          </table:table-cell>
          <table:table-cell table:style-name="ce12"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ODNP</text:p>
          </table:table-cell>
          <table:table-cell table:style-name="ce12" office:value-type="float" office:value="0.983" calcext:value-type="float">
            <text:p>0.983</text:p>
          </table:table-cell>
          <table:table-cell table:style-name="ce12" office:value-type="float" office:value="0.992" calcext:value-type="float">
            <text:p>0.992</text:p>
          </table:table-cell>
          <table:table-cell table:style-name="ce12" office:value-type="float" office:value="0.993" calcext:value-type="float">
            <text:p>0.993</text:p>
          </table:table-cell>
          <table:table-cell table:style-name="ce12" office:value-type="float" office:value="0.992" calcext:value-type="float">
            <text:p>0.9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67" calcext:value-type="float">
            <text:p>0.967</text:p>
          </table:table-cell>
          <table:table-cell table:style-name="ce12"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table:style-name="ce12" office:value-type="float" office:value="0.994" calcext:value-type="float">
            <text:p>0.994</text:p>
          </table:table-cell>
          <table:table-cell table:style-name="ce12" office:value-type="float" office:value="0.981" calcext:value-type="float">
            <text:p>0.981</text:p>
          </table:table-cell>
          <table:table-cell table:style-name="ce12" office:value-type="float" office:value="0.979" calcext:value-type="float">
            <text:p>0.979</text:p>
          </table:table-cell>
          <table:table-cell table:style-name="ce12" office:value-type="float" office:value="0.983" calcext:value-type="float">
            <text:p>0.983</text:p>
          </table:table-cell>
          <table:table-cell table:style-name="ce12" office:value-type="float" office:value="0.967" calcext:value-type="float">
            <text:p>0.96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357" calcext:value-type="float">
            <text:p>0.357</text:p>
          </table:table-cell>
        </table:table-row>
        <table:table-row table:style-name="ro1">
          <table:table-cell office:value-type="string" calcext:value-type="string">
            <text:p>k_sigma</text:p>
          </table:table-cell>
          <table:table-cell table:style-name="ce12" office:value-type="float" office:value="0.411" calcext:value-type="float">
            <text:p>0.411</text:p>
          </table:table-cell>
          <table:table-cell table:style-name="ce12" office:value-type="float" office:value="0.441" calcext:value-type="float">
            <text:p>0.441</text:p>
          </table:table-cell>
          <table:table-cell table:style-name="ce12" office:value-type="float" office:value="0.442" calcext:value-type="float">
            <text:p>0.442</text:p>
          </table:table-cell>
          <table:table-cell table:style-name="ce12" office:value-type="float" office:value="0.437" calcext:value-type="float">
            <text:p>0.437</text:p>
          </table:table-cell>
          <table:table-cell table:style-name="ce12" office:value-type="float" office:value="0.494" calcext:value-type="float">
            <text:p>0.494</text:p>
          </table:table-cell>
          <table:table-cell table:style-name="ce12" office:value-type="float" office:value="0.357" calcext:value-type="float">
            <text:p>0.35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 table:number-columns-spanned="8" table:number-rows-spanned="1">
            <text:p>12-mer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Surviva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ODNP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k_sigma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.995" calcext:value-type="float">
            <text:p>0.9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979" calcext:value-type="float">
            <text:p>0.979</text:p>
          </table:table-cell>
          <table:table-cell table:style-name="ce13"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style-name="ce13" office:value-type="float" office:value="0.995" calcext:value-type="float">
            <text:p>0.995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92" calcext:value-type="float">
            <text:p>0.992</text:p>
          </table:table-cell>
          <table:table-cell table:style-name="ce13" office:value-type="float" office:value="0.453" calcext:value-type="float">
            <text:p>0.45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style-name="ce13" office:value-type="float" office:value="0.995" calcext:value-type="float">
            <text:p>0.995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93" calcext:value-type="float">
            <text:p>0.993</text:p>
          </table:table-cell>
          <table:table-cell table:style-name="ce13"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HB</text:p>
          </table:table-cell>
          <table:table-cell table:style-name="ce13" office:value-type="float" office:value="0.995" calcext:value-type="float">
            <text:p>0.995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993" calcext:value-type="float">
            <text:p>0.993</text:p>
          </table:table-cell>
          <table:table-cell table:style-name="ce13" office:value-type="float" office:value="0.458" calcext:value-type="float">
            <text:p>0.458</text:p>
          </table:table-cell>
        </table:table-row>
        <table:table-row table:style-name="ro1">
          <table:table-cell office:value-type="string" calcext:value-type="string">
            <text:p>ODNP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.995" calcext:value-type="float">
            <text:p>0.995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981" calcext:value-type="float">
            <text:p>0.981</text:p>
          </table:table-cell>
          <table:table-cell table:style-name="ce13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table:style-name="ce13" office:value-type="float" office:value="0.979" calcext:value-type="float">
            <text:p>0.979</text:p>
          </table:table-cell>
          <table:table-cell table:style-name="ce13" office:value-type="float" office:value="0.992" calcext:value-type="float">
            <text:p>0.992</text:p>
          </table:table-cell>
          <table:table-cell table:number-columns-repeated="2" table:style-name="ce13" office:value-type="float" office:value="0.993" calcext:value-type="float">
            <text:p>0.993</text:p>
          </table:table-cell>
          <table:table-cell table:style-name="ce13" office:value-type="float" office:value="0.981" calcext:value-type="float">
            <text:p>0.98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k_sigma</text:p>
          </table:table-cell>
          <table:table-cell table:style-name="ce13" office:value-type="float" office:value="0.444" calcext:value-type="float">
            <text:p>0.444</text:p>
          </table:table-cell>
          <table:table-cell table:style-name="ce13" office:value-type="float" office:value="0.453" calcext:value-type="float">
            <text:p>0.453</text:p>
          </table:table-cell>
          <table:table-cell table:style-name="ce13" office:value-type="float" office:value="0.447" calcext:value-type="float">
            <text:p>0.447</text:p>
          </table:table-cell>
          <table:table-cell table:style-name="ce13" office:value-type="float" office:value="0.458" calcext:value-type="float">
            <text:p>0.458</text:p>
          </table:table-cell>
          <table:table-cell table:style-name="ce13" office:value-type="float" office:value="0.43" calcext:value-type="float">
            <text:p>0.43</text:p>
          </table:table-cell>
          <table:table-cell table:style-name="ce13" office:value-type="float" office:value="0.434" calcext:value-type="float">
            <text:p>0.434</text:p>
          </table:table-cell>
          <table:table-cell table:style-name="ce13" office:value-type="float" office:value="1" calcext:value-type="float">
            <text:p>1</text:p>
          </table:table-cell>
        </table:table-row>
        <calcext:conditional-formats>
          <calcext:conditional-format calcext:target-range-address="heatmap.B3:heatmap.H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.B26:heatmap.H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.B36:heatmap.H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urtherPlots" table:style-name="ta1">
        <table:shapes>
          <draw:frame draw:z-index="0" draw:style-name="gr1" draw:text-style-name="P1" svg:width="453.71pt" svg:height="255.23pt" svg:x="81.07pt" svg:y="210.87pt">
            <draw:object draw:notify-on-update-of-ranges="furtherPlots.G2:furtherPlots.G6 furtherPlots.D2:furtherPlots.D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" draw:style-name="gr1" draw:text-style-name="P1" svg:width="452.95pt" svg:height="255.23pt" svg:x="138.76pt" svg:y="373.46pt">
            <draw:object draw:notify-on-update-of-ranges="furtherPlots.F2:furtherPlots.F11 furtherPlots.H2:furtherPlots.H1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xi water</text:p>
          </table:table-cell>
          <table:table-cell office:value-type="string" calcext:value-type="string">
            <text:p>xi/xi_bulk</text:p>
          </table:table-cell>
          <table:table-cell table:style-name="Default" office:value-type="string" calcext:value-type="string">
            <text:p>xi</text:p>
          </table:table-cell>
          <table:table-cell office:value-type="string" calcext:value-type="string">
            <text:p>k_sigma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local D [nm^2/ps]</text:p>
          </table:table-cell>
          <table:table-cell/>
        </table:table-row>
        <table:table-row table:style-name="ro1">
          <table:table-cell table:number-columns-repeated="3"/>
          <table:table-cell table:formula="of:=[.E2]/[.E7]" office:value-type="float" office:value="1.13851308883476" calcext:value-type="float">
            <text:p>1.13851308883476</text:p>
          </table:table-cell>
          <table:table-cell office:value-type="float" office:value="0.22101997123757" calcext:value-type="float">
            <text:p>2.21E-01</text:p>
          </table:table-cell>
          <table:table-cell table:style-name="ce5" office:value-type="float" office:value="17.5463525563841" calcext:value-type="float">
            <text:p>1.75E+01</text:p>
          </table:table-cell>
          <table:table-cell table:style-name="ce5" office:value-type="float" office:value="20.008431320017" calcext:value-type="float">
            <text:p>2.00E+01</text:p>
          </table:table-cell>
          <table:table-cell table:formula="of:=0.4^2/[.G2]" office:value-type="float" office:value="0.00799662889313724" calcext:value-type="float">
            <text:p>0.007996628893137</text:p>
          </table:table-cell>
          <table:table-cell/>
        </table:table-row>
        <table:table-row table:style-name="ro1">
          <table:table-cell table:number-columns-repeated="3"/>
          <table:table-cell table:formula="of:=[.E3]/[.E8]" office:value-type="float" office:value="1.15508385300059" calcext:value-type="float">
            <text:p>1.15508385300059</text:p>
          </table:table-cell>
          <table:table-cell office:value-type="float" office:value="0.282418471231023" calcext:value-type="float">
            <text:p>2.82E-01</text:p>
          </table:table-cell>
          <table:table-cell table:style-name="ce5" office:value-type="float" office:value="27.5829605484779" calcext:value-type="float">
            <text:p>2.76E+01</text:p>
          </table:table-cell>
          <table:table-cell table:style-name="ce5" office:value-type="float" office:value="15.1041793087787" calcext:value-type="float">
            <text:p>1.51E+01</text:p>
          </table:table-cell>
          <table:table-cell table:formula="of:=0.4^2/[.G3]" office:value-type="float" office:value="0.0105930945819086" calcext:value-type="float">
            <text:p>0.010593094581909</text:p>
          </table:table-cell>
          <table:table-cell/>
        </table:table-row>
        <table:table-row table:style-name="ro1">
          <table:table-cell table:number-columns-repeated="3"/>
          <table:table-cell table:formula="of:=[.E4]/[.E9]" office:value-type="float" office:value="1.07585325467945" calcext:value-type="float">
            <text:p>1.07585325467945</text:p>
          </table:table-cell>
          <table:table-cell office:value-type="float" office:value="0.332588189457034" calcext:value-type="float">
            <text:p>3.33E-01</text:p>
          </table:table-cell>
          <table:table-cell table:style-name="ce5" office:value-type="float" office:value="29.0063185351168" calcext:value-type="float">
            <text:p>2.90E+01</text:p>
          </table:table-cell>
          <table:table-cell table:style-name="ce5" office:value-type="float" office:value="10.8162491651491" calcext:value-type="float">
            <text:p>1.08E+01</text:p>
          </table:table-cell>
          <table:table-cell table:formula="of:=0.4^2/[.G4]" office:value-type="float" office:value="0.0147925586362724" calcext:value-type="float">
            <text:p>0.014792558636272</text:p>
          </table:table-cell>
          <table:table-cell/>
        </table:table-row>
        <table:table-row table:style-name="ro1">
          <table:table-cell table:number-columns-repeated="3"/>
          <table:table-cell table:formula="of:=[.E5]/[.E10]" office:value-type="float" office:value="1.14016270460666" calcext:value-type="float">
            <text:p>1.14016270460666</text:p>
          </table:table-cell>
          <table:table-cell office:value-type="float" office:value="0.387648223387811" calcext:value-type="float">
            <text:p>3.88E-01</text:p>
          </table:table-cell>
          <table:table-cell table:style-name="ce5" office:value-type="float" office:value="23.2990758725096" calcext:value-type="float">
            <text:p>2.33E+01</text:p>
          </table:table-cell>
          <table:table-cell table:style-name="ce5" office:value-type="float" office:value="7.7267834381878" calcext:value-type="float">
            <text:p>7.73E+00</text:p>
          </table:table-cell>
          <table:table-cell table:formula="of:=0.4^2/[.G5]" office:value-type="float" office:value="0.020707193527547" calcext:value-type="float">
            <text:p>0.020707193527547</text:p>
          </table:table-cell>
          <table:table-cell/>
        </table:table-row>
        <table:table-row table:style-name="ro1">
          <table:table-cell table:number-columns-repeated="3"/>
          <table:table-cell table:formula="of:=[.E6]/[.E11]" office:value-type="float" office:value="1.2326489739962" calcext:value-type="float">
            <text:p>1.2326489739962</text:p>
          </table:table-cell>
          <table:table-cell office:value-type="float" office:value="0.427257119476627" calcext:value-type="float">
            <text:p>4.27E-01</text:p>
          </table:table-cell>
          <table:table-cell table:style-name="ce5" office:value-type="float" office:value="28.5850431962956" calcext:value-type="float">
            <text:p>2.86E+01</text:p>
          </table:table-cell>
          <table:table-cell table:style-name="ce5" office:value-type="float" office:value="5.13460956636301" calcext:value-type="float">
            <text:p>5.13E+00</text:p>
          </table:table-cell>
          <table:table-cell table:formula="of:=0.4^2/[.G6]" office:value-type="float" office:value="0.0311610839990961" calcext:value-type="float">
            <text:p>0.0311610839990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94130373559234" calcext:value-type="float">
            <text:p>1.94E-01</text:p>
          </table:table-cell>
          <table:table-cell table:style-name="ce5" office:value-type="float" office:value="28.0708659333125" calcext:value-type="float">
            <text:p>2.81E+01</text:p>
          </table:table-cell>
          <table:table-cell table:style-name="ce5" office:value-type="float" office:value="22.986112472615" calcext:value-type="float">
            <text:p>2.30E+01</text:p>
          </table:table-cell>
          <table:table-cell table:formula="of:=0.4^2/[.G7]" office:value-type="float" office:value="0.00696072466323392" calcext:value-type="float">
            <text:p>0.0069607246632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44500406180364" calcext:value-type="float">
            <text:p>2.45E-01</text:p>
          </table:table-cell>
          <table:table-cell table:style-name="ce5" office:value-type="float" office:value="25.3503305993852" calcext:value-type="float">
            <text:p>2.54E+01</text:p>
          </table:table-cell>
          <table:table-cell table:style-name="ce5" office:value-type="float" office:value="18.2205948157461" calcext:value-type="float">
            <text:p>1.82E+01</text:p>
          </table:table-cell>
          <table:table-cell table:formula="of:=0.4^2/[.G8]" office:value-type="float" office:value="0.00878127205055508" calcext:value-type="float">
            <text:p>0.0087812720505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09138990852548" calcext:value-type="float">
            <text:p>3.09E-01</text:p>
          </table:table-cell>
          <table:table-cell table:style-name="ce5" office:value-type="float" office:value="27.4200754129084" calcext:value-type="float">
            <text:p>2.74E+01</text:p>
          </table:table-cell>
          <table:table-cell table:style-name="ce5" office:value-type="float" office:value="12.876446322403" calcext:value-type="float">
            <text:p>1.29E+01</text:p>
          </table:table-cell>
          <table:table-cell table:formula="of:=0.4^2/[.G9]" office:value-type="float" office:value="0.0124257886061021" calcext:value-type="float">
            <text:p>0.0124257886061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39993776170344" calcext:value-type="float">
            <text:p>3.40E-01</text:p>
          </table:table-cell>
          <table:table-cell table:style-name="ce5" office:value-type="float" office:value="20.1638764075932" calcext:value-type="float">
            <text:p>2.02E+01</text:p>
          </table:table-cell>
          <table:table-cell table:style-name="ce5" office:value-type="float" office:value="8.75707380697448" calcext:value-type="float">
            <text:p>8.76E+00</text:p>
          </table:table-cell>
          <table:table-cell table:formula="of:=0.4^2/[.G10]" office:value-type="float" office:value="0.0182709434140626" calcext:value-type="float">
            <text:p>0.0182709434140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46617024384059" calcext:value-type="float">
            <text:p>3.47E-01</text:p>
          </table:table-cell>
          <table:table-cell table:style-name="ce5" office:value-type="float" office:value="24.3316459914516" calcext:value-type="float">
            <text:p>2.43E+01</text:p>
          </table:table-cell>
          <table:table-cell table:style-name="ce5" office:value-type="float" office:value="6.32340450266656" calcext:value-type="float">
            <text:p>6.32E+00</text:p>
          </table:table-cell>
          <table:table-cell table:formula="of:=0.4^2/[.G11]" office:value-type="float" office:value="0.0253028253897926" calcext:value-type="float">
            <text:p>0.025302825389793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atios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8" office:value-type="string" calcext:value-type="string" table:number-columns-spanned="4" table:number-rows-spanned="1">
            <text:p>absolute tau values</text:p>
          </table:table-cell>
          <table:covered-table-cell table:number-columns-repeated="3"/>
          <table:table-cell/>
          <table:table-cell table:style-name="ce8" office:value-type="string" calcext:value-type="string" table:number-columns-spanned="2" table:number-rows-spanned="1">
            <text:p>retardation w.r.t bulk water</text:p>
          </table:table-cell>
          <table:covered-table-cell/>
          <table:table-cell/>
          <table:table-cell table:style-name="ce8" office:value-type="string" calcext:value-type="string" table:number-columns-spanned="2" table:number-rows-spanned="1">
            <text:p>retardation w.r.t TEMPO</text:p>
          </table:table-cell>
          <table:covered-table-cell table:style-name="ce8" office:value-type="string" calcext:value-type="string">
            <text:p>retardation w.r.t TEMPO</text:p>
          </table:covered-table-cell>
          <table:table-cell/>
        </table:table-row>
        <table:table-row table:style-name="ro1">
          <table:table-cell office:value-type="string" calcext:value-type="string">
            <text:p>ACF Type</text:p>
          </table:table-cell>
          <table:table-cell office:value-type="string" calcext:value-type="string">
            <text:p>bulk (290K)</text:p>
          </table:table-cell>
          <table:table-cell office:value-type="string" calcext:value-type="string">
            <text:p>4-OH-TETMPO (290K)</text:p>
          </table:table-cell>
          <table:table-cell office:value-type="string" calcext:value-type="string">
            <text:p>PEO (290K)</text:p>
          </table:table-cell>
          <table:table-cell/>
          <table:table-cell office:value-type="string" calcext:value-type="string">
            <text:p>ACF Type</text:p>
          </table:table-cell>
          <table:table-cell office:value-type="string" calcext:value-type="string">
            <text:p>PEO (290K)</text:p>
          </table:table-cell>
          <table:table-cell/>
          <table:table-cell office:value-type="string" calcext:value-type="string">
            <text:p>ACF Type</text:p>
          </table:table-cell>
          <table:table-cell office:value-type="string" calcext:value-type="string">
            <text:p>PEO (290K)</text:p>
          </table:table-cell>
          <table:table-cell/>
        </table:table-row>
        <table:table-row table:style-name="ro1">
          <table:table-cell office:value-type="string" calcext:value-type="string">
            <text:p>Survival</text:p>
          </table:table-cell>
          <table:table-cell office:value-type="float" office:value="8.68202881544123" calcext:value-type="float">
            <text:p>8.68202881544123</text:p>
          </table:table-cell>
          <table:table-cell office:value-type="float" office:value="10.8162491651491" calcext:value-type="float">
            <text:p>10.8162491651491</text:p>
          </table:table-cell>
          <table:table-cell office:value-type="float" office:value="12.876446322403" calcext:value-type="float">
            <text:p>12.876446322403</text:p>
          </table:table-cell>
          <table:table-cell/>
          <table:table-cell office:value-type="string" calcext:value-type="string">
            <text:p>Survival</text:p>
          </table:table-cell>
          <table:table-cell table:formula="of:=([.D3]/[.$B3])^-1" office:value-type="float" office:value="0.674256592079746" calcext:value-type="float">
            <text:p>0.674256592079746</text:p>
          </table:table-cell>
          <table:table-cell/>
          <table:table-cell office:value-type="string" calcext:value-type="string">
            <text:p>Survival</text:p>
          </table:table-cell>
          <table:table-cell table:formula="of:=([.D3]/[.$C3])^-1" office:value-type="float" office:value="0.840002660231691" calcext:value-type="float">
            <text:p>0.840002660231691</text:p>
          </table:table-cell>
          <table:table-cell/>
        </table:table-row>
        <table:table-row table:style-name="ro1">
          <table:table-cell office:value-type="string" calcext:value-type="string">
            <text:p>OACF (l=1)</text:p>
          </table:table-cell>
          <table:table-cell office:value-type="float" office:value="5.45160379642512" calcext:value-type="float">
            <text:p>5.45160379642512</text:p>
          </table:table-cell>
          <table:table-cell office:value-type="float" office:value="7.16657583956298" calcext:value-type="float">
            <text:p>7.16657583956298</text:p>
          </table:table-cell>
          <table:table-cell office:value-type="float" office:value="8.12481637911929" calcext:value-type="float">
            <text:p>8.12481637911929</text:p>
          </table:table-cell>
          <table:table-cell/>
          <table:table-cell office:value-type="string" calcext:value-type="string">
            <text:p>OACF (l=1)</text:p>
          </table:table-cell>
          <table:table-cell table:formula="of:=([.D4]/[.$B4])^-1" office:value-type="float" office:value="0.670981784946635" calcext:value-type="float">
            <text:p>0.670981784946635</text:p>
          </table:table-cell>
          <table:table-cell/>
          <table:table-cell office:value-type="string" calcext:value-type="string">
            <text:p>OACF (l=1)</text:p>
          </table:table-cell>
          <table:table-cell table:formula="of:=([.D4]/[.$C4])^-1" office:value-type="float" office:value="0.882060037440479" calcext:value-type="float">
            <text:p>0.882060037440479</text:p>
          </table:table-cell>
          <table:table-cell/>
        </table:table-row>
        <table:table-row table:style-name="ro1">
          <table:table-cell office:value-type="string" calcext:value-type="string">
            <text:p>OACF (l=2)</text:p>
          </table:table-cell>
          <table:table-cell office:value-type="float" office:value="1.53757155924775" calcext:value-type="float">
            <text:p>1.53757155924775</text:p>
          </table:table-cell>
          <table:table-cell office:value-type="float" office:value="2.01941328269978" calcext:value-type="float">
            <text:p>2.01941328269978</text:p>
          </table:table-cell>
          <table:table-cell office:value-type="float" office:value="2.23937531695089" calcext:value-type="float">
            <text:p>2.23937531695089</text:p>
          </table:table-cell>
          <table:table-cell/>
          <table:table-cell office:value-type="string" calcext:value-type="string">
            <text:p>OACF (l=2)</text:p>
          </table:table-cell>
          <table:table-cell table:formula="of:=([.D5]/[.$B5])^-1" office:value-type="float" office:value="0.686607353224421" calcext:value-type="float">
            <text:p>0.686607353224421</text:p>
          </table:table-cell>
          <table:table-cell/>
          <table:table-cell office:value-type="string" calcext:value-type="string">
            <text:p>OACF (l=2)</text:p>
          </table:table-cell>
          <table:table-cell table:formula="of:=([.D5]/[.$C5])^-1" office:value-type="float" office:value="0.901775270725674" calcext:value-type="float">
            <text:p>0.901775270725674</text:p>
          </table:table-cell>
          <table:table-cell/>
        </table:table-row>
        <table:table-row table:style-name="ro1">
          <table:table-cell office:value-type="string" calcext:value-type="string">
            <text:p>HB Lifetime</text:p>
          </table:table-cell>
          <table:table-cell office:value-type="float" office:value="4.20534484637041" calcext:value-type="float">
            <text:p>4.20534484637041</text:p>
          </table:table-cell>
          <table:table-cell office:value-type="float" office:value="5.95285488216166" calcext:value-type="float">
            <text:p>5.95285488216166</text:p>
          </table:table-cell>
          <table:table-cell office:value-type="float" office:value="6.67353630334885" calcext:value-type="float">
            <text:p>6.67353630334885</text:p>
          </table:table-cell>
          <table:table-cell/>
          <table:table-cell office:value-type="string" calcext:value-type="string">
            <text:p>HB Lifetime</text:p>
          </table:table-cell>
          <table:table-cell table:formula="of:=([.D6]/[.$B6])^-1" office:value-type="float" office:value="0.630152389260267" calcext:value-type="float">
            <text:p>0.630152389260267</text:p>
          </table:table-cell>
          <table:table-cell/>
          <table:table-cell office:value-type="string" calcext:value-type="string">
            <text:p>HB Lifetime</text:p>
          </table:table-cell>
          <table:table-cell table:formula="of:=([.D6]/[.$C6])^-1" office:value-type="float" office:value="0.892009065594572" calcext:value-type="float">
            <text:p>0.892009065594572</text:p>
          </table:table-cell>
          <table:table-cell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na</text:p>
          </table:table-cell>
          <table:table-cell office:value-type="float" office:value="0.332588189457034" calcext:value-type="float">
            <text:p>0.332588189457034</text:p>
          </table:table-cell>
          <table:table-cell office:value-type="float" office:value="0.309138990852548" calcext:value-type="float">
            <text:p>0.309138990852548</text:p>
          </table:table-cell>
          <table:table-cell table:number-columns-repeated="4"/>
          <table:table-cell office:value-type="string" calcext:value-type="string">
            <text:p>xi</text:p>
          </table:table-cell>
          <table:table-cell table:formula="of:=[.D7]/[.$C7]" office:value-type="float" office:value="0.929494794620435" calcext:value-type="float">
            <text:p>0.929494794620435</text:p>
          </table:table-cell>
          <table:table-cell/>
        </table:table-row>
        <table:table-row table:style-name="ro1">
          <table:table-cell office:value-type="string" calcext:value-type="string">
            <text:p>ksigma</text:p>
          </table:table-cell>
          <table:table-cell office:value-type="string" calcext:value-type="string">
            <text:p>na</text:p>
          </table:table-cell>
          <table:table-cell office:value-type="float" office:value="29.0063185351168" calcext:value-type="float">
            <text:p>29.0063185351168</text:p>
          </table:table-cell>
          <table:table-cell office:value-type="float" office:value="27.4200754129084" calcext:value-type="float">
            <text:p>27.4200754129084</text:p>
          </table:table-cell>
          <table:table-cell table:number-columns-repeated="4"/>
          <table:table-cell office:value-type="string" calcext:value-type="string">
            <text:p>ksigma</text:p>
          </table:table-cell>
          <table:table-cell table:formula="of:=[.D8]/[.$C8]" office:value-type="float" office:value="0.945313876344287" calcext:value-type="float">
            <text:p>0.945313876344287</text:p>
          </table:table-cell>
          <table:table-cell/>
        </table:table-row>
      </table:table>
      <table:named-expressions/>
      <table:database-ranges>
        <table:database-range table:name="__Anonymous_Sheet_DB__0" table:target-range-address="Water.E3:Water.E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TEMPO.G3:TEMPO.G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EO.G3:PEO.G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2:53:23.912935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2:41:31.669691760</meta:creation-date>
    <dc:date>2020-02-20T13:21:24.719412281</dc:date>
    <meta:editing-duration>PT6H14M49S</meta:editing-duration>
    <meta:editing-cycles>5</meta:editing-cycles>
    <meta:generator>LibreOffice/6.0.7.3$Linux_X86_64 LibreOffice_project/00m0$Build-3</meta:generator>
    <meta:document-statistic meta:table-count="16" meta:cell-count="948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vP1.A2:SvP1.B16" svg:x="0.32cm" svg:y="0.18cm" svg:width="11.264cm" svg:height="8.64cm">
          <chartooo:coordinate-region svg:x="2.053cm" svg:y="0.379cm" svg:width="8.7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vP1.B2:SvP1.B16" chart:class="chart:scatter">
            <chart:domain table:cell-range-address="SvP1.A2:SvP1.A16"/>
            <chart:regression-curve chart:style-name="ch7">
              <chart:equation chart:display-equation="false" chart:display-r-square="true"/>
            </chart:regression-curve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1457594567">
                <text:p>15.1457594567</text:p>
                <draw:g>
                  <svg:desc>SvP1.A2:SvP1.A16</svg:desc>
                </draw:g>
              </table:table-cell>
              <table:table-cell office:value-type="float" office:value="11.63018583166">
                <text:p>11.63018583166</text:p>
                <draw:g>
                  <svg:desc>SvP1.B2:SvP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4043170145759">
                <text:p>11.4043170145759</text:p>
              </table:table-cell>
              <table:table-cell office:value-type="float" office:value="7.72442752809898">
                <text:p>7.72442752809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68202881544123">
                <text:p>8.68202881544123</text:p>
              </table:table-cell>
              <table:table-cell office:value-type="float" office:value="5.45160379642512">
                <text:p>5.45160379642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3286230903471">
                <text:p>6.43286230903471</text:p>
              </table:table-cell>
              <table:table-cell office:value-type="float" office:value="3.52703122092619">
                <text:p>3.52703122092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7837700260824">
                <text:p>4.57837700260824</text:p>
              </table:table-cell>
              <table:table-cell office:value-type="float" office:value="2.13422909444758">
                <text:p>2.13422909444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008431320017">
                <text:p>20.008431320017</text:p>
              </table:table-cell>
              <table:table-cell office:value-type="float" office:value="16.4841071413194">
                <text:p>16.4841071413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041793087787">
                <text:p>15.1041793087787</text:p>
              </table:table-cell>
              <table:table-cell office:value-type="float" office:value="11.2143270928158">
                <text:p>11.2143270928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162491651491">
                <text:p>10.8162491651491</text:p>
              </table:table-cell>
              <table:table-cell office:value-type="float" office:value="7.16657583956298">
                <text:p>7.16657583956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267834381878">
                <text:p>7.7267834381878</text:p>
              </table:table-cell>
              <table:table-cell office:value-type="float" office:value="4.36448233789993">
                <text:p>4.36448233789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3460956636301">
                <text:p>5.13460956636301</text:p>
              </table:table-cell>
              <table:table-cell office:value-type="float" office:value="2.5993208466217">
                <text:p>2.5993208466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86112472615">
                <text:p>22.986112472615</text:p>
              </table:table-cell>
              <table:table-cell office:value-type="float" office:value="17.2494280735543">
                <text:p>17.2494280735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2205948157461">
                <text:p>18.2205948157461</text:p>
              </table:table-cell>
              <table:table-cell office:value-type="float" office:value="12.6449102669287">
                <text:p>12.6449102669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876446322403">
                <text:p>12.876446322403</text:p>
              </table:table-cell>
              <table:table-cell office:value-type="float" office:value="8.12481637911929">
                <text:p>8.12481637911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75707380697448">
                <text:p>8.75707380697448</text:p>
              </table:table-cell>
              <table:table-cell office:value-type="float" office:value="4.96782746401164">
                <text:p>4.96782746401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32340450266656">
                <text:p>6.32340450266656</text:p>
              </table:table-cell>
              <table:table-cell office:value-type="float" office:value="3.60694103923765">
                <text:p>3.60694103923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vODNP.A14:SvODNP.B23" svg:x="0.32cm" svg:y="0.18cm" svg:width="11.264cm" svg:height="8.64cm">
          <chartooo:coordinate-region svg:x="2.053cm" svg:y="0.379cm" svg:width="8.7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vODNP.B14:SvODNP.B23" chart:class="chart:scatter">
            <chart:domain table:cell-range-address="SvODNP.A14:SvODNP.A23"/>
            <chart:regression-curve chart:style-name="ch7">
              <chart:equation chart:display-equation="fals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08431320017">
                <text:p>20.008431320017</text:p>
                <draw:g>
                  <svg:desc>SvODNP.A14:SvODNP.A23</svg:desc>
                </draw:g>
              </table:table-cell>
              <table:table-cell office:value-type="float" office:value="0.22101997123757">
                <text:p>0.22101997123757</text:p>
                <draw:g>
                  <svg:desc>SvODNP.B14:SvODNP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1041793087787">
                <text:p>15.1041793087787</text:p>
              </table:table-cell>
              <table:table-cell office:value-type="float" office:value="0.282418471231023">
                <text:p>0.282418471231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8162491651491">
                <text:p>10.8162491651491</text:p>
              </table:table-cell>
              <table:table-cell office:value-type="float" office:value="0.332588189457034">
                <text:p>0.332588189457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7267834381878">
                <text:p>7.7267834381878</text:p>
              </table:table-cell>
              <table:table-cell office:value-type="float" office:value="0.387648223387811">
                <text:p>0.387648223387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3460956636301">
                <text:p>5.13460956636301</text:p>
              </table:table-cell>
              <table:table-cell office:value-type="float" office:value="0.427257119476627">
                <text:p>0.427257119476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86112472615">
                <text:p>22.986112472615</text:p>
              </table:table-cell>
              <table:table-cell office:value-type="float" office:value="0.194130373559234">
                <text:p>0.194130373559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2205948157461">
                <text:p>18.2205948157461</text:p>
              </table:table-cell>
              <table:table-cell office:value-type="float" office:value="0.244500406180364">
                <text:p>0.244500406180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876446322403">
                <text:p>12.876446322403</text:p>
              </table:table-cell>
              <table:table-cell office:value-type="float" office:value="0.309138990852548">
                <text:p>0.309138990852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5707380697448">
                <text:p>8.75707380697448</text:p>
              </table:table-cell>
              <table:table-cell office:value-type="float" office:value="0.339993776170344">
                <text:p>0.339993776170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2340450266656">
                <text:p>6.32340450266656</text:p>
              </table:table-cell>
              <table:table-cell office:value-type="float" office:value="0.346617024384059">
                <text:p>0.3466170243840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vODNP.A37:SvODNP.B46" svg:x="0.32cm" svg:y="0.18cm" svg:width="11.264cm" svg:height="8.64cm">
          <chartooo:coordinate-region svg:x="2.053cm" svg:y="0.379cm" svg:width="8.7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vODNP.B37:SvODNP.B46" chart:class="chart:scatter">
            <chart:domain table:cell-range-address="SvODNP.A37:SvODNP.A46"/>
            <chart:regression-curve chart:style-name="ch7">
              <chart:equation chart:display-equation="fals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08431320017">
                <text:p>20.008431320017</text:p>
                <draw:g>
                  <svg:desc>SvODNP.A37:SvODNP.A46</svg:desc>
                </draw:g>
              </table:table-cell>
              <table:table-cell office:value-type="float" office:value="17.5463525563841">
                <text:p>17.5463525563841</text:p>
                <draw:g>
                  <svg:desc>SvODNP.B37:SvODNP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1041793087787">
                <text:p>15.1041793087787</text:p>
              </table:table-cell>
              <table:table-cell office:value-type="float" office:value="27.5829605484779">
                <text:p>27.5829605484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8162491651491">
                <text:p>10.8162491651491</text:p>
              </table:table-cell>
              <table:table-cell office:value-type="float" office:value="29.0063185351168">
                <text:p>29.0063185351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7267834381878">
                <text:p>7.7267834381878</text:p>
              </table:table-cell>
              <table:table-cell office:value-type="float" office:value="23.2990758725096">
                <text:p>23.2990758725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3460956636301">
                <text:p>5.13460956636301</text:p>
              </table:table-cell>
              <table:table-cell office:value-type="float" office:value="28.5850431962956">
                <text:p>28.5850431962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86112472615">
                <text:p>22.986112472615</text:p>
              </table:table-cell>
              <table:table-cell office:value-type="float" office:value="28.0708659333125">
                <text:p>28.070865933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2205948157461">
                <text:p>18.2205948157461</text:p>
              </table:table-cell>
              <table:table-cell office:value-type="float" office:value="25.3503305993852">
                <text:p>25.3503305993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876446322403">
                <text:p>12.876446322403</text:p>
              </table:table-cell>
              <table:table-cell office:value-type="float" office:value="27.4200754129084">
                <text:p>27.4200754129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5707380697448">
                <text:p>8.75707380697448</text:p>
              </table:table-cell>
              <table:table-cell office:value-type="float" office:value="20.1638764075932">
                <text:p>20.16387640759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2340450266656">
                <text:p>6.32340450266656</text:p>
              </table:table-cell>
              <table:table-cell office:value-type="float" office:value="24.3316459914516">
                <text:p>24.33164599145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P1vODNP.A37:P1vODNP.B46" svg:x="0.32cm" svg:y="0.18cm" svg:width="11.264cm" svg:height="8.64cm">
          <chartooo:coordinate-region svg:x="2.053cm" svg:y="0.379cm" svg:width="8.7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1vODNP.B37:P1vODNP.B46" chart:class="chart:scatter">
            <chart:domain table:cell-range-address="P1vODNP.A37:P1vODNP.A46"/>
            <chart:regression-curve chart:style-name="ch7">
              <chart:equation chart:display-equation="fals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4841071413194">
                <text:p>16.4841071413194</text:p>
                <draw:g>
                  <svg:desc>P1vODNP.A37:P1vODNP.A46</svg:desc>
                </draw:g>
              </table:table-cell>
              <table:table-cell office:value-type="float" office:value="17.5463525563841">
                <text:p>17.5463525563841</text:p>
                <draw:g>
                  <svg:desc>P1vODNP.B37:P1vODNP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2143270928158">
                <text:p>11.2143270928158</text:p>
              </table:table-cell>
              <table:table-cell office:value-type="float" office:value="27.5829605484779">
                <text:p>27.5829605484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6657583956298">
                <text:p>7.16657583956298</text:p>
              </table:table-cell>
              <table:table-cell office:value-type="float" office:value="29.0063185351168">
                <text:p>29.0063185351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6448233789993">
                <text:p>4.36448233789993</text:p>
              </table:table-cell>
              <table:table-cell office:value-type="float" office:value="23.2990758725096">
                <text:p>23.2990758725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993208466217">
                <text:p>2.5993208466217</text:p>
              </table:table-cell>
              <table:table-cell office:value-type="float" office:value="28.5850431962956">
                <text:p>28.5850431962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2494280735543">
                <text:p>17.2494280735543</text:p>
              </table:table-cell>
              <table:table-cell office:value-type="float" office:value="28.0708659333125">
                <text:p>28.070865933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6449102669287">
                <text:p>12.6449102669287</text:p>
              </table:table-cell>
              <table:table-cell office:value-type="float" office:value="25.3503305993852">
                <text:p>25.3503305993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12481637911929">
                <text:p>8.12481637911929</text:p>
              </table:table-cell>
              <table:table-cell office:value-type="float" office:value="27.4200754129084">
                <text:p>27.4200754129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96782746401164">
                <text:p>4.96782746401164</text:p>
              </table:table-cell>
              <table:table-cell office:value-type="float" office:value="20.1638764075932">
                <text:p>20.16387640759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0694103923765">
                <text:p>3.60694103923765</text:p>
              </table:table-cell>
              <table:table-cell office:value-type="float" office:value="24.3316459914516">
                <text:p>24.33164599145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P2vODNP.A50:P2vODNP.B59" svg:x="0.32cm" svg:y="0.18cm" svg:width="11.264cm" svg:height="8.64cm">
          <chartooo:coordinate-region svg:x="2.053cm" svg:y="0.379cm" svg:width="8.7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2vODNP.B50:P2vODNP.B59" chart:class="chart:scatter">
            <chart:domain table:cell-range-address="P2vODNP.A50:P2vODNP.A59"/>
            <chart:regression-curve chart:style-name="ch7">
              <chart:equation chart:display-equation="fals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0904671366553">
                <text:p>4.70904671366553</text:p>
                <draw:g>
                  <svg:desc>P2vODNP.A50:P2vODNP.A59</svg:desc>
                </draw:g>
              </table:table-cell>
              <table:table-cell office:value-type="float" office:value="17.5463525563841">
                <text:p>17.5463525563841</text:p>
                <draw:g>
                  <svg:desc>P2vODNP.B50:P2vODNP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7632696917413">
                <text:p>3.17632696917413</text:p>
              </table:table-cell>
              <table:table-cell office:value-type="float" office:value="27.5829605484779">
                <text:p>27.5829605484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1941328269978">
                <text:p>2.01941328269978</text:p>
              </table:table-cell>
              <table:table-cell office:value-type="float" office:value="29.0063185351168">
                <text:p>29.0063185351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0685625256712">
                <text:p>1.20685625256712</text:p>
              </table:table-cell>
              <table:table-cell office:value-type="float" office:value="23.2990758725096">
                <text:p>23.2990758725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9214180707611">
                <text:p>0.719214180707611</text:p>
              </table:table-cell>
              <table:table-cell office:value-type="float" office:value="28.5850431962956">
                <text:p>28.5850431962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1262220576419">
                <text:p>4.91262220576419</text:p>
              </table:table-cell>
              <table:table-cell office:value-type="float" office:value="28.0708659333125">
                <text:p>28.070865933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0090062622145">
                <text:p>3.60090062622145</text:p>
              </table:table-cell>
              <table:table-cell office:value-type="float" office:value="25.3503305993852">
                <text:p>25.3503305993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3937531695089">
                <text:p>2.23937531695089</text:p>
              </table:table-cell>
              <table:table-cell office:value-type="float" office:value="27.4200754129084">
                <text:p>27.4200754129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3911982049137">
                <text:p>1.33911982049137</text:p>
              </table:table-cell>
              <table:table-cell office:value-type="float" office:value="20.1638764075932">
                <text:p>20.16387640759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2080012438285">
                <text:p>0.932080012438285</text:p>
              </table:table-cell>
              <table:table-cell office:value-type="float" office:value="24.3316459914516">
                <text:p>24.331645991451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P1vP2.A12:P1vP2.B16" svg:x="0.32cm" svg:y="0.18cm" svg:width="11.264cm" svg:height="8.64cm">
          <chartooo:coordinate-region svg:x="2.053cm" svg:y="0.379cm" svg:width="8.7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1vP2.B12:P1vP2.B16" chart:class="chart:scatter">
            <chart:domain table:cell-range-address="P1vP2.A12:P1vP2.A16"/>
            <chart:regression-curve chart:style-name="ch7">
              <chart:equation chart:display-equation="fals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2494280735543">
                <text:p>17.2494280735543</text:p>
                <draw:g>
                  <svg:desc>P1vP2.A12:P1vP2.A16</svg:desc>
                </draw:g>
              </table:table-cell>
              <table:table-cell office:value-type="float" office:value="4.91262220576419">
                <text:p>4.91262220576419</text:p>
                <draw:g>
                  <svg:desc>P1vP2.B12:P1vP2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449102669287">
                <text:p>12.6449102669287</text:p>
              </table:table-cell>
              <table:table-cell office:value-type="float" office:value="3.60090062622145">
                <text:p>3.60090062622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2481637911929">
                <text:p>8.12481637911929</text:p>
              </table:table-cell>
              <table:table-cell office:value-type="float" office:value="2.23937531695089">
                <text:p>2.23937531695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6782746401164">
                <text:p>4.96782746401164</text:p>
              </table:table-cell>
              <table:table-cell office:value-type="float" office:value="1.33911982049137">
                <text:p>1.33911982049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0694103923765">
                <text:p>3.60694103923765</text:p>
              </table:table-cell>
              <table:table-cell office:value-type="float" office:value="0.932080012438285">
                <text:p>0.932080012438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column-mapping="1 0" chart:style-name="ch1">
        <chart:plot-area chart:style-name="ch2" table:cell-range-address="furtherPlots.G2:furtherPlots.G6 furtherPlots.D2:furtherPlots.D6" svg:x="0.32cm" svg:y="0.18cm" svg:width="15.367cm" svg:height="8.645cm">
          <chartooo:coordinate-region svg:x="1.232cm" svg:y="0.379cm" svg:width="13.712cm" svg:height="7.7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urtherPlots.D2:furtherPlots.D6" chart:class="chart:scatter">
            <chart:domain table:cell-range-address="furtherPlots.G2:furtherPlots.G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08431320017">
                <text:p>20.008431320017</text:p>
                <draw:g>
                  <svg:desc>furtherPlots.G2:furtherPlots.G6</svg:desc>
                </draw:g>
              </table:table-cell>
              <table:table-cell office:value-type="float" office:value="1.13851308883476">
                <text:p>1.13851308883476</text:p>
                <draw:g>
                  <svg:desc>furtherPlots.D2:furtherPlots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1041793087787">
                <text:p>15.1041793087787</text:p>
              </table:table-cell>
              <table:table-cell office:value-type="float" office:value="1.15508385300059">
                <text:p>1.15508385300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8162491651491">
                <text:p>10.8162491651491</text:p>
              </table:table-cell>
              <table:table-cell office:value-type="float" office:value="1.07585325467945">
                <text:p>1.07585325467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7267834381878">
                <text:p>7.7267834381878</text:p>
              </table:table-cell>
              <table:table-cell office:value-type="float" office:value="1.14016270460666">
                <text:p>1.14016270460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3460956636301">
                <text:p>5.13460956636301</text:p>
              </table:table-cell>
              <table:table-cell office:value-type="float" office:value="1.2326489739962">
                <text:p>1.232648973996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plot-area chart:style-name="ch2" table:cell-range-address="furtherPlots.F2:furtherPlots.F11 furtherPlots.H2:furtherPlots.H11" svg:x="0.319cm" svg:y="0.18cm" svg:width="15.342cm" svg:height="8.645cm">
          <chartooo:coordinate-region svg:x="1.417cm" svg:y="0.38cm" svg:width="13.501cm" svg:height="7.7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urtherPlots.H2:furtherPlots.H11" chart:class="chart:scatter">
            <chart:domain table:cell-range-address="furtherPlots.F2:furtherPlots.F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5463525563841">
                <text:p>17.5463525563841</text:p>
                <draw:g>
                  <svg:desc>furtherPlots.F2:furtherPlots.F11</svg:desc>
                </draw:g>
              </table:table-cell>
              <table:table-cell office:value-type="float" office:value="0.00799662889313724">
                <text:p>0.00799662889313724</text:p>
                <draw:g>
                  <svg:desc>furtherPlots.H2:furtherPlots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5829605484779">
                <text:p>27.5829605484779</text:p>
              </table:table-cell>
              <table:table-cell office:value-type="float" office:value="0.0105930945819086">
                <text:p>0.0105930945819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0063185351168">
                <text:p>29.0063185351168</text:p>
              </table:table-cell>
              <table:table-cell office:value-type="float" office:value="0.0147925586362724">
                <text:p>0.0147925586362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2990758725096">
                <text:p>23.2990758725096</text:p>
              </table:table-cell>
              <table:table-cell office:value-type="float" office:value="0.020707193527547">
                <text:p>0.020707193527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5850431962956">
                <text:p>28.5850431962956</text:p>
              </table:table-cell>
              <table:table-cell office:value-type="float" office:value="0.0311610839990961">
                <text:p>0.0311610839990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0708659333125">
                <text:p>28.0708659333125</text:p>
              </table:table-cell>
              <table:table-cell office:value-type="float" office:value="0.00696072466323392">
                <text:p>0.00696072466323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3503305993852">
                <text:p>25.3503305993852</text:p>
              </table:table-cell>
              <table:table-cell office:value-type="float" office:value="0.00878127205055508">
                <text:p>0.00878127205055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4200754129084">
                <text:p>27.4200754129084</text:p>
              </table:table-cell>
              <table:table-cell office:value-type="float" office:value="0.0124257886061021">
                <text:p>0.0124257886061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1638764075932">
                <text:p>20.1638764075932</text:p>
              </table:table-cell>
              <table:table-cell office:value-type="float" office:value="0.0182709434140626">
                <text:p>0.0182709434140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3316459914516">
                <text:p>24.3316459914516</text:p>
              </table:table-cell>
              <table:table-cell office:value-type="float" office:value="0.0253028253897926">
                <text:p>0.025302825389792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P2vHB.A12:P2vHB.B16" svg:x="0.32cm" svg:y="0.18cm" svg:width="11.264cm" svg:height="8.64cm">
          <chartooo:coordinate-region svg:x="2.053cm" svg:y="0.379cm" svg:width="8.7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2vHB.B12:P2vHB.B16" chart:class="chart:scatter">
            <chart:domain table:cell-range-address="P2vHB.A12:P2vHB.A16"/>
            <chart:regression-curve chart:style-name="ch7">
              <chart:equation chart:display-equation="fals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1262220576419">
                <text:p>4.91262220576419</text:p>
                <draw:g>
                  <svg:desc>P2vHB.A12:P2vHB.A16</svg:desc>
                </draw:g>
              </table:table-cell>
              <table:table-cell office:value-type="float" office:value="14.1399831532519">
                <text:p>14.1399831532519</text:p>
                <draw:g>
                  <svg:desc>P2vHB.B12:P2vHB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0090062622145">
                <text:p>3.60090062622145</text:p>
              </table:table-cell>
              <table:table-cell office:value-type="float" office:value="10.5548040569269">
                <text:p>10.5548040569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3937531695089">
                <text:p>2.23937531695089</text:p>
              </table:table-cell>
              <table:table-cell office:value-type="float" office:value="6.67353630334885">
                <text:p>6.67353630334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911982049137">
                <text:p>1.33911982049137</text:p>
              </table:table-cell>
              <table:table-cell office:value-type="float" office:value="3.95008774695853">
                <text:p>3.95008774695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2080012438285">
                <text:p>0.932080012438285</text:p>
              </table:table-cell>
              <table:table-cell office:value-type="float" office:value="2.94158898003852">
                <text:p>2.941588980038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P1vHB.A12:P1vHB.B16" svg:x="0.32cm" svg:y="0.18cm" svg:width="11.264cm" svg:height="8.64cm">
          <chartooo:coordinate-region svg:x="2.053cm" svg:y="0.379cm" svg:width="8.7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1vHB.B12:P1vHB.B16" chart:class="chart:scatter">
            <chart:domain table:cell-range-address="P1vHB.A12:P1vHB.A16"/>
            <chart:regression-curve chart:style-name="ch7">
              <chart:equation chart:display-equation="fals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2494280735543">
                <text:p>17.2494280735543</text:p>
                <draw:g>
                  <svg:desc>P1vHB.A12:P1vHB.A16</svg:desc>
                </draw:g>
              </table:table-cell>
              <table:table-cell office:value-type="float" office:value="14.1399831532519">
                <text:p>14.1399831532519</text:p>
                <draw:g>
                  <svg:desc>P1vHB.B12:P1vHB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449102669287">
                <text:p>12.6449102669287</text:p>
              </table:table-cell>
              <table:table-cell office:value-type="float" office:value="10.5548040569269">
                <text:p>10.5548040569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2481637911929">
                <text:p>8.12481637911929</text:p>
              </table:table-cell>
              <table:table-cell office:value-type="float" office:value="6.67353630334885">
                <text:p>6.67353630334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6782746401164">
                <text:p>4.96782746401164</text:p>
              </table:table-cell>
              <table:table-cell office:value-type="float" office:value="3.95008774695853">
                <text:p>3.95008774695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0694103923765">
                <text:p>3.60694103923765</text:p>
              </table:table-cell>
              <table:table-cell office:value-type="float" office:value="2.94158898003852">
                <text:p>2.94158898003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vP2.A2:SvP2.B16" svg:x="0.32cm" svg:y="0.18cm" svg:width="11.264cm" svg:height="8.64cm">
          <chartooo:coordinate-region svg:x="2.053cm" svg:y="0.379cm" svg:width="8.7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vP2.B2:SvP2.B16" chart:class="chart:scatter">
            <chart:domain table:cell-range-address="SvP2.A2:SvP2.A16"/>
            <chart:regression-curve chart:style-name="ch7">
              <chart:equation chart:display-equation="false" chart:display-r-square="true"/>
            </chart:regression-curve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1457594567">
                <text:p>15.1457594567</text:p>
                <draw:g>
                  <svg:desc>SvP2.A2:SvP2.A16</svg:desc>
                </draw:g>
              </table:table-cell>
              <table:table-cell office:value-type="float" office:value="3.31251738951958">
                <text:p>3.31251738951958</text:p>
                <draw:g>
                  <svg:desc>SvP2.B2:SvP2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4043170145759">
                <text:p>11.4043170145759</text:p>
              </table:table-cell>
              <table:table-cell office:value-type="float" office:value="2.19645792535647">
                <text:p>2.19645792535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68202881544123">
                <text:p>8.68202881544123</text:p>
              </table:table-cell>
              <table:table-cell office:value-type="float" office:value="1.53757155924775">
                <text:p>1.53757155924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3286230903471">
                <text:p>6.43286230903471</text:p>
              </table:table-cell>
              <table:table-cell office:value-type="float" office:value="0.970695409709586">
                <text:p>0.970695409709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7837700260824">
                <text:p>4.57837700260824</text:p>
              </table:table-cell>
              <table:table-cell office:value-type="float" office:value="0.592736141371161">
                <text:p>0.592736141371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008431320017">
                <text:p>20.008431320017</text:p>
              </table:table-cell>
              <table:table-cell office:value-type="float" office:value="4.70904671366553">
                <text:p>4.70904671366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041793087787">
                <text:p>15.1041793087787</text:p>
              </table:table-cell>
              <table:table-cell office:value-type="float" office:value="3.17632696917413">
                <text:p>3.17632696917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162491651491">
                <text:p>10.8162491651491</text:p>
              </table:table-cell>
              <table:table-cell office:value-type="float" office:value="2.01941328269978">
                <text:p>2.019413282699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267834381878">
                <text:p>7.7267834381878</text:p>
              </table:table-cell>
              <table:table-cell office:value-type="float" office:value="1.20685625256712">
                <text:p>1.20685625256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3460956636301">
                <text:p>5.13460956636301</text:p>
              </table:table-cell>
              <table:table-cell office:value-type="float" office:value="0.719214180707611">
                <text:p>0.719214180707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86112472615">
                <text:p>22.986112472615</text:p>
              </table:table-cell>
              <table:table-cell office:value-type="float" office:value="4.91262220576419">
                <text:p>4.91262220576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2205948157461">
                <text:p>18.2205948157461</text:p>
              </table:table-cell>
              <table:table-cell office:value-type="float" office:value="3.60090062622145">
                <text:p>3.60090062622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876446322403">
                <text:p>12.876446322403</text:p>
              </table:table-cell>
              <table:table-cell office:value-type="float" office:value="2.23937531695089">
                <text:p>2.239375316950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75707380697448">
                <text:p>8.75707380697448</text:p>
              </table:table-cell>
              <table:table-cell office:value-type="float" office:value="1.33911982049137">
                <text:p>1.33911982049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32340450266656">
                <text:p>6.32340450266656</text:p>
              </table:table-cell>
              <table:table-cell office:value-type="float" office:value="0.932080012438285">
                <text:p>0.9320800124382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vHB.A12:SvHB.B16" svg:x="0.32cm" svg:y="0.18cm" svg:width="11.264cm" svg:height="8.64cm">
          <chartooo:coordinate-region svg:x="2.053cm" svg:y="0.379cm" svg:width="8.7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vHB.B12:SvHB.B16" chart:class="chart:scatter">
            <chart:domain table:cell-range-address="SvHB.A12:SvHB.A16"/>
            <chart:regression-curve chart:style-name="ch7">
              <chart:equation chart:display-equation="fals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986112472615">
                <text:p>22.986112472615</text:p>
                <draw:g>
                  <svg:desc>SvHB.A12:SvHB.A16</svg:desc>
                </draw:g>
              </table:table-cell>
              <table:table-cell office:value-type="float" office:value="14.1399831532519">
                <text:p>14.1399831532519</text:p>
                <draw:g>
                  <svg:desc>SvHB.B12:SvHB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2205948157461">
                <text:p>18.2205948157461</text:p>
              </table:table-cell>
              <table:table-cell office:value-type="float" office:value="10.5548040569269">
                <text:p>10.5548040569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76446322403">
                <text:p>12.876446322403</text:p>
              </table:table-cell>
              <table:table-cell office:value-type="float" office:value="6.67353630334885">
                <text:p>6.67353630334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5707380697448">
                <text:p>8.75707380697448</text:p>
              </table:table-cell>
              <table:table-cell office:value-type="float" office:value="3.95008774695853">
                <text:p>3.95008774695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2340450266656">
                <text:p>6.32340450266656</text:p>
              </table:table-cell>
              <table:table-cell office:value-type="float" office:value="2.94158898003852">
                <text:p>2.941588980038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vODNP.A42:SvODNP.B46" svg:x="0.32cm" svg:y="0.18cm" svg:width="11.264cm" svg:height="8.64cm">
          <chartooo:coordinate-region svg:x="2.053cm" svg:y="0.379cm" svg:width="8.7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vODNP.B42:SvODNP.B46" chart:class="chart:scatter">
            <chart:domain table:cell-range-address="SvODNP.A42:SvODNP.A46"/>
            <chart:regression-curve chart:style-name="ch7">
              <chart:equation chart:display-equation="fals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986112472615">
                <text:p>22.986112472615</text:p>
                <draw:g>
                  <svg:desc>SvODNP.A42:SvODNP.A46</svg:desc>
                </draw:g>
              </table:table-cell>
              <table:table-cell office:value-type="float" office:value="28.0708659333125">
                <text:p>28.0708659333125</text:p>
                <draw:g>
                  <svg:desc>SvODNP.B42:SvODNP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2205948157461">
                <text:p>18.2205948157461</text:p>
              </table:table-cell>
              <table:table-cell office:value-type="float" office:value="25.3503305993852">
                <text:p>25.3503305993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76446322403">
                <text:p>12.876446322403</text:p>
              </table:table-cell>
              <table:table-cell office:value-type="float" office:value="27.4200754129084">
                <text:p>27.4200754129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5707380697448">
                <text:p>8.75707380697448</text:p>
              </table:table-cell>
              <table:table-cell office:value-type="float" office:value="20.1638764075932">
                <text:p>20.1638764075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2340450266656">
                <text:p>6.32340450266656</text:p>
              </table:table-cell>
              <table:table-cell office:value-type="float" office:value="24.3316459914516">
                <text:p>24.33164599145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P1vODNP.A42:P1vODNP.B46" svg:x="0.32cm" svg:y="0.18cm" svg:width="11.264cm" svg:height="8.64cm">
          <chartooo:coordinate-region svg:x="2.053cm" svg:y="0.379cm" svg:width="8.7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1vODNP.B42:P1vODNP.B46" chart:class="chart:scatter">
            <chart:domain table:cell-range-address="P1vODNP.A42:P1vODNP.A46"/>
            <chart:regression-curve chart:style-name="ch7">
              <chart:equation chart:display-equation="false" chart:display-r-square="true" svg:x="4.984cm" svg:y="3.641cm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2494280735543">
                <text:p>17.2494280735543</text:p>
                <draw:g>
                  <svg:desc>P1vODNP.A42:P1vODNP.A46</svg:desc>
                </draw:g>
              </table:table-cell>
              <table:table-cell office:value-type="float" office:value="28.0708659333125">
                <text:p>28.0708659333125</text:p>
                <draw:g>
                  <svg:desc>P1vODNP.B42:P1vODNP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449102669287">
                <text:p>12.6449102669287</text:p>
              </table:table-cell>
              <table:table-cell office:value-type="float" office:value="25.3503305993852">
                <text:p>25.3503305993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2481637911929">
                <text:p>8.12481637911929</text:p>
              </table:table-cell>
              <table:table-cell office:value-type="float" office:value="27.4200754129084">
                <text:p>27.4200754129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6782746401164">
                <text:p>4.96782746401164</text:p>
              </table:table-cell>
              <table:table-cell office:value-type="float" office:value="20.1638764075932">
                <text:p>20.1638764075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0694103923765">
                <text:p>3.60694103923765</text:p>
              </table:table-cell>
              <table:table-cell office:value-type="float" office:value="24.3316459914516">
                <text:p>24.33164599145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P2vODNP.A55:P2vODNP.B59" svg:x="0.32cm" svg:y="0.18cm" svg:width="11.264cm" svg:height="8.64cm">
          <chartooo:coordinate-region svg:x="2.053cm" svg:y="0.379cm" svg:width="8.7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2vODNP.B55:P2vODNP.B59" chart:class="chart:scatter">
            <chart:domain table:cell-range-address="P2vODNP.A55:P2vODNP.A59"/>
            <chart:regression-curve chart:style-name="ch7">
              <chart:equation chart:display-equation="fals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1262220576419">
                <text:p>4.91262220576419</text:p>
                <draw:g>
                  <svg:desc>P2vODNP.A55:P2vODNP.A59</svg:desc>
                </draw:g>
              </table:table-cell>
              <table:table-cell office:value-type="float" office:value="28.0708659333125">
                <text:p>28.0708659333125</text:p>
                <draw:g>
                  <svg:desc>P2vODNP.B55:P2vODNP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0090062622145">
                <text:p>3.60090062622145</text:p>
              </table:table-cell>
              <table:table-cell office:value-type="float" office:value="25.3503305993852">
                <text:p>25.3503305993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3937531695089">
                <text:p>2.23937531695089</text:p>
              </table:table-cell>
              <table:table-cell office:value-type="float" office:value="27.4200754129084">
                <text:p>27.4200754129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911982049137">
                <text:p>1.33911982049137</text:p>
              </table:table-cell>
              <table:table-cell office:value-type="float" office:value="20.1638764075932">
                <text:p>20.1638764075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2080012438285">
                <text:p>0.932080012438285</text:p>
              </table:table-cell>
              <table:table-cell office:value-type="float" office:value="24.3316459914516">
                <text:p>24.33164599145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